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15.39pt"/>
    </style:style>
    <style:style style:name="co22" style:family="table-column">
      <style:table-column-properties fo:break-before="auto" style:column-width="84.1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16.24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52.44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75.66pt"/>
    </style:style>
    <style:style style:name="co18" style:family="table-column">
      <style:table-column-properties fo:break-before="auto" style:column-width="42.46pt"/>
    </style:style>
    <style:style style:name="co19" style:family="table-column">
      <style:table-column-properties fo:break-before="auto" style:column-width="71.01pt"/>
    </style:style>
    <style:style style:name="co20" style:family="table-column">
      <style:table-column-properties fo:break-before="auto" style:column-width="81.81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79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81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98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0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03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08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0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1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13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15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16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21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cccccc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88" style:family="table-cell" style:parent-style-name="Default" style:data-style-name="N10030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06" style:family="table-cell" style:parent-style-name="Default" style:data-style-name="N40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20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47" style:family="table-cell" style:parent-style-name="Default" style:data-style-name="N40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34" style:family="table-cell" style:parent-style-name="Default" style:data-style-name="N12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2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2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23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2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2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3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56" style:family="table-cell" style:parent-style-name="Default" style:data-style-name="N123">
      <style:table-cell-properties fo:background-color="#000000"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000000"/>
    </style:style>
    <style:style style:name="ce232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34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35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36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37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3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39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4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4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43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44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color="#000000" draw:fill="none" draw:fill-color="#ffffff" draw:textarea-vertical-align="middle" fo:min-height="23.3pt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5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00H02M00S"/>
            <text:p>v1.0.4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OR           ([.D14]&gt;[.D13])           OR 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2" draw:text-style-name="P6" svg:width="23.13pt" svg:height="23.3pt" svg:x="539.35pt" svg:y="190.86pt">
            <draw:text-box>
              <text:p text:style-name="P5"><text:span text:style-name="T3">Σ</text:span></text:p>
            </draw:text-box>
          </draw:frame>
          <draw:frame draw:z-index="1" draw:style-name="gr2" draw:text-style-name="P6" svg:width="23.13pt" svg:height="23.3pt" svg:x="539.83pt" svg:y="250.33pt">
            <draw:text-box>
              <text:p text:style-name="P5"><text:span text:style-name="T3">Σ</text:span></text:p>
            </draw:text-box>
          </draw:frame>
        </table:shapes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0" table:default-cell-style-name="ce51"/>
        <table:table-column table:style-name="co1" table:default-cell-style-name="ce51"/>
        <table:table-column table:style-name="co12" table:default-cell-style-name="ce51"/>
        <table:table-column table:style-name="co1" table:number-columns-repeated="53" table:default-cell-style-name="ce51"/>
        <table:table-row table:style-name="ro3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4" table:number-columns-repeated="3"/>
          <table:table-cell table:number-columns-repeated="60"/>
        </table:table-row>
        <table:table-row table:style-name="ro3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19-01-01" calcext:value-type="date">
            <text:p>1. Jan. 2019</text:p>
          </table:table-cell>
          <table:table-cell table:style-name="ce4"/>
          <table:table-cell/>
          <table:table-cell table:style-name="ce23" office:value-type="string" calcext:value-type="string">
            <text:p>Day</text:p>
          </table:table-cell>
          <table:table-cell table:style-name="ce26" office:value-type="string" calcext:value-type="string">
            <text:p># trades</text:p>
          </table:table-cell>
          <table:table-cell table:style-name="ce26" office:value-type="string" calcext:value-type="string">
            <text:p># winning</text:p>
          </table:table-cell>
          <table:table-cell table:style-name="ce37" office:value-type="string" calcext:value-type="string">
            <text:p>% winning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0000" calcext:value-type="float">
            <text:p>10,000.00</text:p>
          </table:table-cell>
          <table:table-cell table:style-name="ce4"/>
          <table:table-cell/>
          <table:table-cell table:style-name="ce24" office:value-type="string" calcext:value-type="string">
            <text:p>Monday</text:p>
          </table:table-cell>
          <table:table-cell table:style-name="ce27" table:formula="of:=COUNTIF([$Log.C3:$Log.C500];MONDAY)" office:value-type="float" office:value="0" calcext:value-type="float">
            <text:p>0</text:p>
          </table:table-cell>
          <table:table-cell table:style-name="ce33" table:formula="of:=DCOUNT([$Log.A2:$Log.W502];[$Log.A2];[$Misc.D1:$Misc.E2])" office:value-type="float" office:value="0" calcext:value-type="float">
            <text:p>0</text:p>
          </table:table-cell>
          <table:table-cell table:style-name="ce35" table:formula="of:=IF([.G3]=0; 0; [.H3]/[.G3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15" office:value-type="percentage" office:value="0.006" calcext:value-type="percentage">
            <text:p>0.60%</text:p>
          </table:table-cell>
          <table:table-cell table:style-name="ce4"/>
          <table:table-cell/>
          <table:table-cell table:style-name="ce24" office:value-type="string" calcext:value-type="string">
            <text:p>Tuesday</text:p>
          </table:table-cell>
          <table:table-cell table:style-name="ce27" table:formula="of:=COUNTIF([$Log.C3:$Log.C500];TUESDAY)" office:value-type="float" office:value="0" calcext:value-type="float">
            <text:p>0</text:p>
          </table:table-cell>
          <table:table-cell table:style-name="ce33" table:formula="of:=DCOUNT([$Log.A2:$Log.W502];[$Log.A2];[$Misc.D3:$Misc.E4])" office:value-type="float" office:value="0" calcext:value-type="float">
            <text:p>0</text:p>
          </table:table-cell>
          <table:table-cell table:style-name="ce35" table:formula="of:=IF([.G4]=0; 0; [.H4]/[.G4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16" table:formula="of:=[.C3]*[.C4]" office:value-type="float" office:value="60" calcext:value-type="float">
            <text:p>60.00</text:p>
          </table:table-cell>
          <table:table-cell table:style-name="ce4"/>
          <table:table-cell/>
          <table:table-cell table:style-name="ce24" office:value-type="string" calcext:value-type="string">
            <text:p>Wednesday</text:p>
          </table:table-cell>
          <table:table-cell table:style-name="ce27" table:formula="of:=COUNTIF([$Log.C3:$Log.C500];WEDNESDAY)" office:value-type="float" office:value="0" calcext:value-type="float">
            <text:p>0</text:p>
          </table:table-cell>
          <table:table-cell table:style-name="ce33" table:formula="of:=DCOUNT([$Log.A2:$Log.W502];[$Log.A2];[$Misc.D5:$Misc.E6])" office:value-type="float" office:value="0" calcext:value-type="float">
            <text:p>0</text:p>
          </table:table-cell>
          <table:table-cell table:style-name="ce35" table:formula="of:=IF([.G5]=0; 0; [.H5]/[.G5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4"/>
          <table:table-cell/>
          <table:table-cell table:style-name="ce24" office:value-type="string" calcext:value-type="string">
            <text:p>Thursday</text:p>
          </table:table-cell>
          <table:table-cell table:style-name="ce27" table:formula="of:=COUNTIF([$Log.C3:$Log.C500];THURSDAY)" office:value-type="float" office:value="0" calcext:value-type="float">
            <text:p>0</text:p>
          </table:table-cell>
          <table:table-cell table:style-name="ce33" table:formula="of:=DCOUNT([$Log.A2:$Log.W502];[$Log.A2];[$Misc.D7:$Misc.E8])" office:value-type="float" office:value="0" calcext:value-type="float">
            <text:p>0</text:p>
          </table:table-cell>
          <table:table-cell table:style-name="ce35" table:formula="of:=IF([.G6]=0; 0; [.H6]/[.G6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covered-table-cell table:style-name="ce63"/>
          <table:table-cell table:style-name="ce4" table:number-columns-repeated="3"/>
          <table:table-cell/>
          <table:table-cell table:style-name="ce25" office:value-type="string" calcext:value-type="string">
            <text:p>Friday</text:p>
          </table:table-cell>
          <table:table-cell table:style-name="ce28" table:formula="of:=COUNTIF([$Log.C3:$Log.C500];FRIDAY)" office:value-type="float" office:value="0" calcext:value-type="float">
            <text:p>0</text:p>
          </table:table-cell>
          <table:table-cell table:style-name="ce28" table:formula="of:=DCOUNT([$Log.A2:$Log.W502];[$Log.A2];[$Misc.D9:$Misc.E10])" office:value-type="float" office:value="0" calcext:value-type="float">
            <text:p>0</text:p>
          </table:table-cell>
          <table:table-cell table:style-name="ce36" table:formula="of:=IF([.G7]=0; 0; [.H7]/[.G7])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9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5" office:value-type="string" calcext:value-type="string">
            <text:p>Number of trades</text:p>
          </table:table-cell>
          <table:table-cell table:style-name="ce30" table:formula="of:=COUNT([$Log.J3:$Log.J502])" office:value-type="float" office:value="0" calcext:value-type="float">
            <text:p>0</text:p>
          </table:table-cell>
          <table:table-cell table:style-name="ce34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3:$Log.E502]; MATCH(0; COUNTIF([.K$9:.$K9]; [$Log.E3:$Log.E502]); 0))" office:value-type="float" office:value="0" calcext:value-type="float">
            <text:p>0</text:p>
          </table:table-cell>
          <table:table-cell table:style-name="ce31" table:formula="of:=COUNTIFS([Log.$E$3:.$E$502]; [.K10]; [Log.$S$3:.$S$502]; &quot;=Win&quot;)" office:value-type="float" office:value="0" calcext:value-type="float">
            <text:p>0</text:p>
          </table:table-cell>
          <table:table-cell table:style-name="ce31" table:formula="of:=COUNTIFS([Log.$E$3:.$E$502]; [.K10]; [Log.$S$3:.$S$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6" office:value-type="string" calcext:value-type="string">
            <text:p>Long trades</text:p>
          </table:table-cell>
          <table:table-cell table:style-name="ce31" table:formula="of:=COUNTIF([$Log.G3:$Log.G502]; &quot;Long&quot;)" office:value-type="float" office:value="0" calcext:value-type="float">
            <text:p>0</text:p>
          </table:table-cell>
          <table:table-cell table:style-name="ce35" table:formula="of:=[.G11]/[.G10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4:$Log.E503]; MATCH(0; COUNTIF([.K$9:.$K10]; [$Log.E4:$Log.E503]); 0))" office:value-type="string" office:string-value="" calcext:value-type="error">
            <text:p>#N/A</text:p>
          </table:table-cell>
          <table:table-cell table:style-name="ce31" table:formula="of:=COUNTIFS([Log.$E$3:.$E$502]; [.K11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1]; [Log.$S$3:.$S$502]; &quot;=Loss&quot;)" office:value-type="string" office:string-value="" calcext:value-type="error">
            <text:p>#N/A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12" office:value-type="string" calcext:value-type="string">
            <text:p>Short trades</text:p>
          </table:table-cell>
          <table:table-cell table:style-name="ce32" table:formula="of:=COUNTIF([$Log.G3:$Log.G502]; &quot;Short&quot;)" office:value-type="float" office:value="0" calcext:value-type="float">
            <text:p>0</text:p>
          </table:table-cell>
          <table:table-cell table:style-name="ce36" table:formula="of:=[.G12]/[.G10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5:$Log.E504]; MATCH(0; COUNTIF([.K$9:.$K11]; [$Log.E5:$Log.E504]); 0)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number-columns-repeated="2"/>
          <table:table-cell table:number-columns-repeated="7"/>
          <table:table-cell table:style-name="ce24" table:formula="of:=INDEX([$Log.E6:$Log.E505]; MATCH(0; COUNTIF([.K$9:.$K12]; [$Log.E6:$Log.E505]); 0)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5" office:value-type="string" calcext:value-type="string">
            <text:p>Winning trades</text:p>
          </table:table-cell>
          <table:table-cell table:style-name="ce30" table:formula="of:=COUNTIF([$Log.S3:$Log.S502];&quot;Win&quot;)" office:value-type="float" office:value="0" calcext:value-type="float">
            <text:p>0</text:p>
          </table:table-cell>
          <table:table-cell table:style-name="ce34" table:formula="of:=[.G14]/[.G10]" office:value-type="string" office:string-value="" calcext:value-type="error">
            <text:p>#DIV/0!</text:p>
          </table:table-cell>
          <table:table-cell table:style-name="ce38" table:formula="of:=SUMIF([$Log.S3:$Log.S502];&quot;Win&quot;;[$Log.R3:$Log.R502])" office:value-type="float" office:value="0" calcext:value-type="float">
            <text:p>0</text:p>
          </table:table-cell>
          <table:table-cell/>
          <table:table-cell table:style-name="ce24" table:formula="of:=INDEX([$Log.E7:$Log.E506]; MATCH(0; COUNTIF([.K$9:.$K13]; [$Log.E7:$Log.E506]); 0)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6" office:value-type="string" calcext:value-type="string">
            <text:p>Winning longs</text:p>
          </table:table-cell>
          <table:table-cell table:style-name="ce31" table:formula="of:=DCOUNTA([$Log.A2:$Log.W502]; [$Log.G2]; [$Misc.A2:$Misc.B3])" office:value-type="float" office:value="0" calcext:value-type="float">
            <text:p>0</text:p>
          </table:table-cell>
          <table:table-cell table:style-name="ce35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8:$Log.E507]; MATCH(0; COUNTIF([.K$9:.$K14]; [$Log.E8:$Log.E507]); 0)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50"/>
        </table:table-row>
        <table:table-row table:style-name="ro3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table:formula="of:=[.C14]/[.C3]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2" office:value-type="string" calcext:value-type="string">
            <text:p>Winning shorts</text:p>
          </table:table-cell>
          <table:table-cell table:style-name="ce32" table:formula="of:=DCOUNTA([$Log.A2:$Log.W502]; [$Log.G2]; [$Misc.A6:$Misc.B7])" office:value-type="float" office:value="0" calcext:value-type="float">
            <text:p>0</text:p>
          </table:table-cell>
          <table:table-cell table:style-name="ce36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9:$Log.E508]; MATCH(0; COUNTIF([.K$9:.$K15]; [$Log.E9:$Log.E508]); 0)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50"/>
        </table:table-row>
        <table:table-row table:style-name="ro3">
          <table:table-cell/>
          <table:covered-table-cell table:style-name="ce11"/>
          <table:covered-table-cell table:style-name="ce20"/>
          <table:table-cell table:number-columns-repeated="7"/>
          <table:table-cell table:style-name="ce24" table:formula="of:=INDEX([$Log.E10:$Log.E509]; MATCH(0; COUNTIF([.K$9:.$K16]; [$Log.E10:$Log.E509]); 0)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30" table:formula="of:=COUNTIF([$Log.S3:$Log.S502]; &quot;Loss&quot;)" office:value-type="float" office:value="0" calcext:value-type="float">
            <text:p>0</text:p>
          </table:table-cell>
          <table:table-cell table:style-name="ce34" table:formula="of:=[.G18]/[.G10]" office:value-type="string" office:string-value="" calcext:value-type="error">
            <text:p>#DIV/0!</text:p>
          </table:table-cell>
          <table:table-cell table:style-name="ce38" table:formula="of:=SUMIF([$Log.S7:$Log.S506];&quot;Loss&quot;;[$Log.R7:$Log.R506])" office:value-type="float" office:value="0" calcext:value-type="float">
            <text:p>0</text:p>
          </table:table-cell>
          <table:table-cell/>
          <table:table-cell table:style-name="ce24" table:formula="of:=INDEX([$Log.E11:$Log.E510]; MATCH(0; COUNTIF([.K$9:.$K17]; [$Log.E11:$Log.E510]); 0)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6" office:value-type="string" calcext:value-type="string">
            <text:p>Losing longs</text:p>
          </table:table-cell>
          <table:table-cell table:style-name="ce31" table:formula="of:=DCOUNTA([$Log.A2:$Log.W502]; [$Log.G2]; [$Misc.A4:$Misc.B5])" office:value-type="float" office:value="0" calcext:value-type="float">
            <text:p>0</text:p>
          </table:table-cell>
          <table:table-cell table:style-name="ce35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12:$Log.E511]; MATCH(0; COUNTIF([.K$9:.$K18]; [$Log.E12:$Log.E511]); 0)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50"/>
        </table:table-row>
        <table:table-row table:style-name="ro3">
          <table:table-cell table:number-columns-repeated="5"/>
          <table:table-cell table:style-name="ce12" office:value-type="string" calcext:value-type="string">
            <text:p>Losing shorts</text:p>
          </table:table-cell>
          <table:table-cell table:style-name="ce32" table:formula="of:=DCOUNTA([$Log.A2:$Log.W502]; [$Log.G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3">
          <table:table-cell/>
          <table:table-cell table:style-name="ce5" office:value-type="string" calcext:value-type="string">
            <text:p>Average R ratio</text:p>
          </table:table-cell>
          <table:table-cell table:style-name="ce21" table:formula="of:=AVERAGE([$Log.Q3:$Log.Q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3">
          <table:table-cell/>
          <table:table-cell table:style-name="ce12" office:value-type="string" calcext:value-type="string">
            <text:p>Sharpe ratio</text:p>
          </table:table-cell>
          <table:table-cell table:style-name="ce22" table:formula="of:=([.I14]/[.G14])/(ABS([.I18])/[.G18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3" table:default-cell-style-name="ce185"/>
        <table:table-column table:style-name="co1" table:default-cell-style-name="ce188"/>
        <table:table-column table:style-name="co14" table:default-cell-style-name="ce214"/>
        <table:table-column table:style-name="co15" table:default-cell-style-name="ce190"/>
        <table:table-column table:style-name="co16" table:default-cell-style-name="ce190"/>
        <table:table-column table:style-name="co1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default-cell-style-name="ce190"/>
        <table:table-column table:style-name="co1" table:default-cell-style-name="ce115"/>
        <table:table-column table:style-name="co1" table:default-cell-style-name="ce201"/>
        <table:table-column table:style-name="co17" table:default-cell-style-name="ce123"/>
        <table:table-column table:style-name="co1" table:number-columns-repeated="2" table:default-cell-style-name="ce190"/>
        <table:table-column table:style-name="co1" table:default-cell-style-name="ce115"/>
        <table:table-column table:style-name="co1" table:default-cell-style-name="ce107"/>
        <table:table-column table:style-name="co18" table:default-cell-style-name="ce136"/>
        <table:table-column table:style-name="co1" table:default-cell-style-name="ce152"/>
        <table:table-column table:style-name="co19" table:default-cell-style-name="ce214"/>
        <table:table-column table:style-name="co20" table:default-cell-style-name="ce214"/>
        <table:table-column table:style-name="co23" table:default-cell-style-name="ce109"/>
        <table:table-column table:style-name="co12" table:default-cell-style-name="ce190"/>
        <table:table-column table:style-name="co24" table:default-cell-style-name="ce201"/>
        <table:table-column table:style-name="co1" table:number-columns-repeated="41" table:default-cell-style-name="Default"/>
        <table:table-row table:style-name="ro5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style-name="ce92"/>
          <table:covered-table-cell table:number-columns-repeated="3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112"/>
          <table:covered-table-cell table:style-name="ce199"/>
          <table:table-cell table:style-name="ce121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28"/>
          <table:covered-table-cell table:style-name="ce105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41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3" draw:text-style-name="P4" svg:width="82.18pt" svg:height="95.27pt" svg:x="314.7pt" svg:y="11.08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13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5" draw:text-style-name="P4" svg:width="82.18pt" svg:height="28.09pt" svg:x="1281.94pt" svg:y="11.08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BS([.K3]-[.J3])*[.I3]" office:value-type="float" office:value="0" calcext:value-type="float">
            <text:p>0</text:p>
          </table:table-cell>
          <table:table-cell table:number-columns-repeated="4"/>
          <table:table-cell table:formula="of:=IF(OR([.L3]=0; ISBLANK([.O3]));&quot;&quot;;[.R3]/[.L3])">
            <text:p/>
          </table:table-cell>
          <table:table-cell table:formula="of:=IF(OR(ISBLANK([.O3]); ISBLANK([.N3])); &quot;&quot;; IF([.G3]=&quot;Long&quot;; [.I3]*([.O3]-[.J3]); IF([.G3]=&quot;Short&quot;; [.I3]*([.J3]-[.O3]); &quot;&quot;)))">
            <text:p/>
          </table:table-cell>
          <table:table-cell table:formula="of:=IF(ISNUMBER([.R3]); IF([.R3]&gt;0; &quot;Win&quot;; &quot;Loss&quot;); &quot;&quot;)">
            <text:p/>
          </table:table-cell>
          <table:table-cell table:formula="of:=IF([.P3]=&quot;&quot;; &quot;&quot;; CONCATENATE(ROUND(([.P3]-[.H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OR([.L4]=0; ISBLANK([.O4]));&quot;&quot;;[.R4]/[.L4])">
            <text:p/>
          </table:table-cell>
          <table:table-cell table:formula="of:=IF(OR(ISBLANK([.O4]); ISBLANK([.N4])); &quot;&quot;; IF([.G4]=&quot;Long&quot;; [.I4]*([.O4]-[.J4]); IF([.G4]=&quot;Short&quot;; [.I4]*([.J4]-[.O4]); &quot;&quot;)))">
            <text:p/>
          </table:table-cell>
          <table:table-cell table:formula="of:=IF(ISNUMBER([.R4]); IF([.R4]&gt;0; &quot;Win&quot;; &quot;Loss&quot;); &quot;&quot;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OR([.L5]=0; ISBLANK([.O5]));&quot;&quot;;[.R5]/[.L5])">
            <text:p/>
          </table:table-cell>
          <table:table-cell table:formula="of:=IF(OR(ISBLANK([.O5]); ISBLANK([.N5])); &quot;&quot;; IF([.G5]=&quot;Long&quot;; [.I5]*([.O5]-[.J5]); IF([.G5]=&quot;Short&quot;; [.I5]*([.J5]-[.O5]); &quot;&quot;)))">
            <text:p/>
          </table:table-cell>
          <table:table-cell table:formula="of:=IF(ISNUMBER([.R5]); IF([.R5]&gt;0; &quot;Win&quot;; &quot;Loss&quot;); &quot;&quot;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OR([.L6]=0; ISBLANK([.O6]));&quot;&quot;;[.R6]/[.L6])">
            <text:p/>
          </table:table-cell>
          <table:table-cell table:formula="of:=IF(OR(ISBLANK([.O6]); ISBLANK([.N6])); &quot;&quot;; IF([.G6]=&quot;Long&quot;; [.I6]*([.O6]-[.J6]); IF([.G6]=&quot;Short&quot;; [.I6]*([.J6]-[.O6]); &quot;&quot;)))">
            <text:p/>
          </table:table-cell>
          <table:table-cell table:formula="of:=IF(ISNUMBER([.R6]); IF([.R6]&gt;0; &quot;Win&quot;; &quot;Loss&quot;); &quot;&quot;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OR([.L7]=0; ISBLANK([.O7]));&quot;&quot;;[.R7]/[.L7])">
            <text:p/>
          </table:table-cell>
          <table:table-cell table:formula="of:=IF(OR(ISBLANK([.O7]); ISBLANK([.N7])); &quot;&quot;; IF([.G7]=&quot;Long&quot;; [.I7]*([.O7]-[.J7]); IF([.G7]=&quot;Short&quot;; [.I7]*([.J7]-[.O7]); &quot;&quot;)))">
            <text:p/>
          </table:table-cell>
          <table:table-cell table:formula="of:=IF(ISNUMBER([.R7]); IF([.R7]&gt;0; &quot;Win&quot;; &quot;Loss&quot;); &quot;&quot;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OR([.L8]=0; ISBLANK([.O8]));&quot;&quot;;[.R8]/[.L8])">
            <text:p/>
          </table:table-cell>
          <table:table-cell table:formula="of:=IF(OR(ISBLANK([.O8]); ISBLANK([.N8])); &quot;&quot;; IF([.G8]=&quot;Long&quot;; [.I8]*([.O8]-[.J8]); IF([.G8]=&quot;Short&quot;; [.I8]*([.J8]-[.O8]); &quot;&quot;)))">
            <text:p/>
          </table:table-cell>
          <table:table-cell table:formula="of:=IF(ISNUMBER([.R8]); IF([.R8]&gt;0; &quot;Win&quot;; &quot;Loss&quot;); &quot;&quot;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OR([.L9]=0; ISBLANK([.O9]));&quot;&quot;;[.R9]/[.L9])">
            <text:p/>
          </table:table-cell>
          <table:table-cell table:formula="of:=IF(OR(ISBLANK([.O9]); ISBLANK([.N9])); &quot;&quot;; IF([.G9]=&quot;Long&quot;; [.I9]*([.O9]-[.J9]); IF([.G9]=&quot;Short&quot;; [.I9]*([.J9]-[.O9]); &quot;&quot;)))">
            <text:p/>
          </table:table-cell>
          <table:table-cell table:formula="of:=IF(ISNUMBER([.R9]); IF([.R9]&gt;0; &quot;Win&quot;; &quot;Loss&quot;); &quot;&quot;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OR([.L10]=0; ISBLANK([.O10]));&quot;&quot;;[.R10]/[.L10])">
            <text:p/>
          </table:table-cell>
          <table:table-cell table:formula="of:=IF(OR(ISBLANK([.O10]); ISBLANK([.N10])); &quot;&quot;; IF([.G10]=&quot;Long&quot;; [.I10]*([.O10]-[.J10]); IF([.G10]=&quot;Short&quot;; [.I10]*([.J10]-[.O10]); &quot;&quot;)))">
            <text:p/>
          </table:table-cell>
          <table:table-cell table:formula="of:=IF(ISNUMBER([.R10]); IF([.R10]&gt;0; &quot;Win&quot;; &quot;Loss&quot;); &quot;&quot;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OR([.L11]=0; ISBLANK([.O11]));&quot;&quot;;[.R11]/[.L11])">
            <text:p/>
          </table:table-cell>
          <table:table-cell table:formula="of:=IF(OR(ISBLANK([.O11]); ISBLANK([.N11])); &quot;&quot;; IF([.G11]=&quot;Long&quot;; [.I11]*([.O11]-[.J11]); IF([.G11]=&quot;Short&quot;; [.I11]*([.J11]-[.O11]); &quot;&quot;)))">
            <text:p/>
          </table:table-cell>
          <table:table-cell table:formula="of:=IF(ISNUMBER([.R11]); IF([.R11]&gt;0; &quot;Win&quot;; &quot;Loss&quot;); &quot;&quot;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OR([.L12]=0; ISBLANK([.O12]));&quot;&quot;;[.R12]/[.L12])">
            <text:p/>
          </table:table-cell>
          <table:table-cell table:formula="of:=IF(OR(ISBLANK([.O12]); ISBLANK([.N12])); &quot;&quot;; IF([.G12]=&quot;Long&quot;; [.I12]*([.O12]-[.J12]); IF([.G12]=&quot;Short&quot;; [.I12]*([.J12]-[.O12]); &quot;&quot;)))">
            <text:p/>
          </table:table-cell>
          <table:table-cell table:formula="of:=IF(ISNUMBER([.R12]); IF([.R12]&gt;0; &quot;Win&quot;; &quot;Loss&quot;); &quot;&quot;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OR([.L13]=0; ISBLANK([.O13]));&quot;&quot;;[.R13]/[.L13])">
            <text:p/>
          </table:table-cell>
          <table:table-cell table:formula="of:=IF(OR(ISBLANK([.O13]); ISBLANK([.N13])); &quot;&quot;; IF([.G13]=&quot;Long&quot;; [.I13]*([.O13]-[.J13]); IF([.G13]=&quot;Short&quot;; [.I13]*([.J13]-[.O13]); &quot;&quot;)))">
            <text:p/>
          </table:table-cell>
          <table:table-cell table:formula="of:=IF(ISNUMBER([.R13]); IF([.R13]&gt;0; &quot;Win&quot;; &quot;Loss&quot;); &quot;&quot;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OR([.L14]=0; ISBLANK([.O14]));&quot;&quot;;[.R14]/[.L14])">
            <text:p/>
          </table:table-cell>
          <table:table-cell table:formula="of:=IF(OR(ISBLANK([.O14]); ISBLANK([.N14])); &quot;&quot;; IF([.G14]=&quot;Long&quot;; [.I14]*([.O14]-[.J14]); IF([.G14]=&quot;Short&quot;; [.I14]*([.J14]-[.O14]); &quot;&quot;)))">
            <text:p/>
          </table:table-cell>
          <table:table-cell table:formula="of:=IF(ISNUMBER([.R14]); IF([.R14]&gt;0; &quot;Win&quot;; &quot;Loss&quot;); &quot;&quot;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OR([.L15]=0; ISBLANK([.O15]));&quot;&quot;;[.R15]/[.L15])">
            <text:p/>
          </table:table-cell>
          <table:table-cell table:formula="of:=IF(OR(ISBLANK([.O15]); ISBLANK([.N15])); &quot;&quot;; IF([.G15]=&quot;Long&quot;; [.I15]*([.O15]-[.J15]); IF([.G15]=&quot;Short&quot;; [.I15]*([.J15]-[.O15]); &quot;&quot;)))">
            <text:p/>
          </table:table-cell>
          <table:table-cell table:formula="of:=IF(ISNUMBER([.R15]); IF([.R15]&gt;0; &quot;Win&quot;; &quot;Loss&quot;); &quot;&quot;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OR([.L16]=0; ISBLANK([.O16]));&quot;&quot;;[.R16]/[.L16])">
            <text:p/>
          </table:table-cell>
          <table:table-cell table:formula="of:=IF(OR(ISBLANK([.O16]); ISBLANK([.N16])); &quot;&quot;; IF([.G16]=&quot;Long&quot;; [.I16]*([.O16]-[.J16]); IF([.G16]=&quot;Short&quot;; [.I16]*([.J16]-[.O16]); &quot;&quot;)))">
            <text:p/>
          </table:table-cell>
          <table:table-cell table:formula="of:=IF(ISNUMBER([.R16]); IF([.R16]&gt;0; &quot;Win&quot;; &quot;Loss&quot;); &quot;&quot;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OR([.L17]=0; ISBLANK([.O17]));&quot;&quot;;[.R17]/[.L17])">
            <text:p/>
          </table:table-cell>
          <table:table-cell table:formula="of:=IF(OR(ISBLANK([.O17]); ISBLANK([.N17])); &quot;&quot;; IF([.G17]=&quot;Long&quot;; [.I17]*([.O17]-[.J17]); IF([.G17]=&quot;Short&quot;; [.I17]*([.J17]-[.O17]); &quot;&quot;)))">
            <text:p/>
          </table:table-cell>
          <table:table-cell table:formula="of:=IF(ISNUMBER([.R17]); IF([.R17]&gt;0; &quot;Win&quot;; &quot;Loss&quot;); &quot;&quot;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OR([.L18]=0; ISBLANK([.O18]));&quot;&quot;;[.R18]/[.L18])">
            <text:p/>
          </table:table-cell>
          <table:table-cell table:formula="of:=IF(OR(ISBLANK([.O18]); ISBLANK([.N18])); &quot;&quot;; IF([.G18]=&quot;Long&quot;; [.I18]*([.O18]-[.J18]); IF([.G18]=&quot;Short&quot;; [.I18]*([.J18]-[.O18]); &quot;&quot;)))">
            <text:p/>
          </table:table-cell>
          <table:table-cell table:formula="of:=IF(ISNUMBER([.R18]); IF([.R18]&gt;0; &quot;Win&quot;; &quot;Loss&quot;); &quot;&quot;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OR([.L19]=0; ISBLANK([.O19]));&quot;&quot;;[.R19]/[.L19])">
            <text:p/>
          </table:table-cell>
          <table:table-cell table:formula="of:=IF(OR(ISBLANK([.O19]); ISBLANK([.N19])); &quot;&quot;; IF([.G19]=&quot;Long&quot;; [.I19]*([.O19]-[.J19]); IF([.G19]=&quot;Short&quot;; [.I19]*([.J19]-[.O19]); &quot;&quot;)))">
            <text:p/>
          </table:table-cell>
          <table:table-cell table:formula="of:=IF(ISNUMBER([.R19]); IF([.R19]&gt;0; &quot;Win&quot;; &quot;Loss&quot;); &quot;&quot;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OR([.L20]=0; ISBLANK([.O20]));&quot;&quot;;[.R20]/[.L20])">
            <text:p/>
          </table:table-cell>
          <table:table-cell table:formula="of:=IF(OR(ISBLANK([.O20]); ISBLANK([.N20])); &quot;&quot;; IF([.G20]=&quot;Long&quot;; [.I20]*([.O20]-[.J20]); IF([.G20]=&quot;Short&quot;; [.I20]*([.J20]-[.O20]); &quot;&quot;)))">
            <text:p/>
          </table:table-cell>
          <table:table-cell table:formula="of:=IF(ISNUMBER([.R20]); IF([.R20]&gt;0; &quot;Win&quot;; &quot;Loss&quot;); &quot;&quot;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OR([.L21]=0; ISBLANK([.O21]));&quot;&quot;;[.R21]/[.L21])">
            <text:p/>
          </table:table-cell>
          <table:table-cell table:formula="of:=IF(OR(ISBLANK([.O21]); ISBLANK([.N21])); &quot;&quot;; IF([.G21]=&quot;Long&quot;; [.I21]*([.O21]-[.J21]); IF([.G21]=&quot;Short&quot;; [.I21]*([.J21]-[.O21]); &quot;&quot;)))">
            <text:p/>
          </table:table-cell>
          <table:table-cell table:formula="of:=IF(ISNUMBER([.R21]); IF([.R21]&gt;0; &quot;Win&quot;; &quot;Loss&quot;); &quot;&quot;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OR([.L22]=0; ISBLANK([.O22]));&quot;&quot;;[.R22]/[.L22])">
            <text:p/>
          </table:table-cell>
          <table:table-cell table:formula="of:=IF(OR(ISBLANK([.O22]); ISBLANK([.N22])); &quot;&quot;; IF([.G22]=&quot;Long&quot;; [.I22]*([.O22]-[.J22]); IF([.G22]=&quot;Short&quot;; [.I22]*([.J22]-[.O22]); &quot;&quot;)))">
            <text:p/>
          </table:table-cell>
          <table:table-cell table:formula="of:=IF(ISNUMBER([.R22]); IF([.R22]&gt;0; &quot;Win&quot;; &quot;Loss&quot;); &quot;&quot;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OR([.L23]=0; ISBLANK([.O23]));&quot;&quot;;[.R23]/[.L23])">
            <text:p/>
          </table:table-cell>
          <table:table-cell table:formula="of:=IF(OR(ISBLANK([.O23]); ISBLANK([.N23])); &quot;&quot;; IF([.G23]=&quot;Long&quot;; [.I23]*([.O23]-[.J23]); IF([.G23]=&quot;Short&quot;; [.I23]*([.J23]-[.O23]); &quot;&quot;)))">
            <text:p/>
          </table:table-cell>
          <table:table-cell table:formula="of:=IF(ISNUMBER([.R23]); IF([.R23]&gt;0; &quot;Win&quot;; &quot;Loss&quot;); &quot;&quot;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OR([.L24]=0; ISBLANK([.O24]));&quot;&quot;;[.R24]/[.L24])">
            <text:p/>
          </table:table-cell>
          <table:table-cell table:formula="of:=IF(OR(ISBLANK([.O24]); ISBLANK([.N24])); &quot;&quot;; IF([.G24]=&quot;Long&quot;; [.I24]*([.O24]-[.J24]); IF([.G24]=&quot;Short&quot;; [.I24]*([.J24]-[.O24]); &quot;&quot;)))">
            <text:p/>
          </table:table-cell>
          <table:table-cell table:formula="of:=IF(ISNUMBER([.R24]); IF([.R24]&gt;0; &quot;Win&quot;; &quot;Loss&quot;); &quot;&quot;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OR([.L25]=0; ISBLANK([.O25]));&quot;&quot;;[.R25]/[.L25])">
            <text:p/>
          </table:table-cell>
          <table:table-cell table:formula="of:=IF(OR(ISBLANK([.O25]); ISBLANK([.N25])); &quot;&quot;; IF([.G25]=&quot;Long&quot;; [.I25]*([.O25]-[.J25]); IF([.G25]=&quot;Short&quot;; [.I25]*([.J25]-[.O25]); &quot;&quot;)))">
            <text:p/>
          </table:table-cell>
          <table:table-cell table:formula="of:=IF(ISNUMBER([.R25]); IF([.R25]&gt;0; &quot;Win&quot;; &quot;Loss&quot;); &quot;&quot;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OR([.L26]=0; ISBLANK([.O26]));&quot;&quot;;[.R26]/[.L26])">
            <text:p/>
          </table:table-cell>
          <table:table-cell table:formula="of:=IF(OR(ISBLANK([.O26]); ISBLANK([.N26])); &quot;&quot;; IF([.G26]=&quot;Long&quot;; [.I26]*([.O26]-[.J26]); IF([.G26]=&quot;Short&quot;; [.I26]*([.J26]-[.O26]); &quot;&quot;)))">
            <text:p/>
          </table:table-cell>
          <table:table-cell table:formula="of:=IF(ISNUMBER([.R26]); IF([.R26]&gt;0; &quot;Win&quot;; &quot;Loss&quot;); &quot;&quot;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OR([.L27]=0; ISBLANK([.O27]));&quot;&quot;;[.R27]/[.L27])">
            <text:p/>
          </table:table-cell>
          <table:table-cell table:formula="of:=IF(OR(ISBLANK([.O27]); ISBLANK([.N27])); &quot;&quot;; IF([.G27]=&quot;Long&quot;; [.I27]*([.O27]-[.J27]); IF([.G27]=&quot;Short&quot;; [.I27]*([.J27]-[.O27]); &quot;&quot;)))">
            <text:p/>
          </table:table-cell>
          <table:table-cell table:formula="of:=IF(ISNUMBER([.R27]); IF([.R27]&gt;0; &quot;Win&quot;; &quot;Loss&quot;); &quot;&quot;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OR([.L28]=0; ISBLANK([.O28]));&quot;&quot;;[.R28]/[.L28])">
            <text:p/>
          </table:table-cell>
          <table:table-cell table:formula="of:=IF(OR(ISBLANK([.O28]); ISBLANK([.N28])); &quot;&quot;; IF([.G28]=&quot;Long&quot;; [.I28]*([.O28]-[.J28]); IF([.G28]=&quot;Short&quot;; [.I28]*([.J28]-[.O28]); &quot;&quot;)))">
            <text:p/>
          </table:table-cell>
          <table:table-cell table:formula="of:=IF(ISNUMBER([.R28]); IF([.R28]&gt;0; &quot;Win&quot;; &quot;Loss&quot;); &quot;&quot;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OR([.L29]=0; ISBLANK([.O29]));&quot;&quot;;[.R29]/[.L29])">
            <text:p/>
          </table:table-cell>
          <table:table-cell table:formula="of:=IF(OR(ISBLANK([.O29]); ISBLANK([.N29])); &quot;&quot;; IF([.G29]=&quot;Long&quot;; [.I29]*([.O29]-[.J29]); IF([.G29]=&quot;Short&quot;; [.I29]*([.J29]-[.O29]); &quot;&quot;)))">
            <text:p/>
          </table:table-cell>
          <table:table-cell table:formula="of:=IF(ISNUMBER([.R29]); IF([.R29]&gt;0; &quot;Win&quot;; &quot;Loss&quot;); &quot;&quot;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OR([.L30]=0; ISBLANK([.O30]));&quot;&quot;;[.R30]/[.L30])">
            <text:p/>
          </table:table-cell>
          <table:table-cell table:formula="of:=IF(OR(ISBLANK([.O30]); ISBLANK([.N30])); &quot;&quot;; IF([.G30]=&quot;Long&quot;; [.I30]*([.O30]-[.J30]); IF([.G30]=&quot;Short&quot;; [.I30]*([.J30]-[.O30]); &quot;&quot;)))">
            <text:p/>
          </table:table-cell>
          <table:table-cell table:formula="of:=IF(ISNUMBER([.R30]); IF([.R30]&gt;0; &quot;Win&quot;; &quot;Loss&quot;); &quot;&quot;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OR([.L31]=0; ISBLANK([.O31]));&quot;&quot;;[.R31]/[.L31])">
            <text:p/>
          </table:table-cell>
          <table:table-cell table:formula="of:=IF(OR(ISBLANK([.O31]); ISBLANK([.N31])); &quot;&quot;; IF([.G31]=&quot;Long&quot;; [.I31]*([.O31]-[.J31]); IF([.G31]=&quot;Short&quot;; [.I31]*([.J31]-[.O31]); &quot;&quot;)))">
            <text:p/>
          </table:table-cell>
          <table:table-cell table:formula="of:=IF(ISNUMBER([.R31]); IF([.R31]&gt;0; &quot;Win&quot;; &quot;Loss&quot;); &quot;&quot;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OR([.L32]=0; ISBLANK([.O32]));&quot;&quot;;[.R32]/[.L32])">
            <text:p/>
          </table:table-cell>
          <table:table-cell table:formula="of:=IF(OR(ISBLANK([.O32]); ISBLANK([.N32])); &quot;&quot;; IF([.G32]=&quot;Long&quot;; [.I32]*([.O32]-[.J32]); IF([.G32]=&quot;Short&quot;; [.I32]*([.J32]-[.O32]); &quot;&quot;)))">
            <text:p/>
          </table:table-cell>
          <table:table-cell table:formula="of:=IF(ISNUMBER([.R32]); IF([.R32]&gt;0; &quot;Win&quot;; &quot;Loss&quot;); &quot;&quot;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OR([.L33]=0; ISBLANK([.O33]));&quot;&quot;;[.R33]/[.L33])">
            <text:p/>
          </table:table-cell>
          <table:table-cell table:formula="of:=IF(OR(ISBLANK([.O33]); ISBLANK([.N33])); &quot;&quot;; IF([.G33]=&quot;Long&quot;; [.I33]*([.O33]-[.J33]); IF([.G33]=&quot;Short&quot;; [.I33]*([.J33]-[.O33]); &quot;&quot;)))">
            <text:p/>
          </table:table-cell>
          <table:table-cell table:formula="of:=IF(ISNUMBER([.R33]); IF([.R33]&gt;0; &quot;Win&quot;; &quot;Loss&quot;); &quot;&quot;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OR([.L34]=0; ISBLANK([.O34]));&quot;&quot;;[.R34]/[.L34])">
            <text:p/>
          </table:table-cell>
          <table:table-cell table:formula="of:=IF(OR(ISBLANK([.O34]); ISBLANK([.N34])); &quot;&quot;; IF([.G34]=&quot;Long&quot;; [.I34]*([.O34]-[.J34]); IF([.G34]=&quot;Short&quot;; [.I34]*([.J34]-[.O34]); &quot;&quot;)))">
            <text:p/>
          </table:table-cell>
          <table:table-cell table:formula="of:=IF(ISNUMBER([.R34]); IF([.R34]&gt;0; &quot;Win&quot;; &quot;Loss&quot;); &quot;&quot;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OR([.L35]=0; ISBLANK([.O35]));&quot;&quot;;[.R35]/[.L35])">
            <text:p/>
          </table:table-cell>
          <table:table-cell table:formula="of:=IF(OR(ISBLANK([.O35]); ISBLANK([.N35])); &quot;&quot;; IF([.G35]=&quot;Long&quot;; [.I35]*([.O35]-[.J35]); IF([.G35]=&quot;Short&quot;; [.I35]*([.J35]-[.O35]); &quot;&quot;)))">
            <text:p/>
          </table:table-cell>
          <table:table-cell table:formula="of:=IF(ISNUMBER([.R35]); IF([.R35]&gt;0; &quot;Win&quot;; &quot;Loss&quot;); &quot;&quot;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OR([.L36]=0; ISBLANK([.O36]));&quot;&quot;;[.R36]/[.L36])">
            <text:p/>
          </table:table-cell>
          <table:table-cell table:formula="of:=IF(OR(ISBLANK([.O36]); ISBLANK([.N36])); &quot;&quot;; IF([.G36]=&quot;Long&quot;; [.I36]*([.O36]-[.J36]); IF([.G36]=&quot;Short&quot;; [.I36]*([.J36]-[.O36]); &quot;&quot;)))">
            <text:p/>
          </table:table-cell>
          <table:table-cell table:formula="of:=IF(ISNUMBER([.R36]); IF([.R36]&gt;0; &quot;Win&quot;; &quot;Loss&quot;); &quot;&quot;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OR([.L37]=0; ISBLANK([.O37]));&quot;&quot;;[.R37]/[.L37])">
            <text:p/>
          </table:table-cell>
          <table:table-cell table:formula="of:=IF(OR(ISBLANK([.O37]); ISBLANK([.N37])); &quot;&quot;; IF([.G37]=&quot;Long&quot;; [.I37]*([.O37]-[.J37]); IF([.G37]=&quot;Short&quot;; [.I37]*([.J37]-[.O37]); &quot;&quot;)))">
            <text:p/>
          </table:table-cell>
          <table:table-cell table:formula="of:=IF(ISNUMBER([.R37]); IF([.R37]&gt;0; &quot;Win&quot;; &quot;Loss&quot;); &quot;&quot;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OR([.L38]=0; ISBLANK([.O38]));&quot;&quot;;[.R38]/[.L38])">
            <text:p/>
          </table:table-cell>
          <table:table-cell table:formula="of:=IF(OR(ISBLANK([.O38]); ISBLANK([.N38])); &quot;&quot;; IF([.G38]=&quot;Long&quot;; [.I38]*([.O38]-[.J38]); IF([.G38]=&quot;Short&quot;; [.I38]*([.J38]-[.O38]); &quot;&quot;)))">
            <text:p/>
          </table:table-cell>
          <table:table-cell table:formula="of:=IF(ISNUMBER([.R38]); IF([.R38]&gt;0; &quot;Win&quot;; &quot;Loss&quot;); &quot;&quot;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OR([.L39]=0; ISBLANK([.O39]));&quot;&quot;;[.R39]/[.L39])">
            <text:p/>
          </table:table-cell>
          <table:table-cell table:formula="of:=IF(OR(ISBLANK([.O39]); ISBLANK([.N39])); &quot;&quot;; IF([.G39]=&quot;Long&quot;; [.I39]*([.O39]-[.J39]); IF([.G39]=&quot;Short&quot;; [.I39]*([.J39]-[.O39]); &quot;&quot;)))">
            <text:p/>
          </table:table-cell>
          <table:table-cell table:formula="of:=IF(ISNUMBER([.R39]); IF([.R39]&gt;0; &quot;Win&quot;; &quot;Loss&quot;); &quot;&quot;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OR([.L40]=0; ISBLANK([.O40]));&quot;&quot;;[.R40]/[.L40])">
            <text:p/>
          </table:table-cell>
          <table:table-cell table:formula="of:=IF(OR(ISBLANK([.O40]); ISBLANK([.N40])); &quot;&quot;; IF([.G40]=&quot;Long&quot;; [.I40]*([.O40]-[.J40]); IF([.G40]=&quot;Short&quot;; [.I40]*([.J40]-[.O40]); &quot;&quot;)))">
            <text:p/>
          </table:table-cell>
          <table:table-cell table:formula="of:=IF(ISNUMBER([.R40]); IF([.R40]&gt;0; &quot;Win&quot;; &quot;Loss&quot;); &quot;&quot;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OR([.L41]=0; ISBLANK([.O41]));&quot;&quot;;[.R41]/[.L41])">
            <text:p/>
          </table:table-cell>
          <table:table-cell table:formula="of:=IF(OR(ISBLANK([.O41]); ISBLANK([.N41])); &quot;&quot;; IF([.G41]=&quot;Long&quot;; [.I41]*([.O41]-[.J41]); IF([.G41]=&quot;Short&quot;; [.I41]*([.J41]-[.O41]); &quot;&quot;)))">
            <text:p/>
          </table:table-cell>
          <table:table-cell table:formula="of:=IF(ISNUMBER([.R41]); IF([.R41]&gt;0; &quot;Win&quot;; &quot;Loss&quot;); &quot;&quot;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OR([.L42]=0; ISBLANK([.O42]));&quot;&quot;;[.R42]/[.L42])">
            <text:p/>
          </table:table-cell>
          <table:table-cell table:formula="of:=IF(OR(ISBLANK([.O42]); ISBLANK([.N42])); &quot;&quot;; IF([.G42]=&quot;Long&quot;; [.I42]*([.O42]-[.J42]); IF([.G42]=&quot;Short&quot;; [.I42]*([.J42]-[.O42]); &quot;&quot;)))">
            <text:p/>
          </table:table-cell>
          <table:table-cell table:formula="of:=IF(ISNUMBER([.R42]); IF([.R42]&gt;0; &quot;Win&quot;; &quot;Loss&quot;); &quot;&quot;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OR([.L43]=0; ISBLANK([.O43]));&quot;&quot;;[.R43]/[.L43])">
            <text:p/>
          </table:table-cell>
          <table:table-cell table:formula="of:=IF(OR(ISBLANK([.O43]); ISBLANK([.N43])); &quot;&quot;; IF([.G43]=&quot;Long&quot;; [.I43]*([.O43]-[.J43]); IF([.G43]=&quot;Short&quot;; [.I43]*([.J43]-[.O43]); &quot;&quot;)))">
            <text:p/>
          </table:table-cell>
          <table:table-cell table:formula="of:=IF(ISNUMBER([.R43]); IF([.R43]&gt;0; &quot;Win&quot;; &quot;Loss&quot;); &quot;&quot;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OR([.L44]=0; ISBLANK([.O44]));&quot;&quot;;[.R44]/[.L44])">
            <text:p/>
          </table:table-cell>
          <table:table-cell table:formula="of:=IF(OR(ISBLANK([.O44]); ISBLANK([.N44])); &quot;&quot;; IF([.G44]=&quot;Long&quot;; [.I44]*([.O44]-[.J44]); IF([.G44]=&quot;Short&quot;; [.I44]*([.J44]-[.O44]); &quot;&quot;)))">
            <text:p/>
          </table:table-cell>
          <table:table-cell table:formula="of:=IF(ISNUMBER([.R44]); IF([.R44]&gt;0; &quot;Win&quot;; &quot;Loss&quot;); &quot;&quot;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OR([.L45]=0; ISBLANK([.O45]));&quot;&quot;;[.R45]/[.L45])">
            <text:p/>
          </table:table-cell>
          <table:table-cell table:formula="of:=IF(OR(ISBLANK([.O45]); ISBLANK([.N45])); &quot;&quot;; IF([.G45]=&quot;Long&quot;; [.I45]*([.O45]-[.J45]); IF([.G45]=&quot;Short&quot;; [.I45]*([.J45]-[.O45]); &quot;&quot;)))">
            <text:p/>
          </table:table-cell>
          <table:table-cell table:formula="of:=IF(ISNUMBER([.R45]); IF([.R45]&gt;0; &quot;Win&quot;; &quot;Loss&quot;); &quot;&quot;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OR([.L46]=0; ISBLANK([.O46]));&quot;&quot;;[.R46]/[.L46])">
            <text:p/>
          </table:table-cell>
          <table:table-cell table:formula="of:=IF(OR(ISBLANK([.O46]); ISBLANK([.N46])); &quot;&quot;; IF([.G46]=&quot;Long&quot;; [.I46]*([.O46]-[.J46]); IF([.G46]=&quot;Short&quot;; [.I46]*([.J46]-[.O46]); &quot;&quot;)))">
            <text:p/>
          </table:table-cell>
          <table:table-cell table:formula="of:=IF(ISNUMBER([.R46]); IF([.R46]&gt;0; &quot;Win&quot;; &quot;Loss&quot;); &quot;&quot;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OR([.L47]=0; ISBLANK([.O47]));&quot;&quot;;[.R47]/[.L47])">
            <text:p/>
          </table:table-cell>
          <table:table-cell table:formula="of:=IF(OR(ISBLANK([.O47]); ISBLANK([.N47])); &quot;&quot;; IF([.G47]=&quot;Long&quot;; [.I47]*([.O47]-[.J47]); IF([.G47]=&quot;Short&quot;; [.I47]*([.J47]-[.O47]); &quot;&quot;)))">
            <text:p/>
          </table:table-cell>
          <table:table-cell table:formula="of:=IF(ISNUMBER([.R47]); IF([.R47]&gt;0; &quot;Win&quot;; &quot;Loss&quot;); &quot;&quot;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OR([.L48]=0; ISBLANK([.O48]));&quot;&quot;;[.R48]/[.L48])">
            <text:p/>
          </table:table-cell>
          <table:table-cell table:formula="of:=IF(OR(ISBLANK([.O48]); ISBLANK([.N48])); &quot;&quot;; IF([.G48]=&quot;Long&quot;; [.I48]*([.O48]-[.J48]); IF([.G48]=&quot;Short&quot;; [.I48]*([.J48]-[.O48]); &quot;&quot;)))">
            <text:p/>
          </table:table-cell>
          <table:table-cell table:formula="of:=IF(ISNUMBER([.R48]); IF([.R48]&gt;0; &quot;Win&quot;; &quot;Loss&quot;); &quot;&quot;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OR([.L49]=0; ISBLANK([.O49]));&quot;&quot;;[.R49]/[.L49])">
            <text:p/>
          </table:table-cell>
          <table:table-cell table:formula="of:=IF(OR(ISBLANK([.O49]); ISBLANK([.N49])); &quot;&quot;; IF([.G49]=&quot;Long&quot;; [.I49]*([.O49]-[.J49]); IF([.G49]=&quot;Short&quot;; [.I49]*([.J49]-[.O49]); &quot;&quot;)))">
            <text:p/>
          </table:table-cell>
          <table:table-cell table:formula="of:=IF(ISNUMBER([.R49]); IF([.R49]&gt;0; &quot;Win&quot;; &quot;Loss&quot;); &quot;&quot;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OR([.L50]=0; ISBLANK([.O50]));&quot;&quot;;[.R50]/[.L50])">
            <text:p/>
          </table:table-cell>
          <table:table-cell table:formula="of:=IF(OR(ISBLANK([.O50]); ISBLANK([.N50])); &quot;&quot;; IF([.G50]=&quot;Long&quot;; [.I50]*([.O50]-[.J50]); IF([.G50]=&quot;Short&quot;; [.I50]*([.J50]-[.O50]); &quot;&quot;)))">
            <text:p/>
          </table:table-cell>
          <table:table-cell table:formula="of:=IF(ISNUMBER([.R50]); IF([.R50]&gt;0; &quot;Win&quot;; &quot;Loss&quot;); &quot;&quot;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OR([.L51]=0; ISBLANK([.O51]));&quot;&quot;;[.R51]/[.L51])">
            <text:p/>
          </table:table-cell>
          <table:table-cell table:formula="of:=IF(OR(ISBLANK([.O51]); ISBLANK([.N51])); &quot;&quot;; IF([.G51]=&quot;Long&quot;; [.I51]*([.O51]-[.J51]); IF([.G51]=&quot;Short&quot;; [.I51]*([.J51]-[.O51]); &quot;&quot;)))">
            <text:p/>
          </table:table-cell>
          <table:table-cell table:formula="of:=IF(ISNUMBER([.R51]); IF([.R51]&gt;0; &quot;Win&quot;; &quot;Loss&quot;); &quot;&quot;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OR([.L52]=0; ISBLANK([.O52]));&quot;&quot;;[.R52]/[.L52])">
            <text:p/>
          </table:table-cell>
          <table:table-cell table:formula="of:=IF(OR(ISBLANK([.O52]); ISBLANK([.N52])); &quot;&quot;; IF([.G52]=&quot;Long&quot;; [.I52]*([.O52]-[.J52]); IF([.G52]=&quot;Short&quot;; [.I52]*([.J52]-[.O52]); &quot;&quot;)))">
            <text:p/>
          </table:table-cell>
          <table:table-cell table:formula="of:=IF(ISNUMBER([.R52]); IF([.R52]&gt;0; &quot;Win&quot;; &quot;Loss&quot;); &quot;&quot;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OR([.L53]=0; ISBLANK([.O53]));&quot;&quot;;[.R53]/[.L53])">
            <text:p/>
          </table:table-cell>
          <table:table-cell table:formula="of:=IF(OR(ISBLANK([.O53]); ISBLANK([.N53])); &quot;&quot;; IF([.G53]=&quot;Long&quot;; [.I53]*([.O53]-[.J53]); IF([.G53]=&quot;Short&quot;; [.I53]*([.J53]-[.O53]); &quot;&quot;)))">
            <text:p/>
          </table:table-cell>
          <table:table-cell table:formula="of:=IF(ISNUMBER([.R53]); IF([.R53]&gt;0; &quot;Win&quot;; &quot;Loss&quot;); &quot;&quot;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OR([.L54]=0; ISBLANK([.O54]));&quot;&quot;;[.R54]/[.L54])">
            <text:p/>
          </table:table-cell>
          <table:table-cell table:formula="of:=IF(OR(ISBLANK([.O54]); ISBLANK([.N54])); &quot;&quot;; IF([.G54]=&quot;Long&quot;; [.I54]*([.O54]-[.J54]); IF([.G54]=&quot;Short&quot;; [.I54]*([.J54]-[.O54]); &quot;&quot;)))">
            <text:p/>
          </table:table-cell>
          <table:table-cell table:formula="of:=IF(ISNUMBER([.R54]); IF([.R54]&gt;0; &quot;Win&quot;; &quot;Loss&quot;); &quot;&quot;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OR([.L55]=0; ISBLANK([.O55]));&quot;&quot;;[.R55]/[.L55])">
            <text:p/>
          </table:table-cell>
          <table:table-cell table:formula="of:=IF(OR(ISBLANK([.O55]); ISBLANK([.N55])); &quot;&quot;; IF([.G55]=&quot;Long&quot;; [.I55]*([.O55]-[.J55]); IF([.G55]=&quot;Short&quot;; [.I55]*([.J55]-[.O55]); &quot;&quot;)))">
            <text:p/>
          </table:table-cell>
          <table:table-cell table:formula="of:=IF(ISNUMBER([.R55]); IF([.R55]&gt;0; &quot;Win&quot;; &quot;Loss&quot;); &quot;&quot;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OR([.L56]=0; ISBLANK([.O56]));&quot;&quot;;[.R56]/[.L56])">
            <text:p/>
          </table:table-cell>
          <table:table-cell table:formula="of:=IF(OR(ISBLANK([.O56]); ISBLANK([.N56])); &quot;&quot;; IF([.G56]=&quot;Long&quot;; [.I56]*([.O56]-[.J56]); IF([.G56]=&quot;Short&quot;; [.I56]*([.J56]-[.O56]); &quot;&quot;)))">
            <text:p/>
          </table:table-cell>
          <table:table-cell table:formula="of:=IF(ISNUMBER([.R56]); IF([.R56]&gt;0; &quot;Win&quot;; &quot;Loss&quot;); &quot;&quot;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OR([.L57]=0; ISBLANK([.O57]));&quot;&quot;;[.R57]/[.L57])">
            <text:p/>
          </table:table-cell>
          <table:table-cell table:formula="of:=IF(OR(ISBLANK([.O57]); ISBLANK([.N57])); &quot;&quot;; IF([.G57]=&quot;Long&quot;; [.I57]*([.O57]-[.J57]); IF([.G57]=&quot;Short&quot;; [.I57]*([.J57]-[.O57]); &quot;&quot;)))">
            <text:p/>
          </table:table-cell>
          <table:table-cell table:formula="of:=IF(ISNUMBER([.R57]); IF([.R57]&gt;0; &quot;Win&quot;; &quot;Loss&quot;); &quot;&quot;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OR([.L58]=0; ISBLANK([.O58]));&quot;&quot;;[.R58]/[.L58])">
            <text:p/>
          </table:table-cell>
          <table:table-cell table:formula="of:=IF(OR(ISBLANK([.O58]); ISBLANK([.N58])); &quot;&quot;; IF([.G58]=&quot;Long&quot;; [.I58]*([.O58]-[.J58]); IF([.G58]=&quot;Short&quot;; [.I58]*([.J58]-[.O58]); &quot;&quot;)))">
            <text:p/>
          </table:table-cell>
          <table:table-cell table:formula="of:=IF(ISNUMBER([.R58]); IF([.R58]&gt;0; &quot;Win&quot;; &quot;Loss&quot;); &quot;&quot;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OR([.L59]=0; ISBLANK([.O59]));&quot;&quot;;[.R59]/[.L59])">
            <text:p/>
          </table:table-cell>
          <table:table-cell table:formula="of:=IF(OR(ISBLANK([.O59]); ISBLANK([.N59])); &quot;&quot;; IF([.G59]=&quot;Long&quot;; [.I59]*([.O59]-[.J59]); IF([.G59]=&quot;Short&quot;; [.I59]*([.J59]-[.O59]); &quot;&quot;)))">
            <text:p/>
          </table:table-cell>
          <table:table-cell table:formula="of:=IF(ISNUMBER([.R59]); IF([.R59]&gt;0; &quot;Win&quot;; &quot;Loss&quot;); &quot;&quot;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OR([.L60]=0; ISBLANK([.O60]));&quot;&quot;;[.R60]/[.L60])">
            <text:p/>
          </table:table-cell>
          <table:table-cell table:formula="of:=IF(OR(ISBLANK([.O60]); ISBLANK([.N60])); &quot;&quot;; IF([.G60]=&quot;Long&quot;; [.I60]*([.O60]-[.J60]); IF([.G60]=&quot;Short&quot;; [.I60]*([.J60]-[.O60]); &quot;&quot;)))">
            <text:p/>
          </table:table-cell>
          <table:table-cell table:formula="of:=IF(ISNUMBER([.R60]); IF([.R60]&gt;0; &quot;Win&quot;; &quot;Loss&quot;); &quot;&quot;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OR([.L61]=0; ISBLANK([.O61]));&quot;&quot;;[.R61]/[.L61])">
            <text:p/>
          </table:table-cell>
          <table:table-cell table:formula="of:=IF(OR(ISBLANK([.O61]); ISBLANK([.N61])); &quot;&quot;; IF([.G61]=&quot;Long&quot;; [.I61]*([.O61]-[.J61]); IF([.G61]=&quot;Short&quot;; [.I61]*([.J61]-[.O61]); &quot;&quot;)))">
            <text:p/>
          </table:table-cell>
          <table:table-cell table:formula="of:=IF(ISNUMBER([.R61]); IF([.R61]&gt;0; &quot;Win&quot;; &quot;Loss&quot;); &quot;&quot;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OR([.L62]=0; ISBLANK([.O62]));&quot;&quot;;[.R62]/[.L62])">
            <text:p/>
          </table:table-cell>
          <table:table-cell table:formula="of:=IF(OR(ISBLANK([.O62]); ISBLANK([.N62])); &quot;&quot;; IF([.G62]=&quot;Long&quot;; [.I62]*([.O62]-[.J62]); IF([.G62]=&quot;Short&quot;; [.I62]*([.J62]-[.O62]); &quot;&quot;)))">
            <text:p/>
          </table:table-cell>
          <table:table-cell table:formula="of:=IF(ISNUMBER([.R62]); IF([.R62]&gt;0; &quot;Win&quot;; &quot;Loss&quot;); &quot;&quot;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OR([.L63]=0; ISBLANK([.O63]));&quot;&quot;;[.R63]/[.L63])">
            <text:p/>
          </table:table-cell>
          <table:table-cell table:formula="of:=IF(OR(ISBLANK([.O63]); ISBLANK([.N63])); &quot;&quot;; IF([.G63]=&quot;Long&quot;; [.I63]*([.O63]-[.J63]); IF([.G63]=&quot;Short&quot;; [.I63]*([.J63]-[.O63]); &quot;&quot;)))">
            <text:p/>
          </table:table-cell>
          <table:table-cell table:formula="of:=IF(ISNUMBER([.R63]); IF([.R63]&gt;0; &quot;Win&quot;; &quot;Loss&quot;); &quot;&quot;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OR([.L64]=0; ISBLANK([.O64]));&quot;&quot;;[.R64]/[.L64])">
            <text:p/>
          </table:table-cell>
          <table:table-cell table:formula="of:=IF(OR(ISBLANK([.O64]); ISBLANK([.N64])); &quot;&quot;; IF([.G64]=&quot;Long&quot;; [.I64]*([.O64]-[.J64]); IF([.G64]=&quot;Short&quot;; [.I64]*([.J64]-[.O64]); &quot;&quot;)))">
            <text:p/>
          </table:table-cell>
          <table:table-cell table:formula="of:=IF(ISNUMBER([.R64]); IF([.R64]&gt;0; &quot;Win&quot;; &quot;Loss&quot;); &quot;&quot;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OR([.L65]=0; ISBLANK([.O65]));&quot;&quot;;[.R65]/[.L65])">
            <text:p/>
          </table:table-cell>
          <table:table-cell table:formula="of:=IF(OR(ISBLANK([.O65]); ISBLANK([.N65])); &quot;&quot;; IF([.G65]=&quot;Long&quot;; [.I65]*([.O65]-[.J65]); IF([.G65]=&quot;Short&quot;; [.I65]*([.J65]-[.O65]); &quot;&quot;)))">
            <text:p/>
          </table:table-cell>
          <table:table-cell table:formula="of:=IF(ISNUMBER([.R65]); IF([.R65]&gt;0; &quot;Win&quot;; &quot;Loss&quot;); &quot;&quot;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OR([.L66]=0; ISBLANK([.O66]));&quot;&quot;;[.R66]/[.L66])">
            <text:p/>
          </table:table-cell>
          <table:table-cell table:formula="of:=IF(OR(ISBLANK([.O66]); ISBLANK([.N66])); &quot;&quot;; IF([.G66]=&quot;Long&quot;; [.I66]*([.O66]-[.J66]); IF([.G66]=&quot;Short&quot;; [.I66]*([.J66]-[.O66]); &quot;&quot;)))">
            <text:p/>
          </table:table-cell>
          <table:table-cell table:formula="of:=IF(ISNUMBER([.R66]); IF([.R66]&gt;0; &quot;Win&quot;; &quot;Loss&quot;); &quot;&quot;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OR([.L67]=0; ISBLANK([.O67]));&quot;&quot;;[.R67]/[.L67])">
            <text:p/>
          </table:table-cell>
          <table:table-cell table:formula="of:=IF(OR(ISBLANK([.O67]); ISBLANK([.N67])); &quot;&quot;; IF([.G67]=&quot;Long&quot;; [.I67]*([.O67]-[.J67]); IF([.G67]=&quot;Short&quot;; [.I67]*([.J67]-[.O67]); &quot;&quot;)))">
            <text:p/>
          </table:table-cell>
          <table:table-cell table:formula="of:=IF(ISNUMBER([.R67]); IF([.R67]&gt;0; &quot;Win&quot;; &quot;Loss&quot;); &quot;&quot;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OR([.L68]=0; ISBLANK([.O68]));&quot;&quot;;[.R68]/[.L68])">
            <text:p/>
          </table:table-cell>
          <table:table-cell table:formula="of:=IF(OR(ISBLANK([.O68]); ISBLANK([.N68])); &quot;&quot;; IF([.G68]=&quot;Long&quot;; [.I68]*([.O68]-[.J68]); IF([.G68]=&quot;Short&quot;; [.I68]*([.J68]-[.O68]); &quot;&quot;)))">
            <text:p/>
          </table:table-cell>
          <table:table-cell table:formula="of:=IF(ISNUMBER([.R68]); IF([.R68]&gt;0; &quot;Win&quot;; &quot;Loss&quot;); &quot;&quot;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OR([.L69]=0; ISBLANK([.O69]));&quot;&quot;;[.R69]/[.L69])">
            <text:p/>
          </table:table-cell>
          <table:table-cell table:formula="of:=IF(OR(ISBLANK([.O69]); ISBLANK([.N69])); &quot;&quot;; IF([.G69]=&quot;Long&quot;; [.I69]*([.O69]-[.J69]); IF([.G69]=&quot;Short&quot;; [.I69]*([.J69]-[.O69]); &quot;&quot;)))">
            <text:p/>
          </table:table-cell>
          <table:table-cell table:formula="of:=IF(ISNUMBER([.R69]); IF([.R69]&gt;0; &quot;Win&quot;; &quot;Loss&quot;); &quot;&quot;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OR([.L70]=0; ISBLANK([.O70]));&quot;&quot;;[.R70]/[.L70])">
            <text:p/>
          </table:table-cell>
          <table:table-cell table:formula="of:=IF(OR(ISBLANK([.O70]); ISBLANK([.N70])); &quot;&quot;; IF([.G70]=&quot;Long&quot;; [.I70]*([.O70]-[.J70]); IF([.G70]=&quot;Short&quot;; [.I70]*([.J70]-[.O70]); &quot;&quot;)))">
            <text:p/>
          </table:table-cell>
          <table:table-cell table:formula="of:=IF(ISNUMBER([.R70]); IF([.R70]&gt;0; &quot;Win&quot;; &quot;Loss&quot;); &quot;&quot;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OR([.L71]=0; ISBLANK([.O71]));&quot;&quot;;[.R71]/[.L71])">
            <text:p/>
          </table:table-cell>
          <table:table-cell table:formula="of:=IF(OR(ISBLANK([.O71]); ISBLANK([.N71])); &quot;&quot;; IF([.G71]=&quot;Long&quot;; [.I71]*([.O71]-[.J71]); IF([.G71]=&quot;Short&quot;; [.I71]*([.J71]-[.O71]); &quot;&quot;)))">
            <text:p/>
          </table:table-cell>
          <table:table-cell table:formula="of:=IF(ISNUMBER([.R71]); IF([.R71]&gt;0; &quot;Win&quot;; &quot;Loss&quot;); &quot;&quot;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OR([.L72]=0; ISBLANK([.O72]));&quot;&quot;;[.R72]/[.L72])">
            <text:p/>
          </table:table-cell>
          <table:table-cell table:formula="of:=IF(OR(ISBLANK([.O72]); ISBLANK([.N72])); &quot;&quot;; IF([.G72]=&quot;Long&quot;; [.I72]*([.O72]-[.J72]); IF([.G72]=&quot;Short&quot;; [.I72]*([.J72]-[.O72]); &quot;&quot;)))">
            <text:p/>
          </table:table-cell>
          <table:table-cell table:formula="of:=IF(ISNUMBER([.R72]); IF([.R72]&gt;0; &quot;Win&quot;; &quot;Loss&quot;); &quot;&quot;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OR([.L73]=0; ISBLANK([.O73]));&quot;&quot;;[.R73]/[.L73])">
            <text:p/>
          </table:table-cell>
          <table:table-cell table:formula="of:=IF(OR(ISBLANK([.O73]); ISBLANK([.N73])); &quot;&quot;; IF([.G73]=&quot;Long&quot;; [.I73]*([.O73]-[.J73]); IF([.G73]=&quot;Short&quot;; [.I73]*([.J73]-[.O73]); &quot;&quot;)))">
            <text:p/>
          </table:table-cell>
          <table:table-cell table:formula="of:=IF(ISNUMBER([.R73]); IF([.R73]&gt;0; &quot;Win&quot;; &quot;Loss&quot;); &quot;&quot;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OR([.L74]=0; ISBLANK([.O74]));&quot;&quot;;[.R74]/[.L74])">
            <text:p/>
          </table:table-cell>
          <table:table-cell table:formula="of:=IF(OR(ISBLANK([.O74]); ISBLANK([.N74])); &quot;&quot;; IF([.G74]=&quot;Long&quot;; [.I74]*([.O74]-[.J74]); IF([.G74]=&quot;Short&quot;; [.I74]*([.J74]-[.O74]); &quot;&quot;)))">
            <text:p/>
          </table:table-cell>
          <table:table-cell table:formula="of:=IF(ISNUMBER([.R74]); IF([.R74]&gt;0; &quot;Win&quot;; &quot;Loss&quot;); &quot;&quot;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OR([.L75]=0; ISBLANK([.O75]));&quot;&quot;;[.R75]/[.L75])">
            <text:p/>
          </table:table-cell>
          <table:table-cell table:formula="of:=IF(OR(ISBLANK([.O75]); ISBLANK([.N75])); &quot;&quot;; IF([.G75]=&quot;Long&quot;; [.I75]*([.O75]-[.J75]); IF([.G75]=&quot;Short&quot;; [.I75]*([.J75]-[.O75]); &quot;&quot;)))">
            <text:p/>
          </table:table-cell>
          <table:table-cell table:formula="of:=IF(ISNUMBER([.R75]); IF([.R75]&gt;0; &quot;Win&quot;; &quot;Loss&quot;); &quot;&quot;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OR([.L76]=0; ISBLANK([.O76]));&quot;&quot;;[.R76]/[.L76])">
            <text:p/>
          </table:table-cell>
          <table:table-cell table:formula="of:=IF(OR(ISBLANK([.O76]); ISBLANK([.N76])); &quot;&quot;; IF([.G76]=&quot;Long&quot;; [.I76]*([.O76]-[.J76]); IF([.G76]=&quot;Short&quot;; [.I76]*([.J76]-[.O76]); &quot;&quot;)))">
            <text:p/>
          </table:table-cell>
          <table:table-cell table:formula="of:=IF(ISNUMBER([.R76]); IF([.R76]&gt;0; &quot;Win&quot;; &quot;Loss&quot;); &quot;&quot;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OR([.L77]=0; ISBLANK([.O77]));&quot;&quot;;[.R77]/[.L77])">
            <text:p/>
          </table:table-cell>
          <table:table-cell table:formula="of:=IF(OR(ISBLANK([.O77]); ISBLANK([.N77])); &quot;&quot;; IF([.G77]=&quot;Long&quot;; [.I77]*([.O77]-[.J77]); IF([.G77]=&quot;Short&quot;; [.I77]*([.J77]-[.O77]); &quot;&quot;)))">
            <text:p/>
          </table:table-cell>
          <table:table-cell table:formula="of:=IF(ISNUMBER([.R77]); IF([.R77]&gt;0; &quot;Win&quot;; &quot;Loss&quot;); &quot;&quot;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OR([.L78]=0; ISBLANK([.O78]));&quot;&quot;;[.R78]/[.L78])">
            <text:p/>
          </table:table-cell>
          <table:table-cell table:formula="of:=IF(OR(ISBLANK([.O78]); ISBLANK([.N78])); &quot;&quot;; IF([.G78]=&quot;Long&quot;; [.I78]*([.O78]-[.J78]); IF([.G78]=&quot;Short&quot;; [.I78]*([.J78]-[.O78]); &quot;&quot;)))">
            <text:p/>
          </table:table-cell>
          <table:table-cell table:formula="of:=IF(ISNUMBER([.R78]); IF([.R78]&gt;0; &quot;Win&quot;; &quot;Loss&quot;); &quot;&quot;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OR([.L79]=0; ISBLANK([.O79]));&quot;&quot;;[.R79]/[.L79])">
            <text:p/>
          </table:table-cell>
          <table:table-cell table:formula="of:=IF(OR(ISBLANK([.O79]); ISBLANK([.N79])); &quot;&quot;; IF([.G79]=&quot;Long&quot;; [.I79]*([.O79]-[.J79]); IF([.G79]=&quot;Short&quot;; [.I79]*([.J79]-[.O79]); &quot;&quot;)))">
            <text:p/>
          </table:table-cell>
          <table:table-cell table:formula="of:=IF(ISNUMBER([.R79]); IF([.R79]&gt;0; &quot;Win&quot;; &quot;Loss&quot;); &quot;&quot;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OR([.L80]=0; ISBLANK([.O80]));&quot;&quot;;[.R80]/[.L80])">
            <text:p/>
          </table:table-cell>
          <table:table-cell table:formula="of:=IF(OR(ISBLANK([.O80]); ISBLANK([.N80])); &quot;&quot;; IF([.G80]=&quot;Long&quot;; [.I80]*([.O80]-[.J80]); IF([.G80]=&quot;Short&quot;; [.I80]*([.J80]-[.O80]); &quot;&quot;)))">
            <text:p/>
          </table:table-cell>
          <table:table-cell table:formula="of:=IF(ISNUMBER([.R80]); IF([.R80]&gt;0; &quot;Win&quot;; &quot;Loss&quot;); &quot;&quot;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OR([.L81]=0; ISBLANK([.O81]));&quot;&quot;;[.R81]/[.L81])">
            <text:p/>
          </table:table-cell>
          <table:table-cell table:formula="of:=IF(OR(ISBLANK([.O81]); ISBLANK([.N81])); &quot;&quot;; IF([.G81]=&quot;Long&quot;; [.I81]*([.O81]-[.J81]); IF([.G81]=&quot;Short&quot;; [.I81]*([.J81]-[.O81]); &quot;&quot;)))">
            <text:p/>
          </table:table-cell>
          <table:table-cell table:formula="of:=IF(ISNUMBER([.R81]); IF([.R81]&gt;0; &quot;Win&quot;; &quot;Loss&quot;); &quot;&quot;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OR([.L82]=0; ISBLANK([.O82]));&quot;&quot;;[.R82]/[.L82])">
            <text:p/>
          </table:table-cell>
          <table:table-cell table:formula="of:=IF(OR(ISBLANK([.O82]); ISBLANK([.N82])); &quot;&quot;; IF([.G82]=&quot;Long&quot;; [.I82]*([.O82]-[.J82]); IF([.G82]=&quot;Short&quot;; [.I82]*([.J82]-[.O82]); &quot;&quot;)))">
            <text:p/>
          </table:table-cell>
          <table:table-cell table:formula="of:=IF(ISNUMBER([.R82]); IF([.R82]&gt;0; &quot;Win&quot;; &quot;Loss&quot;); &quot;&quot;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OR([.L83]=0; ISBLANK([.O83]));&quot;&quot;;[.R83]/[.L83])">
            <text:p/>
          </table:table-cell>
          <table:table-cell table:formula="of:=IF(OR(ISBLANK([.O83]); ISBLANK([.N83])); &quot;&quot;; IF([.G83]=&quot;Long&quot;; [.I83]*([.O83]-[.J83]); IF([.G83]=&quot;Short&quot;; [.I83]*([.J83]-[.O83]); &quot;&quot;)))">
            <text:p/>
          </table:table-cell>
          <table:table-cell table:formula="of:=IF(ISNUMBER([.R83]); IF([.R83]&gt;0; &quot;Win&quot;; &quot;Loss&quot;); &quot;&quot;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OR([.L84]=0; ISBLANK([.O84]));&quot;&quot;;[.R84]/[.L84])">
            <text:p/>
          </table:table-cell>
          <table:table-cell table:formula="of:=IF(OR(ISBLANK([.O84]); ISBLANK([.N84])); &quot;&quot;; IF([.G84]=&quot;Long&quot;; [.I84]*([.O84]-[.J84]); IF([.G84]=&quot;Short&quot;; [.I84]*([.J84]-[.O84]); &quot;&quot;)))">
            <text:p/>
          </table:table-cell>
          <table:table-cell table:formula="of:=IF(ISNUMBER([.R84]); IF([.R84]&gt;0; &quot;Win&quot;; &quot;Loss&quot;); &quot;&quot;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OR([.L85]=0; ISBLANK([.O85]));&quot;&quot;;[.R85]/[.L85])">
            <text:p/>
          </table:table-cell>
          <table:table-cell table:formula="of:=IF(OR(ISBLANK([.O85]); ISBLANK([.N85])); &quot;&quot;; IF([.G85]=&quot;Long&quot;; [.I85]*([.O85]-[.J85]); IF([.G85]=&quot;Short&quot;; [.I85]*([.J85]-[.O85]); &quot;&quot;)))">
            <text:p/>
          </table:table-cell>
          <table:table-cell table:formula="of:=IF(ISNUMBER([.R85]); IF([.R85]&gt;0; &quot;Win&quot;; &quot;Loss&quot;); &quot;&quot;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OR([.L86]=0; ISBLANK([.O86]));&quot;&quot;;[.R86]/[.L86])">
            <text:p/>
          </table:table-cell>
          <table:table-cell table:formula="of:=IF(OR(ISBLANK([.O86]); ISBLANK([.N86])); &quot;&quot;; IF([.G86]=&quot;Long&quot;; [.I86]*([.O86]-[.J86]); IF([.G86]=&quot;Short&quot;; [.I86]*([.J86]-[.O86]); &quot;&quot;)))">
            <text:p/>
          </table:table-cell>
          <table:table-cell table:formula="of:=IF(ISNUMBER([.R86]); IF([.R86]&gt;0; &quot;Win&quot;; &quot;Loss&quot;); &quot;&quot;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OR([.L87]=0; ISBLANK([.O87]));&quot;&quot;;[.R87]/[.L87])">
            <text:p/>
          </table:table-cell>
          <table:table-cell table:formula="of:=IF(OR(ISBLANK([.O87]); ISBLANK([.N87])); &quot;&quot;; IF([.G87]=&quot;Long&quot;; [.I87]*([.O87]-[.J87]); IF([.G87]=&quot;Short&quot;; [.I87]*([.J87]-[.O87]); &quot;&quot;)))">
            <text:p/>
          </table:table-cell>
          <table:table-cell table:formula="of:=IF(ISNUMBER([.R87]); IF([.R87]&gt;0; &quot;Win&quot;; &quot;Loss&quot;); &quot;&quot;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OR([.L88]=0; ISBLANK([.O88]));&quot;&quot;;[.R88]/[.L88])">
            <text:p/>
          </table:table-cell>
          <table:table-cell table:formula="of:=IF(OR(ISBLANK([.O88]); ISBLANK([.N88])); &quot;&quot;; IF([.G88]=&quot;Long&quot;; [.I88]*([.O88]-[.J88]); IF([.G88]=&quot;Short&quot;; [.I88]*([.J88]-[.O88]); &quot;&quot;)))">
            <text:p/>
          </table:table-cell>
          <table:table-cell table:formula="of:=IF(ISNUMBER([.R88]); IF([.R88]&gt;0; &quot;Win&quot;; &quot;Loss&quot;); &quot;&quot;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OR([.L89]=0; ISBLANK([.O89]));&quot;&quot;;[.R89]/[.L89])">
            <text:p/>
          </table:table-cell>
          <table:table-cell table:formula="of:=IF(OR(ISBLANK([.O89]); ISBLANK([.N89])); &quot;&quot;; IF([.G89]=&quot;Long&quot;; [.I89]*([.O89]-[.J89]); IF([.G89]=&quot;Short&quot;; [.I89]*([.J89]-[.O89]); &quot;&quot;)))">
            <text:p/>
          </table:table-cell>
          <table:table-cell table:formula="of:=IF(ISNUMBER([.R89]); IF([.R89]&gt;0; &quot;Win&quot;; &quot;Loss&quot;); &quot;&quot;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OR([.L90]=0; ISBLANK([.O90]));&quot;&quot;;[.R90]/[.L90])">
            <text:p/>
          </table:table-cell>
          <table:table-cell table:formula="of:=IF(OR(ISBLANK([.O90]); ISBLANK([.N90])); &quot;&quot;; IF([.G90]=&quot;Long&quot;; [.I90]*([.O90]-[.J90]); IF([.G90]=&quot;Short&quot;; [.I90]*([.J90]-[.O90]); &quot;&quot;)))">
            <text:p/>
          </table:table-cell>
          <table:table-cell table:formula="of:=IF(ISNUMBER([.R90]); IF([.R90]&gt;0; &quot;Win&quot;; &quot;Loss&quot;); &quot;&quot;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OR([.L91]=0; ISBLANK([.O91]));&quot;&quot;;[.R91]/[.L91])">
            <text:p/>
          </table:table-cell>
          <table:table-cell table:formula="of:=IF(OR(ISBLANK([.O91]); ISBLANK([.N91])); &quot;&quot;; IF([.G91]=&quot;Long&quot;; [.I91]*([.O91]-[.J91]); IF([.G91]=&quot;Short&quot;; [.I91]*([.J91]-[.O91]); &quot;&quot;)))">
            <text:p/>
          </table:table-cell>
          <table:table-cell table:formula="of:=IF(ISNUMBER([.R91]); IF([.R91]&gt;0; &quot;Win&quot;; &quot;Loss&quot;); &quot;&quot;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OR([.L92]=0; ISBLANK([.O92]));&quot;&quot;;[.R92]/[.L92])">
            <text:p/>
          </table:table-cell>
          <table:table-cell table:formula="of:=IF(OR(ISBLANK([.O92]); ISBLANK([.N92])); &quot;&quot;; IF([.G92]=&quot;Long&quot;; [.I92]*([.O92]-[.J92]); IF([.G92]=&quot;Short&quot;; [.I92]*([.J92]-[.O92]); &quot;&quot;)))">
            <text:p/>
          </table:table-cell>
          <table:table-cell table:formula="of:=IF(ISNUMBER([.R92]); IF([.R92]&gt;0; &quot;Win&quot;; &quot;Loss&quot;); &quot;&quot;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OR([.L93]=0; ISBLANK([.O93]));&quot;&quot;;[.R93]/[.L93])">
            <text:p/>
          </table:table-cell>
          <table:table-cell table:formula="of:=IF(OR(ISBLANK([.O93]); ISBLANK([.N93])); &quot;&quot;; IF([.G93]=&quot;Long&quot;; [.I93]*([.O93]-[.J93]); IF([.G93]=&quot;Short&quot;; [.I93]*([.J93]-[.O93]); &quot;&quot;)))">
            <text:p/>
          </table:table-cell>
          <table:table-cell table:formula="of:=IF(ISNUMBER([.R93]); IF([.R93]&gt;0; &quot;Win&quot;; &quot;Loss&quot;); &quot;&quot;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OR([.L94]=0; ISBLANK([.O94]));&quot;&quot;;[.R94]/[.L94])">
            <text:p/>
          </table:table-cell>
          <table:table-cell table:formula="of:=IF(OR(ISBLANK([.O94]); ISBLANK([.N94])); &quot;&quot;; IF([.G94]=&quot;Long&quot;; [.I94]*([.O94]-[.J94]); IF([.G94]=&quot;Short&quot;; [.I94]*([.J94]-[.O94]); &quot;&quot;)))">
            <text:p/>
          </table:table-cell>
          <table:table-cell table:formula="of:=IF(ISNUMBER([.R94]); IF([.R94]&gt;0; &quot;Win&quot;; &quot;Loss&quot;); &quot;&quot;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OR([.L95]=0; ISBLANK([.O95]));&quot;&quot;;[.R95]/[.L95])">
            <text:p/>
          </table:table-cell>
          <table:table-cell table:formula="of:=IF(OR(ISBLANK([.O95]); ISBLANK([.N95])); &quot;&quot;; IF([.G95]=&quot;Long&quot;; [.I95]*([.O95]-[.J95]); IF([.G95]=&quot;Short&quot;; [.I95]*([.J95]-[.O95]); &quot;&quot;)))">
            <text:p/>
          </table:table-cell>
          <table:table-cell table:formula="of:=IF(ISNUMBER([.R95]); IF([.R95]&gt;0; &quot;Win&quot;; &quot;Loss&quot;); &quot;&quot;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OR([.L96]=0; ISBLANK([.O96]));&quot;&quot;;[.R96]/[.L96])">
            <text:p/>
          </table:table-cell>
          <table:table-cell table:formula="of:=IF(OR(ISBLANK([.O96]); ISBLANK([.N96])); &quot;&quot;; IF([.G96]=&quot;Long&quot;; [.I96]*([.O96]-[.J96]); IF([.G96]=&quot;Short&quot;; [.I96]*([.J96]-[.O96]); &quot;&quot;)))">
            <text:p/>
          </table:table-cell>
          <table:table-cell table:formula="of:=IF(ISNUMBER([.R96]); IF([.R96]&gt;0; &quot;Win&quot;; &quot;Loss&quot;); &quot;&quot;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OR([.L97]=0; ISBLANK([.O97]));&quot;&quot;;[.R97]/[.L97])">
            <text:p/>
          </table:table-cell>
          <table:table-cell table:formula="of:=IF(OR(ISBLANK([.O97]); ISBLANK([.N97])); &quot;&quot;; IF([.G97]=&quot;Long&quot;; [.I97]*([.O97]-[.J97]); IF([.G97]=&quot;Short&quot;; [.I97]*([.J97]-[.O97]); &quot;&quot;)))">
            <text:p/>
          </table:table-cell>
          <table:table-cell table:formula="of:=IF(ISNUMBER([.R97]); IF([.R97]&gt;0; &quot;Win&quot;; &quot;Loss&quot;); &quot;&quot;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OR([.L98]=0; ISBLANK([.O98]));&quot;&quot;;[.R98]/[.L98])">
            <text:p/>
          </table:table-cell>
          <table:table-cell table:formula="of:=IF(OR(ISBLANK([.O98]); ISBLANK([.N98])); &quot;&quot;; IF([.G98]=&quot;Long&quot;; [.I98]*([.O98]-[.J98]); IF([.G98]=&quot;Short&quot;; [.I98]*([.J98]-[.O98]); &quot;&quot;)))">
            <text:p/>
          </table:table-cell>
          <table:table-cell table:formula="of:=IF(ISNUMBER([.R98]); IF([.R98]&gt;0; &quot;Win&quot;; &quot;Loss&quot;); &quot;&quot;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OR([.L99]=0; ISBLANK([.O99]));&quot;&quot;;[.R99]/[.L99])">
            <text:p/>
          </table:table-cell>
          <table:table-cell table:formula="of:=IF(OR(ISBLANK([.O99]); ISBLANK([.N99])); &quot;&quot;; IF([.G99]=&quot;Long&quot;; [.I99]*([.O99]-[.J99]); IF([.G99]=&quot;Short&quot;; [.I99]*([.J99]-[.O99]); &quot;&quot;)))">
            <text:p/>
          </table:table-cell>
          <table:table-cell table:formula="of:=IF(ISNUMBER([.R99]); IF([.R99]&gt;0; &quot;Win&quot;; &quot;Loss&quot;); &quot;&quot;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OR([.L100]=0; ISBLANK([.O100]));&quot;&quot;;[.R100]/[.L100])">
            <text:p/>
          </table:table-cell>
          <table:table-cell table:formula="of:=IF(OR(ISBLANK([.O100]); ISBLANK([.N100])); &quot;&quot;; IF([.G100]=&quot;Long&quot;; [.I100]*([.O100]-[.J100]); IF([.G100]=&quot;Short&quot;; [.I100]*([.J100]-[.O100]); &quot;&quot;)))">
            <text:p/>
          </table:table-cell>
          <table:table-cell table:formula="of:=IF(ISNUMBER([.R100]); IF([.R100]&gt;0; &quot;Win&quot;; &quot;Loss&quot;); &quot;&quot;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OR([.L101]=0; ISBLANK([.O101]));&quot;&quot;;[.R101]/[.L101])">
            <text:p/>
          </table:table-cell>
          <table:table-cell table:formula="of:=IF(OR(ISBLANK([.O101]); ISBLANK([.N101])); &quot;&quot;; IF([.G101]=&quot;Long&quot;; [.I101]*([.O101]-[.J101]); IF([.G101]=&quot;Short&quot;; [.I101]*([.J101]-[.O101]); &quot;&quot;)))">
            <text:p/>
          </table:table-cell>
          <table:table-cell table:formula="of:=IF(ISNUMBER([.R101]); IF([.R101]&gt;0; &quot;Win&quot;; &quot;Loss&quot;); &quot;&quot;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OR([.L102]=0; ISBLANK([.O102]));&quot;&quot;;[.R102]/[.L102])">
            <text:p/>
          </table:table-cell>
          <table:table-cell table:formula="of:=IF(OR(ISBLANK([.O102]); ISBLANK([.N102])); &quot;&quot;; IF([.G102]=&quot;Long&quot;; [.I102]*([.O102]-[.J102]); IF([.G102]=&quot;Short&quot;; [.I102]*([.J102]-[.O102]); &quot;&quot;)))">
            <text:p/>
          </table:table-cell>
          <table:table-cell table:formula="of:=IF(ISNUMBER([.R102]); IF([.R102]&gt;0; &quot;Win&quot;; &quot;Loss&quot;); &quot;&quot;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OR([.L103]=0; ISBLANK([.O103]));&quot;&quot;;[.R103]/[.L103])">
            <text:p/>
          </table:table-cell>
          <table:table-cell table:formula="of:=IF(OR(ISBLANK([.O103]); ISBLANK([.N103])); &quot;&quot;; IF([.G103]=&quot;Long&quot;; [.I103]*([.O103]-[.J103]); IF([.G103]=&quot;Short&quot;; [.I103]*([.J103]-[.O103]); &quot;&quot;)))">
            <text:p/>
          </table:table-cell>
          <table:table-cell table:formula="of:=IF(ISNUMBER([.R103]); IF([.R103]&gt;0; &quot;Win&quot;; &quot;Loss&quot;); &quot;&quot;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OR([.L104]=0; ISBLANK([.O104]));&quot;&quot;;[.R104]/[.L104])">
            <text:p/>
          </table:table-cell>
          <table:table-cell table:formula="of:=IF(OR(ISBLANK([.O104]); ISBLANK([.N104])); &quot;&quot;; IF([.G104]=&quot;Long&quot;; [.I104]*([.O104]-[.J104]); IF([.G104]=&quot;Short&quot;; [.I104]*([.J104]-[.O104]); &quot;&quot;)))">
            <text:p/>
          </table:table-cell>
          <table:table-cell table:formula="of:=IF(ISNUMBER([.R104]); IF([.R104]&gt;0; &quot;Win&quot;; &quot;Loss&quot;); &quot;&quot;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OR([.L105]=0; ISBLANK([.O105]));&quot;&quot;;[.R105]/[.L105])">
            <text:p/>
          </table:table-cell>
          <table:table-cell table:formula="of:=IF(OR(ISBLANK([.O105]); ISBLANK([.N105])); &quot;&quot;; IF([.G105]=&quot;Long&quot;; [.I105]*([.O105]-[.J105]); IF([.G105]=&quot;Short&quot;; [.I105]*([.J105]-[.O105]); &quot;&quot;)))">
            <text:p/>
          </table:table-cell>
          <table:table-cell table:formula="of:=IF(ISNUMBER([.R105]); IF([.R105]&gt;0; &quot;Win&quot;; &quot;Loss&quot;); &quot;&quot;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OR([.L106]=0; ISBLANK([.O106]));&quot;&quot;;[.R106]/[.L106])">
            <text:p/>
          </table:table-cell>
          <table:table-cell table:formula="of:=IF(OR(ISBLANK([.O106]); ISBLANK([.N106])); &quot;&quot;; IF([.G106]=&quot;Long&quot;; [.I106]*([.O106]-[.J106]); IF([.G106]=&quot;Short&quot;; [.I106]*([.J106]-[.O106]); &quot;&quot;)))">
            <text:p/>
          </table:table-cell>
          <table:table-cell table:formula="of:=IF(ISNUMBER([.R106]); IF([.R106]&gt;0; &quot;Win&quot;; &quot;Loss&quot;); &quot;&quot;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OR([.L107]=0; ISBLANK([.O107]));&quot;&quot;;[.R107]/[.L107])">
            <text:p/>
          </table:table-cell>
          <table:table-cell table:formula="of:=IF(OR(ISBLANK([.O107]); ISBLANK([.N107])); &quot;&quot;; IF([.G107]=&quot;Long&quot;; [.I107]*([.O107]-[.J107]); IF([.G107]=&quot;Short&quot;; [.I107]*([.J107]-[.O107]); &quot;&quot;)))">
            <text:p/>
          </table:table-cell>
          <table:table-cell table:formula="of:=IF(ISNUMBER([.R107]); IF([.R107]&gt;0; &quot;Win&quot;; &quot;Loss&quot;); &quot;&quot;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OR([.L108]=0; ISBLANK([.O108]));&quot;&quot;;[.R108]/[.L108])">
            <text:p/>
          </table:table-cell>
          <table:table-cell table:formula="of:=IF(OR(ISBLANK([.O108]); ISBLANK([.N108])); &quot;&quot;; IF([.G108]=&quot;Long&quot;; [.I108]*([.O108]-[.J108]); IF([.G108]=&quot;Short&quot;; [.I108]*([.J108]-[.O108]); &quot;&quot;)))">
            <text:p/>
          </table:table-cell>
          <table:table-cell table:formula="of:=IF(ISNUMBER([.R108]); IF([.R108]&gt;0; &quot;Win&quot;; &quot;Loss&quot;); &quot;&quot;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OR([.L109]=0; ISBLANK([.O109]));&quot;&quot;;[.R109]/[.L109])">
            <text:p/>
          </table:table-cell>
          <table:table-cell table:formula="of:=IF(OR(ISBLANK([.O109]); ISBLANK([.N109])); &quot;&quot;; IF([.G109]=&quot;Long&quot;; [.I109]*([.O109]-[.J109]); IF([.G109]=&quot;Short&quot;; [.I109]*([.J109]-[.O109]); &quot;&quot;)))">
            <text:p/>
          </table:table-cell>
          <table:table-cell table:formula="of:=IF(ISNUMBER([.R109]); IF([.R109]&gt;0; &quot;Win&quot;; &quot;Loss&quot;); &quot;&quot;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OR([.L110]=0; ISBLANK([.O110]));&quot;&quot;;[.R110]/[.L110])">
            <text:p/>
          </table:table-cell>
          <table:table-cell table:formula="of:=IF(OR(ISBLANK([.O110]); ISBLANK([.N110])); &quot;&quot;; IF([.G110]=&quot;Long&quot;; [.I110]*([.O110]-[.J110]); IF([.G110]=&quot;Short&quot;; [.I110]*([.J110]-[.O110]); &quot;&quot;)))">
            <text:p/>
          </table:table-cell>
          <table:table-cell table:formula="of:=IF(ISNUMBER([.R110]); IF([.R110]&gt;0; &quot;Win&quot;; &quot;Loss&quot;); &quot;&quot;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OR([.L111]=0; ISBLANK([.O111]));&quot;&quot;;[.R111]/[.L111])">
            <text:p/>
          </table:table-cell>
          <table:table-cell table:formula="of:=IF(OR(ISBLANK([.O111]); ISBLANK([.N111])); &quot;&quot;; IF([.G111]=&quot;Long&quot;; [.I111]*([.O111]-[.J111]); IF([.G111]=&quot;Short&quot;; [.I111]*([.J111]-[.O111]); &quot;&quot;)))">
            <text:p/>
          </table:table-cell>
          <table:table-cell table:formula="of:=IF(ISNUMBER([.R111]); IF([.R111]&gt;0; &quot;Win&quot;; &quot;Loss&quot;); &quot;&quot;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OR([.L112]=0; ISBLANK([.O112]));&quot;&quot;;[.R112]/[.L112])">
            <text:p/>
          </table:table-cell>
          <table:table-cell table:formula="of:=IF(OR(ISBLANK([.O112]); ISBLANK([.N112])); &quot;&quot;; IF([.G112]=&quot;Long&quot;; [.I112]*([.O112]-[.J112]); IF([.G112]=&quot;Short&quot;; [.I112]*([.J112]-[.O112]); &quot;&quot;)))">
            <text:p/>
          </table:table-cell>
          <table:table-cell table:formula="of:=IF(ISNUMBER([.R112]); IF([.R112]&gt;0; &quot;Win&quot;; &quot;Loss&quot;); &quot;&quot;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OR([.L113]=0; ISBLANK([.O113]));&quot;&quot;;[.R113]/[.L113])">
            <text:p/>
          </table:table-cell>
          <table:table-cell table:formula="of:=IF(OR(ISBLANK([.O113]); ISBLANK([.N113])); &quot;&quot;; IF([.G113]=&quot;Long&quot;; [.I113]*([.O113]-[.J113]); IF([.G113]=&quot;Short&quot;; [.I113]*([.J113]-[.O113]); &quot;&quot;)))">
            <text:p/>
          </table:table-cell>
          <table:table-cell table:formula="of:=IF(ISNUMBER([.R113]); IF([.R113]&gt;0; &quot;Win&quot;; &quot;Loss&quot;); &quot;&quot;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OR([.L114]=0; ISBLANK([.O114]));&quot;&quot;;[.R114]/[.L114])">
            <text:p/>
          </table:table-cell>
          <table:table-cell table:formula="of:=IF(OR(ISBLANK([.O114]); ISBLANK([.N114])); &quot;&quot;; IF([.G114]=&quot;Long&quot;; [.I114]*([.O114]-[.J114]); IF([.G114]=&quot;Short&quot;; [.I114]*([.J114]-[.O114]); &quot;&quot;)))">
            <text:p/>
          </table:table-cell>
          <table:table-cell table:formula="of:=IF(ISNUMBER([.R114]); IF([.R114]&gt;0; &quot;Win&quot;; &quot;Loss&quot;); &quot;&quot;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OR([.L115]=0; ISBLANK([.O115]));&quot;&quot;;[.R115]/[.L115])">
            <text:p/>
          </table:table-cell>
          <table:table-cell table:formula="of:=IF(OR(ISBLANK([.O115]); ISBLANK([.N115])); &quot;&quot;; IF([.G115]=&quot;Long&quot;; [.I115]*([.O115]-[.J115]); IF([.G115]=&quot;Short&quot;; [.I115]*([.J115]-[.O115]); &quot;&quot;)))">
            <text:p/>
          </table:table-cell>
          <table:table-cell table:formula="of:=IF(ISNUMBER([.R115]); IF([.R115]&gt;0; &quot;Win&quot;; &quot;Loss&quot;); &quot;&quot;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OR([.L116]=0; ISBLANK([.O116]));&quot;&quot;;[.R116]/[.L116])">
            <text:p/>
          </table:table-cell>
          <table:table-cell table:formula="of:=IF(OR(ISBLANK([.O116]); ISBLANK([.N116])); &quot;&quot;; IF([.G116]=&quot;Long&quot;; [.I116]*([.O116]-[.J116]); IF([.G116]=&quot;Short&quot;; [.I116]*([.J116]-[.O116]); &quot;&quot;)))">
            <text:p/>
          </table:table-cell>
          <table:table-cell table:formula="of:=IF(ISNUMBER([.R116]); IF([.R116]&gt;0; &quot;Win&quot;; &quot;Loss&quot;); &quot;&quot;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OR([.L117]=0; ISBLANK([.O117]));&quot;&quot;;[.R117]/[.L117])">
            <text:p/>
          </table:table-cell>
          <table:table-cell table:formula="of:=IF(OR(ISBLANK([.O117]); ISBLANK([.N117])); &quot;&quot;; IF([.G117]=&quot;Long&quot;; [.I117]*([.O117]-[.J117]); IF([.G117]=&quot;Short&quot;; [.I117]*([.J117]-[.O117]); &quot;&quot;)))">
            <text:p/>
          </table:table-cell>
          <table:table-cell table:formula="of:=IF(ISNUMBER([.R117]); IF([.R117]&gt;0; &quot;Win&quot;; &quot;Loss&quot;); &quot;&quot;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OR([.L118]=0; ISBLANK([.O118]));&quot;&quot;;[.R118]/[.L118])">
            <text:p/>
          </table:table-cell>
          <table:table-cell table:formula="of:=IF(OR(ISBLANK([.O118]); ISBLANK([.N118])); &quot;&quot;; IF([.G118]=&quot;Long&quot;; [.I118]*([.O118]-[.J118]); IF([.G118]=&quot;Short&quot;; [.I118]*([.J118]-[.O118]); &quot;&quot;)))">
            <text:p/>
          </table:table-cell>
          <table:table-cell table:formula="of:=IF(ISNUMBER([.R118]); IF([.R118]&gt;0; &quot;Win&quot;; &quot;Loss&quot;); &quot;&quot;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OR([.L119]=0; ISBLANK([.O119]));&quot;&quot;;[.R119]/[.L119])">
            <text:p/>
          </table:table-cell>
          <table:table-cell table:formula="of:=IF(OR(ISBLANK([.O119]); ISBLANK([.N119])); &quot;&quot;; IF([.G119]=&quot;Long&quot;; [.I119]*([.O119]-[.J119]); IF([.G119]=&quot;Short&quot;; [.I119]*([.J119]-[.O119]); &quot;&quot;)))">
            <text:p/>
          </table:table-cell>
          <table:table-cell table:formula="of:=IF(ISNUMBER([.R119]); IF([.R119]&gt;0; &quot;Win&quot;; &quot;Loss&quot;); &quot;&quot;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OR([.L120]=0; ISBLANK([.O120]));&quot;&quot;;[.R120]/[.L120])">
            <text:p/>
          </table:table-cell>
          <table:table-cell table:formula="of:=IF(OR(ISBLANK([.O120]); ISBLANK([.N120])); &quot;&quot;; IF([.G120]=&quot;Long&quot;; [.I120]*([.O120]-[.J120]); IF([.G120]=&quot;Short&quot;; [.I120]*([.J120]-[.O120]); &quot;&quot;)))">
            <text:p/>
          </table:table-cell>
          <table:table-cell table:formula="of:=IF(ISNUMBER([.R120]); IF([.R120]&gt;0; &quot;Win&quot;; &quot;Loss&quot;); &quot;&quot;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OR([.L121]=0; ISBLANK([.O121]));&quot;&quot;;[.R121]/[.L121])">
            <text:p/>
          </table:table-cell>
          <table:table-cell table:formula="of:=IF(OR(ISBLANK([.O121]); ISBLANK([.N121])); &quot;&quot;; IF([.G121]=&quot;Long&quot;; [.I121]*([.O121]-[.J121]); IF([.G121]=&quot;Short&quot;; [.I121]*([.J121]-[.O121]); &quot;&quot;)))">
            <text:p/>
          </table:table-cell>
          <table:table-cell table:formula="of:=IF(ISNUMBER([.R121]); IF([.R121]&gt;0; &quot;Win&quot;; &quot;Loss&quot;); &quot;&quot;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OR([.L122]=0; ISBLANK([.O122]));&quot;&quot;;[.R122]/[.L122])">
            <text:p/>
          </table:table-cell>
          <table:table-cell table:formula="of:=IF(OR(ISBLANK([.O122]); ISBLANK([.N122])); &quot;&quot;; IF([.G122]=&quot;Long&quot;; [.I122]*([.O122]-[.J122]); IF([.G122]=&quot;Short&quot;; [.I122]*([.J122]-[.O122]); &quot;&quot;)))">
            <text:p/>
          </table:table-cell>
          <table:table-cell table:formula="of:=IF(ISNUMBER([.R122]); IF([.R122]&gt;0; &quot;Win&quot;; &quot;Loss&quot;); &quot;&quot;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OR([.L123]=0; ISBLANK([.O123]));&quot;&quot;;[.R123]/[.L123])">
            <text:p/>
          </table:table-cell>
          <table:table-cell table:formula="of:=IF(OR(ISBLANK([.O123]); ISBLANK([.N123])); &quot;&quot;; IF([.G123]=&quot;Long&quot;; [.I123]*([.O123]-[.J123]); IF([.G123]=&quot;Short&quot;; [.I123]*([.J123]-[.O123]); &quot;&quot;)))">
            <text:p/>
          </table:table-cell>
          <table:table-cell table:formula="of:=IF(ISNUMBER([.R123]); IF([.R123]&gt;0; &quot;Win&quot;; &quot;Loss&quot;); &quot;&quot;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OR([.L124]=0; ISBLANK([.O124]));&quot;&quot;;[.R124]/[.L124])">
            <text:p/>
          </table:table-cell>
          <table:table-cell table:formula="of:=IF(OR(ISBLANK([.O124]); ISBLANK([.N124])); &quot;&quot;; IF([.G124]=&quot;Long&quot;; [.I124]*([.O124]-[.J124]); IF([.G124]=&quot;Short&quot;; [.I124]*([.J124]-[.O124]); &quot;&quot;)))">
            <text:p/>
          </table:table-cell>
          <table:table-cell table:formula="of:=IF(ISNUMBER([.R124]); IF([.R124]&gt;0; &quot;Win&quot;; &quot;Loss&quot;); &quot;&quot;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OR([.L125]=0; ISBLANK([.O125]));&quot;&quot;;[.R125]/[.L125])">
            <text:p/>
          </table:table-cell>
          <table:table-cell table:formula="of:=IF(OR(ISBLANK([.O125]); ISBLANK([.N125])); &quot;&quot;; IF([.G125]=&quot;Long&quot;; [.I125]*([.O125]-[.J125]); IF([.G125]=&quot;Short&quot;; [.I125]*([.J125]-[.O125]); &quot;&quot;)))">
            <text:p/>
          </table:table-cell>
          <table:table-cell table:formula="of:=IF(ISNUMBER([.R125]); IF([.R125]&gt;0; &quot;Win&quot;; &quot;Loss&quot;); &quot;&quot;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OR([.L126]=0; ISBLANK([.O126]));&quot;&quot;;[.R126]/[.L126])">
            <text:p/>
          </table:table-cell>
          <table:table-cell table:formula="of:=IF(OR(ISBLANK([.O126]); ISBLANK([.N126])); &quot;&quot;; IF([.G126]=&quot;Long&quot;; [.I126]*([.O126]-[.J126]); IF([.G126]=&quot;Short&quot;; [.I126]*([.J126]-[.O126]); &quot;&quot;)))">
            <text:p/>
          </table:table-cell>
          <table:table-cell table:formula="of:=IF(ISNUMBER([.R126]); IF([.R126]&gt;0; &quot;Win&quot;; &quot;Loss&quot;); &quot;&quot;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OR([.L127]=0; ISBLANK([.O127]));&quot;&quot;;[.R127]/[.L127])">
            <text:p/>
          </table:table-cell>
          <table:table-cell table:formula="of:=IF(OR(ISBLANK([.O127]); ISBLANK([.N127])); &quot;&quot;; IF([.G127]=&quot;Long&quot;; [.I127]*([.O127]-[.J127]); IF([.G127]=&quot;Short&quot;; [.I127]*([.J127]-[.O127]); &quot;&quot;)))">
            <text:p/>
          </table:table-cell>
          <table:table-cell table:formula="of:=IF(ISNUMBER([.R127]); IF([.R127]&gt;0; &quot;Win&quot;; &quot;Loss&quot;); &quot;&quot;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OR([.L128]=0; ISBLANK([.O128]));&quot;&quot;;[.R128]/[.L128])">
            <text:p/>
          </table:table-cell>
          <table:table-cell table:formula="of:=IF(OR(ISBLANK([.O128]); ISBLANK([.N128])); &quot;&quot;; IF([.G128]=&quot;Long&quot;; [.I128]*([.O128]-[.J128]); IF([.G128]=&quot;Short&quot;; [.I128]*([.J128]-[.O128]); &quot;&quot;)))">
            <text:p/>
          </table:table-cell>
          <table:table-cell table:formula="of:=IF(ISNUMBER([.R128]); IF([.R128]&gt;0; &quot;Win&quot;; &quot;Loss&quot;); &quot;&quot;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OR([.L129]=0; ISBLANK([.O129]));&quot;&quot;;[.R129]/[.L129])">
            <text:p/>
          </table:table-cell>
          <table:table-cell table:formula="of:=IF(OR(ISBLANK([.O129]); ISBLANK([.N129])); &quot;&quot;; IF([.G129]=&quot;Long&quot;; [.I129]*([.O129]-[.J129]); IF([.G129]=&quot;Short&quot;; [.I129]*([.J129]-[.O129]); &quot;&quot;)))">
            <text:p/>
          </table:table-cell>
          <table:table-cell table:formula="of:=IF(ISNUMBER([.R129]); IF([.R129]&gt;0; &quot;Win&quot;; &quot;Loss&quot;); &quot;&quot;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OR([.L130]=0; ISBLANK([.O130]));&quot;&quot;;[.R130]/[.L130])">
            <text:p/>
          </table:table-cell>
          <table:table-cell table:formula="of:=IF(OR(ISBLANK([.O130]); ISBLANK([.N130])); &quot;&quot;; IF([.G130]=&quot;Long&quot;; [.I130]*([.O130]-[.J130]); IF([.G130]=&quot;Short&quot;; [.I130]*([.J130]-[.O130]); &quot;&quot;)))">
            <text:p/>
          </table:table-cell>
          <table:table-cell table:formula="of:=IF(ISNUMBER([.R130]); IF([.R130]&gt;0; &quot;Win&quot;; &quot;Loss&quot;); &quot;&quot;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OR([.L131]=0; ISBLANK([.O131]));&quot;&quot;;[.R131]/[.L131])">
            <text:p/>
          </table:table-cell>
          <table:table-cell table:formula="of:=IF(OR(ISBLANK([.O131]); ISBLANK([.N131])); &quot;&quot;; IF([.G131]=&quot;Long&quot;; [.I131]*([.O131]-[.J131]); IF([.G131]=&quot;Short&quot;; [.I131]*([.J131]-[.O131]); &quot;&quot;)))">
            <text:p/>
          </table:table-cell>
          <table:table-cell table:formula="of:=IF(ISNUMBER([.R131]); IF([.R131]&gt;0; &quot;Win&quot;; &quot;Loss&quot;); &quot;&quot;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OR([.L132]=0; ISBLANK([.O132]));&quot;&quot;;[.R132]/[.L132])">
            <text:p/>
          </table:table-cell>
          <table:table-cell table:formula="of:=IF(OR(ISBLANK([.O132]); ISBLANK([.N132])); &quot;&quot;; IF([.G132]=&quot;Long&quot;; [.I132]*([.O132]-[.J132]); IF([.G132]=&quot;Short&quot;; [.I132]*([.J132]-[.O132]); &quot;&quot;)))">
            <text:p/>
          </table:table-cell>
          <table:table-cell table:formula="of:=IF(ISNUMBER([.R132]); IF([.R132]&gt;0; &quot;Win&quot;; &quot;Loss&quot;); &quot;&quot;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OR([.L133]=0; ISBLANK([.O133]));&quot;&quot;;[.R133]/[.L133])">
            <text:p/>
          </table:table-cell>
          <table:table-cell table:formula="of:=IF(OR(ISBLANK([.O133]); ISBLANK([.N133])); &quot;&quot;; IF([.G133]=&quot;Long&quot;; [.I133]*([.O133]-[.J133]); IF([.G133]=&quot;Short&quot;; [.I133]*([.J133]-[.O133]); &quot;&quot;)))">
            <text:p/>
          </table:table-cell>
          <table:table-cell table:formula="of:=IF(ISNUMBER([.R133]); IF([.R133]&gt;0; &quot;Win&quot;; &quot;Loss&quot;); &quot;&quot;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OR([.L134]=0; ISBLANK([.O134]));&quot;&quot;;[.R134]/[.L134])">
            <text:p/>
          </table:table-cell>
          <table:table-cell table:formula="of:=IF(OR(ISBLANK([.O134]); ISBLANK([.N134])); &quot;&quot;; IF([.G134]=&quot;Long&quot;; [.I134]*([.O134]-[.J134]); IF([.G134]=&quot;Short&quot;; [.I134]*([.J134]-[.O134]); &quot;&quot;)))">
            <text:p/>
          </table:table-cell>
          <table:table-cell table:formula="of:=IF(ISNUMBER([.R134]); IF([.R134]&gt;0; &quot;Win&quot;; &quot;Loss&quot;); &quot;&quot;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OR([.L135]=0; ISBLANK([.O135]));&quot;&quot;;[.R135]/[.L135])">
            <text:p/>
          </table:table-cell>
          <table:table-cell table:formula="of:=IF(OR(ISBLANK([.O135]); ISBLANK([.N135])); &quot;&quot;; IF([.G135]=&quot;Long&quot;; [.I135]*([.O135]-[.J135]); IF([.G135]=&quot;Short&quot;; [.I135]*([.J135]-[.O135]); &quot;&quot;)))">
            <text:p/>
          </table:table-cell>
          <table:table-cell table:formula="of:=IF(ISNUMBER([.R135]); IF([.R135]&gt;0; &quot;Win&quot;; &quot;Loss&quot;); &quot;&quot;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OR([.L136]=0; ISBLANK([.O136]));&quot;&quot;;[.R136]/[.L136])">
            <text:p/>
          </table:table-cell>
          <table:table-cell table:formula="of:=IF(OR(ISBLANK([.O136]); ISBLANK([.N136])); &quot;&quot;; IF([.G136]=&quot;Long&quot;; [.I136]*([.O136]-[.J136]); IF([.G136]=&quot;Short&quot;; [.I136]*([.J136]-[.O136]); &quot;&quot;)))">
            <text:p/>
          </table:table-cell>
          <table:table-cell table:formula="of:=IF(ISNUMBER([.R136]); IF([.R136]&gt;0; &quot;Win&quot;; &quot;Loss&quot;); &quot;&quot;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OR([.L137]=0; ISBLANK([.O137]));&quot;&quot;;[.R137]/[.L137])">
            <text:p/>
          </table:table-cell>
          <table:table-cell table:formula="of:=IF(OR(ISBLANK([.O137]); ISBLANK([.N137])); &quot;&quot;; IF([.G137]=&quot;Long&quot;; [.I137]*([.O137]-[.J137]); IF([.G137]=&quot;Short&quot;; [.I137]*([.J137]-[.O137]); &quot;&quot;)))">
            <text:p/>
          </table:table-cell>
          <table:table-cell table:formula="of:=IF(ISNUMBER([.R137]); IF([.R137]&gt;0; &quot;Win&quot;; &quot;Loss&quot;); &quot;&quot;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OR([.L138]=0; ISBLANK([.O138]));&quot;&quot;;[.R138]/[.L138])">
            <text:p/>
          </table:table-cell>
          <table:table-cell table:formula="of:=IF(OR(ISBLANK([.O138]); ISBLANK([.N138])); &quot;&quot;; IF([.G138]=&quot;Long&quot;; [.I138]*([.O138]-[.J138]); IF([.G138]=&quot;Short&quot;; [.I138]*([.J138]-[.O138]); &quot;&quot;)))">
            <text:p/>
          </table:table-cell>
          <table:table-cell table:formula="of:=IF(ISNUMBER([.R138]); IF([.R138]&gt;0; &quot;Win&quot;; &quot;Loss&quot;); &quot;&quot;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OR([.L139]=0; ISBLANK([.O139]));&quot;&quot;;[.R139]/[.L139])">
            <text:p/>
          </table:table-cell>
          <table:table-cell table:formula="of:=IF(OR(ISBLANK([.O139]); ISBLANK([.N139])); &quot;&quot;; IF([.G139]=&quot;Long&quot;; [.I139]*([.O139]-[.J139]); IF([.G139]=&quot;Short&quot;; [.I139]*([.J139]-[.O139]); &quot;&quot;)))">
            <text:p/>
          </table:table-cell>
          <table:table-cell table:formula="of:=IF(ISNUMBER([.R139]); IF([.R139]&gt;0; &quot;Win&quot;; &quot;Loss&quot;); &quot;&quot;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OR([.L140]=0; ISBLANK([.O140]));&quot;&quot;;[.R140]/[.L140])">
            <text:p/>
          </table:table-cell>
          <table:table-cell table:formula="of:=IF(OR(ISBLANK([.O140]); ISBLANK([.N140])); &quot;&quot;; IF([.G140]=&quot;Long&quot;; [.I140]*([.O140]-[.J140]); IF([.G140]=&quot;Short&quot;; [.I140]*([.J140]-[.O140]); &quot;&quot;)))">
            <text:p/>
          </table:table-cell>
          <table:table-cell table:formula="of:=IF(ISNUMBER([.R140]); IF([.R140]&gt;0; &quot;Win&quot;; &quot;Loss&quot;); &quot;&quot;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OR([.L141]=0; ISBLANK([.O141]));&quot;&quot;;[.R141]/[.L141])">
            <text:p/>
          </table:table-cell>
          <table:table-cell table:formula="of:=IF(OR(ISBLANK([.O141]); ISBLANK([.N141])); &quot;&quot;; IF([.G141]=&quot;Long&quot;; [.I141]*([.O141]-[.J141]); IF([.G141]=&quot;Short&quot;; [.I141]*([.J141]-[.O141]); &quot;&quot;)))">
            <text:p/>
          </table:table-cell>
          <table:table-cell table:formula="of:=IF(ISNUMBER([.R141]); IF([.R141]&gt;0; &quot;Win&quot;; &quot;Loss&quot;); &quot;&quot;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OR([.L142]=0; ISBLANK([.O142]));&quot;&quot;;[.R142]/[.L142])">
            <text:p/>
          </table:table-cell>
          <table:table-cell table:formula="of:=IF(OR(ISBLANK([.O142]); ISBLANK([.N142])); &quot;&quot;; IF([.G142]=&quot;Long&quot;; [.I142]*([.O142]-[.J142]); IF([.G142]=&quot;Short&quot;; [.I142]*([.J142]-[.O142]); &quot;&quot;)))">
            <text:p/>
          </table:table-cell>
          <table:table-cell table:formula="of:=IF(ISNUMBER([.R142]); IF([.R142]&gt;0; &quot;Win&quot;; &quot;Loss&quot;); &quot;&quot;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OR([.L143]=0; ISBLANK([.O143]));&quot;&quot;;[.R143]/[.L143])">
            <text:p/>
          </table:table-cell>
          <table:table-cell table:formula="of:=IF(OR(ISBLANK([.O143]); ISBLANK([.N143])); &quot;&quot;; IF([.G143]=&quot;Long&quot;; [.I143]*([.O143]-[.J143]); IF([.G143]=&quot;Short&quot;; [.I143]*([.J143]-[.O143]); &quot;&quot;)))">
            <text:p/>
          </table:table-cell>
          <table:table-cell table:formula="of:=IF(ISNUMBER([.R143]); IF([.R143]&gt;0; &quot;Win&quot;; &quot;Loss&quot;); &quot;&quot;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OR([.L144]=0; ISBLANK([.O144]));&quot;&quot;;[.R144]/[.L144])">
            <text:p/>
          </table:table-cell>
          <table:table-cell table:formula="of:=IF(OR(ISBLANK([.O144]); ISBLANK([.N144])); &quot;&quot;; IF([.G144]=&quot;Long&quot;; [.I144]*([.O144]-[.J144]); IF([.G144]=&quot;Short&quot;; [.I144]*([.J144]-[.O144]); &quot;&quot;)))">
            <text:p/>
          </table:table-cell>
          <table:table-cell table:formula="of:=IF(ISNUMBER([.R144]); IF([.R144]&gt;0; &quot;Win&quot;; &quot;Loss&quot;); &quot;&quot;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OR([.L145]=0; ISBLANK([.O145]));&quot;&quot;;[.R145]/[.L145])">
            <text:p/>
          </table:table-cell>
          <table:table-cell table:formula="of:=IF(OR(ISBLANK([.O145]); ISBLANK([.N145])); &quot;&quot;; IF([.G145]=&quot;Long&quot;; [.I145]*([.O145]-[.J145]); IF([.G145]=&quot;Short&quot;; [.I145]*([.J145]-[.O145]); &quot;&quot;)))">
            <text:p/>
          </table:table-cell>
          <table:table-cell table:formula="of:=IF(ISNUMBER([.R145]); IF([.R145]&gt;0; &quot;Win&quot;; &quot;Loss&quot;); &quot;&quot;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OR([.L146]=0; ISBLANK([.O146]));&quot;&quot;;[.R146]/[.L146])">
            <text:p/>
          </table:table-cell>
          <table:table-cell table:formula="of:=IF(OR(ISBLANK([.O146]); ISBLANK([.N146])); &quot;&quot;; IF([.G146]=&quot;Long&quot;; [.I146]*([.O146]-[.J146]); IF([.G146]=&quot;Short&quot;; [.I146]*([.J146]-[.O146]); &quot;&quot;)))">
            <text:p/>
          </table:table-cell>
          <table:table-cell table:formula="of:=IF(ISNUMBER([.R146]); IF([.R146]&gt;0; &quot;Win&quot;; &quot;Loss&quot;); &quot;&quot;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OR([.L147]=0; ISBLANK([.O147]));&quot;&quot;;[.R147]/[.L147])">
            <text:p/>
          </table:table-cell>
          <table:table-cell table:formula="of:=IF(OR(ISBLANK([.O147]); ISBLANK([.N147])); &quot;&quot;; IF([.G147]=&quot;Long&quot;; [.I147]*([.O147]-[.J147]); IF([.G147]=&quot;Short&quot;; [.I147]*([.J147]-[.O147]); &quot;&quot;)))">
            <text:p/>
          </table:table-cell>
          <table:table-cell table:formula="of:=IF(ISNUMBER([.R147]); IF([.R147]&gt;0; &quot;Win&quot;; &quot;Loss&quot;); &quot;&quot;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OR([.L148]=0; ISBLANK([.O148]));&quot;&quot;;[.R148]/[.L148])">
            <text:p/>
          </table:table-cell>
          <table:table-cell table:formula="of:=IF(OR(ISBLANK([.O148]); ISBLANK([.N148])); &quot;&quot;; IF([.G148]=&quot;Long&quot;; [.I148]*([.O148]-[.J148]); IF([.G148]=&quot;Short&quot;; [.I148]*([.J148]-[.O148]); &quot;&quot;)))">
            <text:p/>
          </table:table-cell>
          <table:table-cell table:formula="of:=IF(ISNUMBER([.R148]); IF([.R148]&gt;0; &quot;Win&quot;; &quot;Loss&quot;); &quot;&quot;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OR([.L149]=0; ISBLANK([.O149]));&quot;&quot;;[.R149]/[.L149])">
            <text:p/>
          </table:table-cell>
          <table:table-cell table:formula="of:=IF(OR(ISBLANK([.O149]); ISBLANK([.N149])); &quot;&quot;; IF([.G149]=&quot;Long&quot;; [.I149]*([.O149]-[.J149]); IF([.G149]=&quot;Short&quot;; [.I149]*([.J149]-[.O149]); &quot;&quot;)))">
            <text:p/>
          </table:table-cell>
          <table:table-cell table:formula="of:=IF(ISNUMBER([.R149]); IF([.R149]&gt;0; &quot;Win&quot;; &quot;Loss&quot;); &quot;&quot;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OR([.L150]=0; ISBLANK([.O150]));&quot;&quot;;[.R150]/[.L150])">
            <text:p/>
          </table:table-cell>
          <table:table-cell table:formula="of:=IF(OR(ISBLANK([.O150]); ISBLANK([.N150])); &quot;&quot;; IF([.G150]=&quot;Long&quot;; [.I150]*([.O150]-[.J150]); IF([.G150]=&quot;Short&quot;; [.I150]*([.J150]-[.O150]); &quot;&quot;)))">
            <text:p/>
          </table:table-cell>
          <table:table-cell table:formula="of:=IF(ISNUMBER([.R150]); IF([.R150]&gt;0; &quot;Win&quot;; &quot;Loss&quot;); &quot;&quot;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OR([.L151]=0; ISBLANK([.O151]));&quot;&quot;;[.R151]/[.L151])">
            <text:p/>
          </table:table-cell>
          <table:table-cell table:formula="of:=IF(OR(ISBLANK([.O151]); ISBLANK([.N151])); &quot;&quot;; IF([.G151]=&quot;Long&quot;; [.I151]*([.O151]-[.J151]); IF([.G151]=&quot;Short&quot;; [.I151]*([.J151]-[.O151]); &quot;&quot;)))">
            <text:p/>
          </table:table-cell>
          <table:table-cell table:formula="of:=IF(ISNUMBER([.R151]); IF([.R151]&gt;0; &quot;Win&quot;; &quot;Loss&quot;); &quot;&quot;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OR([.L152]=0; ISBLANK([.O152]));&quot;&quot;;[.R152]/[.L152])">
            <text:p/>
          </table:table-cell>
          <table:table-cell table:formula="of:=IF(OR(ISBLANK([.O152]); ISBLANK([.N152])); &quot;&quot;; IF([.G152]=&quot;Long&quot;; [.I152]*([.O152]-[.J152]); IF([.G152]=&quot;Short&quot;; [.I152]*([.J152]-[.O152]); &quot;&quot;)))">
            <text:p/>
          </table:table-cell>
          <table:table-cell table:formula="of:=IF(ISNUMBER([.R152]); IF([.R152]&gt;0; &quot;Win&quot;; &quot;Loss&quot;); &quot;&quot;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OR([.L153]=0; ISBLANK([.O153]));&quot;&quot;;[.R153]/[.L153])">
            <text:p/>
          </table:table-cell>
          <table:table-cell table:formula="of:=IF(OR(ISBLANK([.O153]); ISBLANK([.N153])); &quot;&quot;; IF([.G153]=&quot;Long&quot;; [.I153]*([.O153]-[.J153]); IF([.G153]=&quot;Short&quot;; [.I153]*([.J153]-[.O153]); &quot;&quot;)))">
            <text:p/>
          </table:table-cell>
          <table:table-cell table:formula="of:=IF(ISNUMBER([.R153]); IF([.R153]&gt;0; &quot;Win&quot;; &quot;Loss&quot;); &quot;&quot;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OR([.L154]=0; ISBLANK([.O154]));&quot;&quot;;[.R154]/[.L154])">
            <text:p/>
          </table:table-cell>
          <table:table-cell table:formula="of:=IF(OR(ISBLANK([.O154]); ISBLANK([.N154])); &quot;&quot;; IF([.G154]=&quot;Long&quot;; [.I154]*([.O154]-[.J154]); IF([.G154]=&quot;Short&quot;; [.I154]*([.J154]-[.O154]); &quot;&quot;)))">
            <text:p/>
          </table:table-cell>
          <table:table-cell table:formula="of:=IF(ISNUMBER([.R154]); IF([.R154]&gt;0; &quot;Win&quot;; &quot;Loss&quot;); &quot;&quot;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OR([.L155]=0; ISBLANK([.O155]));&quot;&quot;;[.R155]/[.L155])">
            <text:p/>
          </table:table-cell>
          <table:table-cell table:formula="of:=IF(OR(ISBLANK([.O155]); ISBLANK([.N155])); &quot;&quot;; IF([.G155]=&quot;Long&quot;; [.I155]*([.O155]-[.J155]); IF([.G155]=&quot;Short&quot;; [.I155]*([.J155]-[.O155]); &quot;&quot;)))">
            <text:p/>
          </table:table-cell>
          <table:table-cell table:formula="of:=IF(ISNUMBER([.R155]); IF([.R155]&gt;0; &quot;Win&quot;; &quot;Loss&quot;); &quot;&quot;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OR([.L156]=0; ISBLANK([.O156]));&quot;&quot;;[.R156]/[.L156])">
            <text:p/>
          </table:table-cell>
          <table:table-cell table:formula="of:=IF(OR(ISBLANK([.O156]); ISBLANK([.N156])); &quot;&quot;; IF([.G156]=&quot;Long&quot;; [.I156]*([.O156]-[.J156]); IF([.G156]=&quot;Short&quot;; [.I156]*([.J156]-[.O156]); &quot;&quot;)))">
            <text:p/>
          </table:table-cell>
          <table:table-cell table:formula="of:=IF(ISNUMBER([.R156]); IF([.R156]&gt;0; &quot;Win&quot;; &quot;Loss&quot;); &quot;&quot;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OR([.L157]=0; ISBLANK([.O157]));&quot;&quot;;[.R157]/[.L157])">
            <text:p/>
          </table:table-cell>
          <table:table-cell table:formula="of:=IF(OR(ISBLANK([.O157]); ISBLANK([.N157])); &quot;&quot;; IF([.G157]=&quot;Long&quot;; [.I157]*([.O157]-[.J157]); IF([.G157]=&quot;Short&quot;; [.I157]*([.J157]-[.O157]); &quot;&quot;)))">
            <text:p/>
          </table:table-cell>
          <table:table-cell table:formula="of:=IF(ISNUMBER([.R157]); IF([.R157]&gt;0; &quot;Win&quot;; &quot;Loss&quot;); &quot;&quot;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OR([.L158]=0; ISBLANK([.O158]));&quot;&quot;;[.R158]/[.L158])">
            <text:p/>
          </table:table-cell>
          <table:table-cell table:formula="of:=IF(OR(ISBLANK([.O158]); ISBLANK([.N158])); &quot;&quot;; IF([.G158]=&quot;Long&quot;; [.I158]*([.O158]-[.J158]); IF([.G158]=&quot;Short&quot;; [.I158]*([.J158]-[.O158]); &quot;&quot;)))">
            <text:p/>
          </table:table-cell>
          <table:table-cell table:formula="of:=IF(ISNUMBER([.R158]); IF([.R158]&gt;0; &quot;Win&quot;; &quot;Loss&quot;); &quot;&quot;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OR([.L159]=0; ISBLANK([.O159]));&quot;&quot;;[.R159]/[.L159])">
            <text:p/>
          </table:table-cell>
          <table:table-cell table:formula="of:=IF(OR(ISBLANK([.O159]); ISBLANK([.N159])); &quot;&quot;; IF([.G159]=&quot;Long&quot;; [.I159]*([.O159]-[.J159]); IF([.G159]=&quot;Short&quot;; [.I159]*([.J159]-[.O159]); &quot;&quot;)))">
            <text:p/>
          </table:table-cell>
          <table:table-cell table:formula="of:=IF(ISNUMBER([.R159]); IF([.R159]&gt;0; &quot;Win&quot;; &quot;Loss&quot;); &quot;&quot;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OR([.L160]=0; ISBLANK([.O160]));&quot;&quot;;[.R160]/[.L160])">
            <text:p/>
          </table:table-cell>
          <table:table-cell table:formula="of:=IF(OR(ISBLANK([.O160]); ISBLANK([.N160])); &quot;&quot;; IF([.G160]=&quot;Long&quot;; [.I160]*([.O160]-[.J160]); IF([.G160]=&quot;Short&quot;; [.I160]*([.J160]-[.O160]); &quot;&quot;)))">
            <text:p/>
          </table:table-cell>
          <table:table-cell table:formula="of:=IF(ISNUMBER([.R160]); IF([.R160]&gt;0; &quot;Win&quot;; &quot;Loss&quot;); &quot;&quot;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OR([.L161]=0; ISBLANK([.O161]));&quot;&quot;;[.R161]/[.L161])">
            <text:p/>
          </table:table-cell>
          <table:table-cell table:formula="of:=IF(OR(ISBLANK([.O161]); ISBLANK([.N161])); &quot;&quot;; IF([.G161]=&quot;Long&quot;; [.I161]*([.O161]-[.J161]); IF([.G161]=&quot;Short&quot;; [.I161]*([.J161]-[.O161]); &quot;&quot;)))">
            <text:p/>
          </table:table-cell>
          <table:table-cell table:formula="of:=IF(ISNUMBER([.R161]); IF([.R161]&gt;0; &quot;Win&quot;; &quot;Loss&quot;); &quot;&quot;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OR([.L162]=0; ISBLANK([.O162]));&quot;&quot;;[.R162]/[.L162])">
            <text:p/>
          </table:table-cell>
          <table:table-cell table:formula="of:=IF(OR(ISBLANK([.O162]); ISBLANK([.N162])); &quot;&quot;; IF([.G162]=&quot;Long&quot;; [.I162]*([.O162]-[.J162]); IF([.G162]=&quot;Short&quot;; [.I162]*([.J162]-[.O162]); &quot;&quot;)))">
            <text:p/>
          </table:table-cell>
          <table:table-cell table:formula="of:=IF(ISNUMBER([.R162]); IF([.R162]&gt;0; &quot;Win&quot;; &quot;Loss&quot;); &quot;&quot;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OR([.L163]=0; ISBLANK([.O163]));&quot;&quot;;[.R163]/[.L163])">
            <text:p/>
          </table:table-cell>
          <table:table-cell table:formula="of:=IF(OR(ISBLANK([.O163]); ISBLANK([.N163])); &quot;&quot;; IF([.G163]=&quot;Long&quot;; [.I163]*([.O163]-[.J163]); IF([.G163]=&quot;Short&quot;; [.I163]*([.J163]-[.O163]); &quot;&quot;)))">
            <text:p/>
          </table:table-cell>
          <table:table-cell table:formula="of:=IF(ISNUMBER([.R163]); IF([.R163]&gt;0; &quot;Win&quot;; &quot;Loss&quot;); &quot;&quot;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OR([.L164]=0; ISBLANK([.O164]));&quot;&quot;;[.R164]/[.L164])">
            <text:p/>
          </table:table-cell>
          <table:table-cell table:formula="of:=IF(OR(ISBLANK([.O164]); ISBLANK([.N164])); &quot;&quot;; IF([.G164]=&quot;Long&quot;; [.I164]*([.O164]-[.J164]); IF([.G164]=&quot;Short&quot;; [.I164]*([.J164]-[.O164]); &quot;&quot;)))">
            <text:p/>
          </table:table-cell>
          <table:table-cell table:formula="of:=IF(ISNUMBER([.R164]); IF([.R164]&gt;0; &quot;Win&quot;; &quot;Loss&quot;); &quot;&quot;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OR([.L165]=0; ISBLANK([.O165]));&quot;&quot;;[.R165]/[.L165])">
            <text:p/>
          </table:table-cell>
          <table:table-cell table:formula="of:=IF(OR(ISBLANK([.O165]); ISBLANK([.N165])); &quot;&quot;; IF([.G165]=&quot;Long&quot;; [.I165]*([.O165]-[.J165]); IF([.G165]=&quot;Short&quot;; [.I165]*([.J165]-[.O165]); &quot;&quot;)))">
            <text:p/>
          </table:table-cell>
          <table:table-cell table:formula="of:=IF(ISNUMBER([.R165]); IF([.R165]&gt;0; &quot;Win&quot;; &quot;Loss&quot;); &quot;&quot;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OR([.L166]=0; ISBLANK([.O166]));&quot;&quot;;[.R166]/[.L166])">
            <text:p/>
          </table:table-cell>
          <table:table-cell table:formula="of:=IF(OR(ISBLANK([.O166]); ISBLANK([.N166])); &quot;&quot;; IF([.G166]=&quot;Long&quot;; [.I166]*([.O166]-[.J166]); IF([.G166]=&quot;Short&quot;; [.I166]*([.J166]-[.O166]); &quot;&quot;)))">
            <text:p/>
          </table:table-cell>
          <table:table-cell table:formula="of:=IF(ISNUMBER([.R166]); IF([.R166]&gt;0; &quot;Win&quot;; &quot;Loss&quot;); &quot;&quot;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OR([.L167]=0; ISBLANK([.O167]));&quot;&quot;;[.R167]/[.L167])">
            <text:p/>
          </table:table-cell>
          <table:table-cell table:formula="of:=IF(OR(ISBLANK([.O167]); ISBLANK([.N167])); &quot;&quot;; IF([.G167]=&quot;Long&quot;; [.I167]*([.O167]-[.J167]); IF([.G167]=&quot;Short&quot;; [.I167]*([.J167]-[.O167]); &quot;&quot;)))">
            <text:p/>
          </table:table-cell>
          <table:table-cell table:formula="of:=IF(ISNUMBER([.R167]); IF([.R167]&gt;0; &quot;Win&quot;; &quot;Loss&quot;); &quot;&quot;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OR([.L168]=0; ISBLANK([.O168]));&quot;&quot;;[.R168]/[.L168])">
            <text:p/>
          </table:table-cell>
          <table:table-cell table:formula="of:=IF(OR(ISBLANK([.O168]); ISBLANK([.N168])); &quot;&quot;; IF([.G168]=&quot;Long&quot;; [.I168]*([.O168]-[.J168]); IF([.G168]=&quot;Short&quot;; [.I168]*([.J168]-[.O168]); &quot;&quot;)))">
            <text:p/>
          </table:table-cell>
          <table:table-cell table:formula="of:=IF(ISNUMBER([.R168]); IF([.R168]&gt;0; &quot;Win&quot;; &quot;Loss&quot;); &quot;&quot;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OR([.L169]=0; ISBLANK([.O169]));&quot;&quot;;[.R169]/[.L169])">
            <text:p/>
          </table:table-cell>
          <table:table-cell table:formula="of:=IF(OR(ISBLANK([.O169]); ISBLANK([.N169])); &quot;&quot;; IF([.G169]=&quot;Long&quot;; [.I169]*([.O169]-[.J169]); IF([.G169]=&quot;Short&quot;; [.I169]*([.J169]-[.O169]); &quot;&quot;)))">
            <text:p/>
          </table:table-cell>
          <table:table-cell table:formula="of:=IF(ISNUMBER([.R169]); IF([.R169]&gt;0; &quot;Win&quot;; &quot;Loss&quot;); &quot;&quot;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OR([.L170]=0; ISBLANK([.O170]));&quot;&quot;;[.R170]/[.L170])">
            <text:p/>
          </table:table-cell>
          <table:table-cell table:formula="of:=IF(OR(ISBLANK([.O170]); ISBLANK([.N170])); &quot;&quot;; IF([.G170]=&quot;Long&quot;; [.I170]*([.O170]-[.J170]); IF([.G170]=&quot;Short&quot;; [.I170]*([.J170]-[.O170]); &quot;&quot;)))">
            <text:p/>
          </table:table-cell>
          <table:table-cell table:formula="of:=IF(ISNUMBER([.R170]); IF([.R170]&gt;0; &quot;Win&quot;; &quot;Loss&quot;); &quot;&quot;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OR([.L171]=0; ISBLANK([.O171]));&quot;&quot;;[.R171]/[.L171])">
            <text:p/>
          </table:table-cell>
          <table:table-cell table:formula="of:=IF(OR(ISBLANK([.O171]); ISBLANK([.N171])); &quot;&quot;; IF([.G171]=&quot;Long&quot;; [.I171]*([.O171]-[.J171]); IF([.G171]=&quot;Short&quot;; [.I171]*([.J171]-[.O171]); &quot;&quot;)))">
            <text:p/>
          </table:table-cell>
          <table:table-cell table:formula="of:=IF(ISNUMBER([.R171]); IF([.R171]&gt;0; &quot;Win&quot;; &quot;Loss&quot;); &quot;&quot;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OR([.L172]=0; ISBLANK([.O172]));&quot;&quot;;[.R172]/[.L172])">
            <text:p/>
          </table:table-cell>
          <table:table-cell table:formula="of:=IF(OR(ISBLANK([.O172]); ISBLANK([.N172])); &quot;&quot;; IF([.G172]=&quot;Long&quot;; [.I172]*([.O172]-[.J172]); IF([.G172]=&quot;Short&quot;; [.I172]*([.J172]-[.O172]); &quot;&quot;)))">
            <text:p/>
          </table:table-cell>
          <table:table-cell table:formula="of:=IF(ISNUMBER([.R172]); IF([.R172]&gt;0; &quot;Win&quot;; &quot;Loss&quot;); &quot;&quot;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OR([.L173]=0; ISBLANK([.O173]));&quot;&quot;;[.R173]/[.L173])">
            <text:p/>
          </table:table-cell>
          <table:table-cell table:formula="of:=IF(OR(ISBLANK([.O173]); ISBLANK([.N173])); &quot;&quot;; IF([.G173]=&quot;Long&quot;; [.I173]*([.O173]-[.J173]); IF([.G173]=&quot;Short&quot;; [.I173]*([.J173]-[.O173]); &quot;&quot;)))">
            <text:p/>
          </table:table-cell>
          <table:table-cell table:formula="of:=IF(ISNUMBER([.R173]); IF([.R173]&gt;0; &quot;Win&quot;; &quot;Loss&quot;); &quot;&quot;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OR([.L174]=0; ISBLANK([.O174]));&quot;&quot;;[.R174]/[.L174])">
            <text:p/>
          </table:table-cell>
          <table:table-cell table:formula="of:=IF(OR(ISBLANK([.O174]); ISBLANK([.N174])); &quot;&quot;; IF([.G174]=&quot;Long&quot;; [.I174]*([.O174]-[.J174]); IF([.G174]=&quot;Short&quot;; [.I174]*([.J174]-[.O174]); &quot;&quot;)))">
            <text:p/>
          </table:table-cell>
          <table:table-cell table:formula="of:=IF(ISNUMBER([.R174]); IF([.R174]&gt;0; &quot;Win&quot;; &quot;Loss&quot;); &quot;&quot;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OR([.L175]=0; ISBLANK([.O175]));&quot;&quot;;[.R175]/[.L175])">
            <text:p/>
          </table:table-cell>
          <table:table-cell table:formula="of:=IF(OR(ISBLANK([.O175]); ISBLANK([.N175])); &quot;&quot;; IF([.G175]=&quot;Long&quot;; [.I175]*([.O175]-[.J175]); IF([.G175]=&quot;Short&quot;; [.I175]*([.J175]-[.O175]); &quot;&quot;)))">
            <text:p/>
          </table:table-cell>
          <table:table-cell table:formula="of:=IF(ISNUMBER([.R175]); IF([.R175]&gt;0; &quot;Win&quot;; &quot;Loss&quot;); &quot;&quot;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OR([.L176]=0; ISBLANK([.O176]));&quot;&quot;;[.R176]/[.L176])">
            <text:p/>
          </table:table-cell>
          <table:table-cell table:formula="of:=IF(OR(ISBLANK([.O176]); ISBLANK([.N176])); &quot;&quot;; IF([.G176]=&quot;Long&quot;; [.I176]*([.O176]-[.J176]); IF([.G176]=&quot;Short&quot;; [.I176]*([.J176]-[.O176]); &quot;&quot;)))">
            <text:p/>
          </table:table-cell>
          <table:table-cell table:formula="of:=IF(ISNUMBER([.R176]); IF([.R176]&gt;0; &quot;Win&quot;; &quot;Loss&quot;); &quot;&quot;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OR([.L177]=0; ISBLANK([.O177]));&quot;&quot;;[.R177]/[.L177])">
            <text:p/>
          </table:table-cell>
          <table:table-cell table:formula="of:=IF(OR(ISBLANK([.O177]); ISBLANK([.N177])); &quot;&quot;; IF([.G177]=&quot;Long&quot;; [.I177]*([.O177]-[.J177]); IF([.G177]=&quot;Short&quot;; [.I177]*([.J177]-[.O177]); &quot;&quot;)))">
            <text:p/>
          </table:table-cell>
          <table:table-cell table:formula="of:=IF(ISNUMBER([.R177]); IF([.R177]&gt;0; &quot;Win&quot;; &quot;Loss&quot;); &quot;&quot;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OR([.L178]=0; ISBLANK([.O178]));&quot;&quot;;[.R178]/[.L178])">
            <text:p/>
          </table:table-cell>
          <table:table-cell table:formula="of:=IF(OR(ISBLANK([.O178]); ISBLANK([.N178])); &quot;&quot;; IF([.G178]=&quot;Long&quot;; [.I178]*([.O178]-[.J178]); IF([.G178]=&quot;Short&quot;; [.I178]*([.J178]-[.O178]); &quot;&quot;)))">
            <text:p/>
          </table:table-cell>
          <table:table-cell table:formula="of:=IF(ISNUMBER([.R178]); IF([.R178]&gt;0; &quot;Win&quot;; &quot;Loss&quot;); &quot;&quot;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OR([.L179]=0; ISBLANK([.O179]));&quot;&quot;;[.R179]/[.L179])">
            <text:p/>
          </table:table-cell>
          <table:table-cell table:formula="of:=IF(OR(ISBLANK([.O179]); ISBLANK([.N179])); &quot;&quot;; IF([.G179]=&quot;Long&quot;; [.I179]*([.O179]-[.J179]); IF([.G179]=&quot;Short&quot;; [.I179]*([.J179]-[.O179]); &quot;&quot;)))">
            <text:p/>
          </table:table-cell>
          <table:table-cell table:formula="of:=IF(ISNUMBER([.R179]); IF([.R179]&gt;0; &quot;Win&quot;; &quot;Loss&quot;); &quot;&quot;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OR([.L180]=0; ISBLANK([.O180]));&quot;&quot;;[.R180]/[.L180])">
            <text:p/>
          </table:table-cell>
          <table:table-cell table:formula="of:=IF(OR(ISBLANK([.O180]); ISBLANK([.N180])); &quot;&quot;; IF([.G180]=&quot;Long&quot;; [.I180]*([.O180]-[.J180]); IF([.G180]=&quot;Short&quot;; [.I180]*([.J180]-[.O180]); &quot;&quot;)))">
            <text:p/>
          </table:table-cell>
          <table:table-cell table:formula="of:=IF(ISNUMBER([.R180]); IF([.R180]&gt;0; &quot;Win&quot;; &quot;Loss&quot;); &quot;&quot;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OR([.L181]=0; ISBLANK([.O181]));&quot;&quot;;[.R181]/[.L181])">
            <text:p/>
          </table:table-cell>
          <table:table-cell table:formula="of:=IF(OR(ISBLANK([.O181]); ISBLANK([.N181])); &quot;&quot;; IF([.G181]=&quot;Long&quot;; [.I181]*([.O181]-[.J181]); IF([.G181]=&quot;Short&quot;; [.I181]*([.J181]-[.O181]); &quot;&quot;)))">
            <text:p/>
          </table:table-cell>
          <table:table-cell table:formula="of:=IF(ISNUMBER([.R181]); IF([.R181]&gt;0; &quot;Win&quot;; &quot;Loss&quot;); &quot;&quot;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OR([.L182]=0; ISBLANK([.O182]));&quot;&quot;;[.R182]/[.L182])">
            <text:p/>
          </table:table-cell>
          <table:table-cell table:formula="of:=IF(OR(ISBLANK([.O182]); ISBLANK([.N182])); &quot;&quot;; IF([.G182]=&quot;Long&quot;; [.I182]*([.O182]-[.J182]); IF([.G182]=&quot;Short&quot;; [.I182]*([.J182]-[.O182]); &quot;&quot;)))">
            <text:p/>
          </table:table-cell>
          <table:table-cell table:formula="of:=IF(ISNUMBER([.R182]); IF([.R182]&gt;0; &quot;Win&quot;; &quot;Loss&quot;); &quot;&quot;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OR([.L183]=0; ISBLANK([.O183]));&quot;&quot;;[.R183]/[.L183])">
            <text:p/>
          </table:table-cell>
          <table:table-cell table:formula="of:=IF(OR(ISBLANK([.O183]); ISBLANK([.N183])); &quot;&quot;; IF([.G183]=&quot;Long&quot;; [.I183]*([.O183]-[.J183]); IF([.G183]=&quot;Short&quot;; [.I183]*([.J183]-[.O183]); &quot;&quot;)))">
            <text:p/>
          </table:table-cell>
          <table:table-cell table:formula="of:=IF(ISNUMBER([.R183]); IF([.R183]&gt;0; &quot;Win&quot;; &quot;Loss&quot;); &quot;&quot;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OR([.L184]=0; ISBLANK([.O184]));&quot;&quot;;[.R184]/[.L184])">
            <text:p/>
          </table:table-cell>
          <table:table-cell table:formula="of:=IF(OR(ISBLANK([.O184]); ISBLANK([.N184])); &quot;&quot;; IF([.G184]=&quot;Long&quot;; [.I184]*([.O184]-[.J184]); IF([.G184]=&quot;Short&quot;; [.I184]*([.J184]-[.O184]); &quot;&quot;)))">
            <text:p/>
          </table:table-cell>
          <table:table-cell table:formula="of:=IF(ISNUMBER([.R184]); IF([.R184]&gt;0; &quot;Win&quot;; &quot;Loss&quot;); &quot;&quot;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OR([.L185]=0; ISBLANK([.O185]));&quot;&quot;;[.R185]/[.L185])">
            <text:p/>
          </table:table-cell>
          <table:table-cell table:formula="of:=IF(OR(ISBLANK([.O185]); ISBLANK([.N185])); &quot;&quot;; IF([.G185]=&quot;Long&quot;; [.I185]*([.O185]-[.J185]); IF([.G185]=&quot;Short&quot;; [.I185]*([.J185]-[.O185]); &quot;&quot;)))">
            <text:p/>
          </table:table-cell>
          <table:table-cell table:formula="of:=IF(ISNUMBER([.R185]); IF([.R185]&gt;0; &quot;Win&quot;; &quot;Loss&quot;); &quot;&quot;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OR([.L186]=0; ISBLANK([.O186]));&quot;&quot;;[.R186]/[.L186])">
            <text:p/>
          </table:table-cell>
          <table:table-cell table:formula="of:=IF(OR(ISBLANK([.O186]); ISBLANK([.N186])); &quot;&quot;; IF([.G186]=&quot;Long&quot;; [.I186]*([.O186]-[.J186]); IF([.G186]=&quot;Short&quot;; [.I186]*([.J186]-[.O186]); &quot;&quot;)))">
            <text:p/>
          </table:table-cell>
          <table:table-cell table:formula="of:=IF(ISNUMBER([.R186]); IF([.R186]&gt;0; &quot;Win&quot;; &quot;Loss&quot;); &quot;&quot;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OR([.L187]=0; ISBLANK([.O187]));&quot;&quot;;[.R187]/[.L187])">
            <text:p/>
          </table:table-cell>
          <table:table-cell table:formula="of:=IF(OR(ISBLANK([.O187]); ISBLANK([.N187])); &quot;&quot;; IF([.G187]=&quot;Long&quot;; [.I187]*([.O187]-[.J187]); IF([.G187]=&quot;Short&quot;; [.I187]*([.J187]-[.O187]); &quot;&quot;)))">
            <text:p/>
          </table:table-cell>
          <table:table-cell table:formula="of:=IF(ISNUMBER([.R187]); IF([.R187]&gt;0; &quot;Win&quot;; &quot;Loss&quot;); &quot;&quot;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OR([.L188]=0; ISBLANK([.O188]));&quot;&quot;;[.R188]/[.L188])">
            <text:p/>
          </table:table-cell>
          <table:table-cell table:formula="of:=IF(OR(ISBLANK([.O188]); ISBLANK([.N188])); &quot;&quot;; IF([.G188]=&quot;Long&quot;; [.I188]*([.O188]-[.J188]); IF([.G188]=&quot;Short&quot;; [.I188]*([.J188]-[.O188]); &quot;&quot;)))">
            <text:p/>
          </table:table-cell>
          <table:table-cell table:formula="of:=IF(ISNUMBER([.R188]); IF([.R188]&gt;0; &quot;Win&quot;; &quot;Loss&quot;); &quot;&quot;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OR([.L189]=0; ISBLANK([.O189]));&quot;&quot;;[.R189]/[.L189])">
            <text:p/>
          </table:table-cell>
          <table:table-cell table:formula="of:=IF(OR(ISBLANK([.O189]); ISBLANK([.N189])); &quot;&quot;; IF([.G189]=&quot;Long&quot;; [.I189]*([.O189]-[.J189]); IF([.G189]=&quot;Short&quot;; [.I189]*([.J189]-[.O189]); &quot;&quot;)))">
            <text:p/>
          </table:table-cell>
          <table:table-cell table:formula="of:=IF(ISNUMBER([.R189]); IF([.R189]&gt;0; &quot;Win&quot;; &quot;Loss&quot;); &quot;&quot;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OR([.L190]=0; ISBLANK([.O190]));&quot;&quot;;[.R190]/[.L190])">
            <text:p/>
          </table:table-cell>
          <table:table-cell table:formula="of:=IF(OR(ISBLANK([.O190]); ISBLANK([.N190])); &quot;&quot;; IF([.G190]=&quot;Long&quot;; [.I190]*([.O190]-[.J190]); IF([.G190]=&quot;Short&quot;; [.I190]*([.J190]-[.O190]); &quot;&quot;)))">
            <text:p/>
          </table:table-cell>
          <table:table-cell table:formula="of:=IF(ISNUMBER([.R190]); IF([.R190]&gt;0; &quot;Win&quot;; &quot;Loss&quot;); &quot;&quot;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OR([.L191]=0; ISBLANK([.O191]));&quot;&quot;;[.R191]/[.L191])">
            <text:p/>
          </table:table-cell>
          <table:table-cell table:formula="of:=IF(OR(ISBLANK([.O191]); ISBLANK([.N191])); &quot;&quot;; IF([.G191]=&quot;Long&quot;; [.I191]*([.O191]-[.J191]); IF([.G191]=&quot;Short&quot;; [.I191]*([.J191]-[.O191]); &quot;&quot;)))">
            <text:p/>
          </table:table-cell>
          <table:table-cell table:formula="of:=IF(ISNUMBER([.R191]); IF([.R191]&gt;0; &quot;Win&quot;; &quot;Loss&quot;); &quot;&quot;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OR([.L192]=0; ISBLANK([.O192]));&quot;&quot;;[.R192]/[.L192])">
            <text:p/>
          </table:table-cell>
          <table:table-cell table:formula="of:=IF(OR(ISBLANK([.O192]); ISBLANK([.N192])); &quot;&quot;; IF([.G192]=&quot;Long&quot;; [.I192]*([.O192]-[.J192]); IF([.G192]=&quot;Short&quot;; [.I192]*([.J192]-[.O192]); &quot;&quot;)))">
            <text:p/>
          </table:table-cell>
          <table:table-cell table:formula="of:=IF(ISNUMBER([.R192]); IF([.R192]&gt;0; &quot;Win&quot;; &quot;Loss&quot;); &quot;&quot;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OR([.L193]=0; ISBLANK([.O193]));&quot;&quot;;[.R193]/[.L193])">
            <text:p/>
          </table:table-cell>
          <table:table-cell table:formula="of:=IF(OR(ISBLANK([.O193]); ISBLANK([.N193])); &quot;&quot;; IF([.G193]=&quot;Long&quot;; [.I193]*([.O193]-[.J193]); IF([.G193]=&quot;Short&quot;; [.I193]*([.J193]-[.O193]); &quot;&quot;)))">
            <text:p/>
          </table:table-cell>
          <table:table-cell table:formula="of:=IF(ISNUMBER([.R193]); IF([.R193]&gt;0; &quot;Win&quot;; &quot;Loss&quot;); &quot;&quot;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OR([.L194]=0; ISBLANK([.O194]));&quot;&quot;;[.R194]/[.L194])">
            <text:p/>
          </table:table-cell>
          <table:table-cell table:formula="of:=IF(OR(ISBLANK([.O194]); ISBLANK([.N194])); &quot;&quot;; IF([.G194]=&quot;Long&quot;; [.I194]*([.O194]-[.J194]); IF([.G194]=&quot;Short&quot;; [.I194]*([.J194]-[.O194]); &quot;&quot;)))">
            <text:p/>
          </table:table-cell>
          <table:table-cell table:formula="of:=IF(ISNUMBER([.R194]); IF([.R194]&gt;0; &quot;Win&quot;; &quot;Loss&quot;); &quot;&quot;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OR([.L195]=0; ISBLANK([.O195]));&quot;&quot;;[.R195]/[.L195])">
            <text:p/>
          </table:table-cell>
          <table:table-cell table:formula="of:=IF(OR(ISBLANK([.O195]); ISBLANK([.N195])); &quot;&quot;; IF([.G195]=&quot;Long&quot;; [.I195]*([.O195]-[.J195]); IF([.G195]=&quot;Short&quot;; [.I195]*([.J195]-[.O195]); &quot;&quot;)))">
            <text:p/>
          </table:table-cell>
          <table:table-cell table:formula="of:=IF(ISNUMBER([.R195]); IF([.R195]&gt;0; &quot;Win&quot;; &quot;Loss&quot;); &quot;&quot;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OR([.L196]=0; ISBLANK([.O196]));&quot;&quot;;[.R196]/[.L196])">
            <text:p/>
          </table:table-cell>
          <table:table-cell table:formula="of:=IF(OR(ISBLANK([.O196]); ISBLANK([.N196])); &quot;&quot;; IF([.G196]=&quot;Long&quot;; [.I196]*([.O196]-[.J196]); IF([.G196]=&quot;Short&quot;; [.I196]*([.J196]-[.O196]); &quot;&quot;)))">
            <text:p/>
          </table:table-cell>
          <table:table-cell table:formula="of:=IF(ISNUMBER([.R196]); IF([.R196]&gt;0; &quot;Win&quot;; &quot;Loss&quot;); &quot;&quot;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OR([.L197]=0; ISBLANK([.O197]));&quot;&quot;;[.R197]/[.L197])">
            <text:p/>
          </table:table-cell>
          <table:table-cell table:formula="of:=IF(OR(ISBLANK([.O197]); ISBLANK([.N197])); &quot;&quot;; IF([.G197]=&quot;Long&quot;; [.I197]*([.O197]-[.J197]); IF([.G197]=&quot;Short&quot;; [.I197]*([.J197]-[.O197]); &quot;&quot;)))">
            <text:p/>
          </table:table-cell>
          <table:table-cell table:formula="of:=IF(ISNUMBER([.R197]); IF([.R197]&gt;0; &quot;Win&quot;; &quot;Loss&quot;); &quot;&quot;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OR([.L198]=0; ISBLANK([.O198]));&quot;&quot;;[.R198]/[.L198])">
            <text:p/>
          </table:table-cell>
          <table:table-cell table:formula="of:=IF(OR(ISBLANK([.O198]); ISBLANK([.N198])); &quot;&quot;; IF([.G198]=&quot;Long&quot;; [.I198]*([.O198]-[.J198]); IF([.G198]=&quot;Short&quot;; [.I198]*([.J198]-[.O198]); &quot;&quot;)))">
            <text:p/>
          </table:table-cell>
          <table:table-cell table:formula="of:=IF(ISNUMBER([.R198]); IF([.R198]&gt;0; &quot;Win&quot;; &quot;Loss&quot;); &quot;&quot;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OR([.L199]=0; ISBLANK([.O199]));&quot;&quot;;[.R199]/[.L199])">
            <text:p/>
          </table:table-cell>
          <table:table-cell table:formula="of:=IF(OR(ISBLANK([.O199]); ISBLANK([.N199])); &quot;&quot;; IF([.G199]=&quot;Long&quot;; [.I199]*([.O199]-[.J199]); IF([.G199]=&quot;Short&quot;; [.I199]*([.J199]-[.O199]); &quot;&quot;)))">
            <text:p/>
          </table:table-cell>
          <table:table-cell table:formula="of:=IF(ISNUMBER([.R199]); IF([.R199]&gt;0; &quot;Win&quot;; &quot;Loss&quot;); &quot;&quot;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OR([.L200]=0; ISBLANK([.O200]));&quot;&quot;;[.R200]/[.L200])">
            <text:p/>
          </table:table-cell>
          <table:table-cell table:formula="of:=IF(OR(ISBLANK([.O200]); ISBLANK([.N200])); &quot;&quot;; IF([.G200]=&quot;Long&quot;; [.I200]*([.O200]-[.J200]); IF([.G200]=&quot;Short&quot;; [.I200]*([.J200]-[.O200]); &quot;&quot;)))">
            <text:p/>
          </table:table-cell>
          <table:table-cell table:formula="of:=IF(ISNUMBER([.R200]); IF([.R200]&gt;0; &quot;Win&quot;; &quot;Loss&quot;); &quot;&quot;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OR([.L201]=0; ISBLANK([.O201]));&quot;&quot;;[.R201]/[.L201])">
            <text:p/>
          </table:table-cell>
          <table:table-cell table:formula="of:=IF(OR(ISBLANK([.O201]); ISBLANK([.N201])); &quot;&quot;; IF([.G201]=&quot;Long&quot;; [.I201]*([.O201]-[.J201]); IF([.G201]=&quot;Short&quot;; [.I201]*([.J201]-[.O201]); &quot;&quot;)))">
            <text:p/>
          </table:table-cell>
          <table:table-cell table:formula="of:=IF(ISNUMBER([.R201]); IF([.R201]&gt;0; &quot;Win&quot;; &quot;Loss&quot;); &quot;&quot;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OR([.L202]=0; ISBLANK([.O202]));&quot;&quot;;[.R202]/[.L202])">
            <text:p/>
          </table:table-cell>
          <table:table-cell table:formula="of:=IF(OR(ISBLANK([.O202]); ISBLANK([.N202])); &quot;&quot;; IF([.G202]=&quot;Long&quot;; [.I202]*([.O202]-[.J202]); IF([.G202]=&quot;Short&quot;; [.I202]*([.J202]-[.O202]); &quot;&quot;)))">
            <text:p/>
          </table:table-cell>
          <table:table-cell table:formula="of:=IF(ISNUMBER([.R202]); IF([.R202]&gt;0; &quot;Win&quot;; &quot;Loss&quot;); &quot;&quot;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OR([.L203]=0; ISBLANK([.O203]));&quot;&quot;;[.R203]/[.L203])">
            <text:p/>
          </table:table-cell>
          <table:table-cell table:formula="of:=IF(OR(ISBLANK([.O203]); ISBLANK([.N203])); &quot;&quot;; IF([.G203]=&quot;Long&quot;; [.I203]*([.O203]-[.J203]); IF([.G203]=&quot;Short&quot;; [.I203]*([.J203]-[.O203]); &quot;&quot;)))">
            <text:p/>
          </table:table-cell>
          <table:table-cell table:formula="of:=IF(ISNUMBER([.R203]); IF([.R203]&gt;0; &quot;Win&quot;; &quot;Loss&quot;); &quot;&quot;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OR([.L204]=0; ISBLANK([.O204]));&quot;&quot;;[.R204]/[.L204])">
            <text:p/>
          </table:table-cell>
          <table:table-cell table:formula="of:=IF(OR(ISBLANK([.O204]); ISBLANK([.N204])); &quot;&quot;; IF([.G204]=&quot;Long&quot;; [.I204]*([.O204]-[.J204]); IF([.G204]=&quot;Short&quot;; [.I204]*([.J204]-[.O204]); &quot;&quot;)))">
            <text:p/>
          </table:table-cell>
          <table:table-cell table:formula="of:=IF(ISNUMBER([.R204]); IF([.R204]&gt;0; &quot;Win&quot;; &quot;Loss&quot;); &quot;&quot;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OR([.L205]=0; ISBLANK([.O205]));&quot;&quot;;[.R205]/[.L205])">
            <text:p/>
          </table:table-cell>
          <table:table-cell table:formula="of:=IF(OR(ISBLANK([.O205]); ISBLANK([.N205])); &quot;&quot;; IF([.G205]=&quot;Long&quot;; [.I205]*([.O205]-[.J205]); IF([.G205]=&quot;Short&quot;; [.I205]*([.J205]-[.O205]); &quot;&quot;)))">
            <text:p/>
          </table:table-cell>
          <table:table-cell table:formula="of:=IF(ISNUMBER([.R205]); IF([.R205]&gt;0; &quot;Win&quot;; &quot;Loss&quot;); &quot;&quot;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OR([.L206]=0; ISBLANK([.O206]));&quot;&quot;;[.R206]/[.L206])">
            <text:p/>
          </table:table-cell>
          <table:table-cell table:formula="of:=IF(OR(ISBLANK([.O206]); ISBLANK([.N206])); &quot;&quot;; IF([.G206]=&quot;Long&quot;; [.I206]*([.O206]-[.J206]); IF([.G206]=&quot;Short&quot;; [.I206]*([.J206]-[.O206]); &quot;&quot;)))">
            <text:p/>
          </table:table-cell>
          <table:table-cell table:formula="of:=IF(ISNUMBER([.R206]); IF([.R206]&gt;0; &quot;Win&quot;; &quot;Loss&quot;); &quot;&quot;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OR([.L207]=0; ISBLANK([.O207]));&quot;&quot;;[.R207]/[.L207])">
            <text:p/>
          </table:table-cell>
          <table:table-cell table:formula="of:=IF(OR(ISBLANK([.O207]); ISBLANK([.N207])); &quot;&quot;; IF([.G207]=&quot;Long&quot;; [.I207]*([.O207]-[.J207]); IF([.G207]=&quot;Short&quot;; [.I207]*([.J207]-[.O207]); &quot;&quot;)))">
            <text:p/>
          </table:table-cell>
          <table:table-cell table:formula="of:=IF(ISNUMBER([.R207]); IF([.R207]&gt;0; &quot;Win&quot;; &quot;Loss&quot;); &quot;&quot;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OR([.L208]=0; ISBLANK([.O208]));&quot;&quot;;[.R208]/[.L208])">
            <text:p/>
          </table:table-cell>
          <table:table-cell table:formula="of:=IF(OR(ISBLANK([.O208]); ISBLANK([.N208])); &quot;&quot;; IF([.G208]=&quot;Long&quot;; [.I208]*([.O208]-[.J208]); IF([.G208]=&quot;Short&quot;; [.I208]*([.J208]-[.O208]); &quot;&quot;)))">
            <text:p/>
          </table:table-cell>
          <table:table-cell table:formula="of:=IF(ISNUMBER([.R208]); IF([.R208]&gt;0; &quot;Win&quot;; &quot;Loss&quot;); &quot;&quot;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OR([.L209]=0; ISBLANK([.O209]));&quot;&quot;;[.R209]/[.L209])">
            <text:p/>
          </table:table-cell>
          <table:table-cell table:formula="of:=IF(OR(ISBLANK([.O209]); ISBLANK([.N209])); &quot;&quot;; IF([.G209]=&quot;Long&quot;; [.I209]*([.O209]-[.J209]); IF([.G209]=&quot;Short&quot;; [.I209]*([.J209]-[.O209]); &quot;&quot;)))">
            <text:p/>
          </table:table-cell>
          <table:table-cell table:formula="of:=IF(ISNUMBER([.R209]); IF([.R209]&gt;0; &quot;Win&quot;; &quot;Loss&quot;); &quot;&quot;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OR([.L210]=0; ISBLANK([.O210]));&quot;&quot;;[.R210]/[.L210])">
            <text:p/>
          </table:table-cell>
          <table:table-cell table:formula="of:=IF(OR(ISBLANK([.O210]); ISBLANK([.N210])); &quot;&quot;; IF([.G210]=&quot;Long&quot;; [.I210]*([.O210]-[.J210]); IF([.G210]=&quot;Short&quot;; [.I210]*([.J210]-[.O210]); &quot;&quot;)))">
            <text:p/>
          </table:table-cell>
          <table:table-cell table:formula="of:=IF(ISNUMBER([.R210]); IF([.R210]&gt;0; &quot;Win&quot;; &quot;Loss&quot;); &quot;&quot;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OR([.L211]=0; ISBLANK([.O211]));&quot;&quot;;[.R211]/[.L211])">
            <text:p/>
          </table:table-cell>
          <table:table-cell table:formula="of:=IF(OR(ISBLANK([.O211]); ISBLANK([.N211])); &quot;&quot;; IF([.G211]=&quot;Long&quot;; [.I211]*([.O211]-[.J211]); IF([.G211]=&quot;Short&quot;; [.I211]*([.J211]-[.O211]); &quot;&quot;)))">
            <text:p/>
          </table:table-cell>
          <table:table-cell table:formula="of:=IF(ISNUMBER([.R211]); IF([.R211]&gt;0; &quot;Win&quot;; &quot;Loss&quot;); &quot;&quot;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OR([.L212]=0; ISBLANK([.O212]));&quot;&quot;;[.R212]/[.L212])">
            <text:p/>
          </table:table-cell>
          <table:table-cell table:formula="of:=IF(OR(ISBLANK([.O212]); ISBLANK([.N212])); &quot;&quot;; IF([.G212]=&quot;Long&quot;; [.I212]*([.O212]-[.J212]); IF([.G212]=&quot;Short&quot;; [.I212]*([.J212]-[.O212]); &quot;&quot;)))">
            <text:p/>
          </table:table-cell>
          <table:table-cell table:formula="of:=IF(ISNUMBER([.R212]); IF([.R212]&gt;0; &quot;Win&quot;; &quot;Loss&quot;); &quot;&quot;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OR([.L213]=0; ISBLANK([.O213]));&quot;&quot;;[.R213]/[.L213])">
            <text:p/>
          </table:table-cell>
          <table:table-cell table:formula="of:=IF(OR(ISBLANK([.O213]); ISBLANK([.N213])); &quot;&quot;; IF([.G213]=&quot;Long&quot;; [.I213]*([.O213]-[.J213]); IF([.G213]=&quot;Short&quot;; [.I213]*([.J213]-[.O213]); &quot;&quot;)))">
            <text:p/>
          </table:table-cell>
          <table:table-cell table:formula="of:=IF(ISNUMBER([.R213]); IF([.R213]&gt;0; &quot;Win&quot;; &quot;Loss&quot;); &quot;&quot;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OR([.L214]=0; ISBLANK([.O214]));&quot;&quot;;[.R214]/[.L214])">
            <text:p/>
          </table:table-cell>
          <table:table-cell table:formula="of:=IF(OR(ISBLANK([.O214]); ISBLANK([.N214])); &quot;&quot;; IF([.G214]=&quot;Long&quot;; [.I214]*([.O214]-[.J214]); IF([.G214]=&quot;Short&quot;; [.I214]*([.J214]-[.O214]); &quot;&quot;)))">
            <text:p/>
          </table:table-cell>
          <table:table-cell table:formula="of:=IF(ISNUMBER([.R214]); IF([.R214]&gt;0; &quot;Win&quot;; &quot;Loss&quot;); &quot;&quot;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OR([.L215]=0; ISBLANK([.O215]));&quot;&quot;;[.R215]/[.L215])">
            <text:p/>
          </table:table-cell>
          <table:table-cell table:formula="of:=IF(OR(ISBLANK([.O215]); ISBLANK([.N215])); &quot;&quot;; IF([.G215]=&quot;Long&quot;; [.I215]*([.O215]-[.J215]); IF([.G215]=&quot;Short&quot;; [.I215]*([.J215]-[.O215]); &quot;&quot;)))">
            <text:p/>
          </table:table-cell>
          <table:table-cell table:formula="of:=IF(ISNUMBER([.R215]); IF([.R215]&gt;0; &quot;Win&quot;; &quot;Loss&quot;); &quot;&quot;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OR([.L216]=0; ISBLANK([.O216]));&quot;&quot;;[.R216]/[.L216])">
            <text:p/>
          </table:table-cell>
          <table:table-cell table:formula="of:=IF(OR(ISBLANK([.O216]); ISBLANK([.N216])); &quot;&quot;; IF([.G216]=&quot;Long&quot;; [.I216]*([.O216]-[.J216]); IF([.G216]=&quot;Short&quot;; [.I216]*([.J216]-[.O216]); &quot;&quot;)))">
            <text:p/>
          </table:table-cell>
          <table:table-cell table:formula="of:=IF(ISNUMBER([.R216]); IF([.R216]&gt;0; &quot;Win&quot;; &quot;Loss&quot;); &quot;&quot;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OR([.L217]=0; ISBLANK([.O217]));&quot;&quot;;[.R217]/[.L217])">
            <text:p/>
          </table:table-cell>
          <table:table-cell table:formula="of:=IF(OR(ISBLANK([.O217]); ISBLANK([.N217])); &quot;&quot;; IF([.G217]=&quot;Long&quot;; [.I217]*([.O217]-[.J217]); IF([.G217]=&quot;Short&quot;; [.I217]*([.J217]-[.O217]); &quot;&quot;)))">
            <text:p/>
          </table:table-cell>
          <table:table-cell table:formula="of:=IF(ISNUMBER([.R217]); IF([.R217]&gt;0; &quot;Win&quot;; &quot;Loss&quot;); &quot;&quot;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OR([.L218]=0; ISBLANK([.O218]));&quot;&quot;;[.R218]/[.L218])">
            <text:p/>
          </table:table-cell>
          <table:table-cell table:formula="of:=IF(OR(ISBLANK([.O218]); ISBLANK([.N218])); &quot;&quot;; IF([.G218]=&quot;Long&quot;; [.I218]*([.O218]-[.J218]); IF([.G218]=&quot;Short&quot;; [.I218]*([.J218]-[.O218]); &quot;&quot;)))">
            <text:p/>
          </table:table-cell>
          <table:table-cell table:formula="of:=IF(ISNUMBER([.R218]); IF([.R218]&gt;0; &quot;Win&quot;; &quot;Loss&quot;); &quot;&quot;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OR([.L219]=0; ISBLANK([.O219]));&quot;&quot;;[.R219]/[.L219])">
            <text:p/>
          </table:table-cell>
          <table:table-cell table:formula="of:=IF(OR(ISBLANK([.O219]); ISBLANK([.N219])); &quot;&quot;; IF([.G219]=&quot;Long&quot;; [.I219]*([.O219]-[.J219]); IF([.G219]=&quot;Short&quot;; [.I219]*([.J219]-[.O219]); &quot;&quot;)))">
            <text:p/>
          </table:table-cell>
          <table:table-cell table:formula="of:=IF(ISNUMBER([.R219]); IF([.R219]&gt;0; &quot;Win&quot;; &quot;Loss&quot;); &quot;&quot;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OR([.L220]=0; ISBLANK([.O220]));&quot;&quot;;[.R220]/[.L220])">
            <text:p/>
          </table:table-cell>
          <table:table-cell table:formula="of:=IF(OR(ISBLANK([.O220]); ISBLANK([.N220])); &quot;&quot;; IF([.G220]=&quot;Long&quot;; [.I220]*([.O220]-[.J220]); IF([.G220]=&quot;Short&quot;; [.I220]*([.J220]-[.O220]); &quot;&quot;)))">
            <text:p/>
          </table:table-cell>
          <table:table-cell table:formula="of:=IF(ISNUMBER([.R220]); IF([.R220]&gt;0; &quot;Win&quot;; &quot;Loss&quot;); &quot;&quot;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OR([.L221]=0; ISBLANK([.O221]));&quot;&quot;;[.R221]/[.L221])">
            <text:p/>
          </table:table-cell>
          <table:table-cell table:formula="of:=IF(OR(ISBLANK([.O221]); ISBLANK([.N221])); &quot;&quot;; IF([.G221]=&quot;Long&quot;; [.I221]*([.O221]-[.J221]); IF([.G221]=&quot;Short&quot;; [.I221]*([.J221]-[.O221]); &quot;&quot;)))">
            <text:p/>
          </table:table-cell>
          <table:table-cell table:formula="of:=IF(ISNUMBER([.R221]); IF([.R221]&gt;0; &quot;Win&quot;; &quot;Loss&quot;); &quot;&quot;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OR([.L222]=0; ISBLANK([.O222]));&quot;&quot;;[.R222]/[.L222])">
            <text:p/>
          </table:table-cell>
          <table:table-cell table:formula="of:=IF(OR(ISBLANK([.O222]); ISBLANK([.N222])); &quot;&quot;; IF([.G222]=&quot;Long&quot;; [.I222]*([.O222]-[.J222]); IF([.G222]=&quot;Short&quot;; [.I222]*([.J222]-[.O222]); &quot;&quot;)))">
            <text:p/>
          </table:table-cell>
          <table:table-cell table:formula="of:=IF(ISNUMBER([.R222]); IF([.R222]&gt;0; &quot;Win&quot;; &quot;Loss&quot;); &quot;&quot;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OR([.L223]=0; ISBLANK([.O223]));&quot;&quot;;[.R223]/[.L223])">
            <text:p/>
          </table:table-cell>
          <table:table-cell table:formula="of:=IF(OR(ISBLANK([.O223]); ISBLANK([.N223])); &quot;&quot;; IF([.G223]=&quot;Long&quot;; [.I223]*([.O223]-[.J223]); IF([.G223]=&quot;Short&quot;; [.I223]*([.J223]-[.O223]); &quot;&quot;)))">
            <text:p/>
          </table:table-cell>
          <table:table-cell table:formula="of:=IF(ISNUMBER([.R223]); IF([.R223]&gt;0; &quot;Win&quot;; &quot;Loss&quot;); &quot;&quot;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OR([.L224]=0; ISBLANK([.O224]));&quot;&quot;;[.R224]/[.L224])">
            <text:p/>
          </table:table-cell>
          <table:table-cell table:formula="of:=IF(OR(ISBLANK([.O224]); ISBLANK([.N224])); &quot;&quot;; IF([.G224]=&quot;Long&quot;; [.I224]*([.O224]-[.J224]); IF([.G224]=&quot;Short&quot;; [.I224]*([.J224]-[.O224]); &quot;&quot;)))">
            <text:p/>
          </table:table-cell>
          <table:table-cell table:formula="of:=IF(ISNUMBER([.R224]); IF([.R224]&gt;0; &quot;Win&quot;; &quot;Loss&quot;); &quot;&quot;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OR([.L225]=0; ISBLANK([.O225]));&quot;&quot;;[.R225]/[.L225])">
            <text:p/>
          </table:table-cell>
          <table:table-cell table:formula="of:=IF(OR(ISBLANK([.O225]); ISBLANK([.N225])); &quot;&quot;; IF([.G225]=&quot;Long&quot;; [.I225]*([.O225]-[.J225]); IF([.G225]=&quot;Short&quot;; [.I225]*([.J225]-[.O225]); &quot;&quot;)))">
            <text:p/>
          </table:table-cell>
          <table:table-cell table:formula="of:=IF(ISNUMBER([.R225]); IF([.R225]&gt;0; &quot;Win&quot;; &quot;Loss&quot;); &quot;&quot;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OR([.L226]=0; ISBLANK([.O226]));&quot;&quot;;[.R226]/[.L226])">
            <text:p/>
          </table:table-cell>
          <table:table-cell table:formula="of:=IF(OR(ISBLANK([.O226]); ISBLANK([.N226])); &quot;&quot;; IF([.G226]=&quot;Long&quot;; [.I226]*([.O226]-[.J226]); IF([.G226]=&quot;Short&quot;; [.I226]*([.J226]-[.O226]); &quot;&quot;)))">
            <text:p/>
          </table:table-cell>
          <table:table-cell table:formula="of:=IF(ISNUMBER([.R226]); IF([.R226]&gt;0; &quot;Win&quot;; &quot;Loss&quot;); &quot;&quot;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OR([.L227]=0; ISBLANK([.O227]));&quot;&quot;;[.R227]/[.L227])">
            <text:p/>
          </table:table-cell>
          <table:table-cell table:formula="of:=IF(OR(ISBLANK([.O227]); ISBLANK([.N227])); &quot;&quot;; IF([.G227]=&quot;Long&quot;; [.I227]*([.O227]-[.J227]); IF([.G227]=&quot;Short&quot;; [.I227]*([.J227]-[.O227]); &quot;&quot;)))">
            <text:p/>
          </table:table-cell>
          <table:table-cell table:formula="of:=IF(ISNUMBER([.R227]); IF([.R227]&gt;0; &quot;Win&quot;; &quot;Loss&quot;); &quot;&quot;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OR([.L228]=0; ISBLANK([.O228]));&quot;&quot;;[.R228]/[.L228])">
            <text:p/>
          </table:table-cell>
          <table:table-cell table:formula="of:=IF(OR(ISBLANK([.O228]); ISBLANK([.N228])); &quot;&quot;; IF([.G228]=&quot;Long&quot;; [.I228]*([.O228]-[.J228]); IF([.G228]=&quot;Short&quot;; [.I228]*([.J228]-[.O228]); &quot;&quot;)))">
            <text:p/>
          </table:table-cell>
          <table:table-cell table:formula="of:=IF(ISNUMBER([.R228]); IF([.R228]&gt;0; &quot;Win&quot;; &quot;Loss&quot;); &quot;&quot;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OR([.L229]=0; ISBLANK([.O229]));&quot;&quot;;[.R229]/[.L229])">
            <text:p/>
          </table:table-cell>
          <table:table-cell table:formula="of:=IF(OR(ISBLANK([.O229]); ISBLANK([.N229])); &quot;&quot;; IF([.G229]=&quot;Long&quot;; [.I229]*([.O229]-[.J229]); IF([.G229]=&quot;Short&quot;; [.I229]*([.J229]-[.O229]); &quot;&quot;)))">
            <text:p/>
          </table:table-cell>
          <table:table-cell table:formula="of:=IF(ISNUMBER([.R229]); IF([.R229]&gt;0; &quot;Win&quot;; &quot;Loss&quot;); &quot;&quot;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OR([.L230]=0; ISBLANK([.O230]));&quot;&quot;;[.R230]/[.L230])">
            <text:p/>
          </table:table-cell>
          <table:table-cell table:formula="of:=IF(OR(ISBLANK([.O230]); ISBLANK([.N230])); &quot;&quot;; IF([.G230]=&quot;Long&quot;; [.I230]*([.O230]-[.J230]); IF([.G230]=&quot;Short&quot;; [.I230]*([.J230]-[.O230]); &quot;&quot;)))">
            <text:p/>
          </table:table-cell>
          <table:table-cell table:formula="of:=IF(ISNUMBER([.R230]); IF([.R230]&gt;0; &quot;Win&quot;; &quot;Loss&quot;); &quot;&quot;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OR([.L231]=0; ISBLANK([.O231]));&quot;&quot;;[.R231]/[.L231])">
            <text:p/>
          </table:table-cell>
          <table:table-cell table:formula="of:=IF(OR(ISBLANK([.O231]); ISBLANK([.N231])); &quot;&quot;; IF([.G231]=&quot;Long&quot;; [.I231]*([.O231]-[.J231]); IF([.G231]=&quot;Short&quot;; [.I231]*([.J231]-[.O231]); &quot;&quot;)))">
            <text:p/>
          </table:table-cell>
          <table:table-cell table:formula="of:=IF(ISNUMBER([.R231]); IF([.R231]&gt;0; &quot;Win&quot;; &quot;Loss&quot;); &quot;&quot;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OR([.L232]=0; ISBLANK([.O232]));&quot;&quot;;[.R232]/[.L232])">
            <text:p/>
          </table:table-cell>
          <table:table-cell table:formula="of:=IF(OR(ISBLANK([.O232]); ISBLANK([.N232])); &quot;&quot;; IF([.G232]=&quot;Long&quot;; [.I232]*([.O232]-[.J232]); IF([.G232]=&quot;Short&quot;; [.I232]*([.J232]-[.O232]); &quot;&quot;)))">
            <text:p/>
          </table:table-cell>
          <table:table-cell table:formula="of:=IF(ISNUMBER([.R232]); IF([.R232]&gt;0; &quot;Win&quot;; &quot;Loss&quot;); &quot;&quot;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OR([.L233]=0; ISBLANK([.O233]));&quot;&quot;;[.R233]/[.L233])">
            <text:p/>
          </table:table-cell>
          <table:table-cell table:formula="of:=IF(OR(ISBLANK([.O233]); ISBLANK([.N233])); &quot;&quot;; IF([.G233]=&quot;Long&quot;; [.I233]*([.O233]-[.J233]); IF([.G233]=&quot;Short&quot;; [.I233]*([.J233]-[.O233]); &quot;&quot;)))">
            <text:p/>
          </table:table-cell>
          <table:table-cell table:formula="of:=IF(ISNUMBER([.R233]); IF([.R233]&gt;0; &quot;Win&quot;; &quot;Loss&quot;); &quot;&quot;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OR([.L234]=0; ISBLANK([.O234]));&quot;&quot;;[.R234]/[.L234])">
            <text:p/>
          </table:table-cell>
          <table:table-cell table:formula="of:=IF(OR(ISBLANK([.O234]); ISBLANK([.N234])); &quot;&quot;; IF([.G234]=&quot;Long&quot;; [.I234]*([.O234]-[.J234]); IF([.G234]=&quot;Short&quot;; [.I234]*([.J234]-[.O234]); &quot;&quot;)))">
            <text:p/>
          </table:table-cell>
          <table:table-cell table:formula="of:=IF(ISNUMBER([.R234]); IF([.R234]&gt;0; &quot;Win&quot;; &quot;Loss&quot;); &quot;&quot;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OR([.L235]=0; ISBLANK([.O235]));&quot;&quot;;[.R235]/[.L235])">
            <text:p/>
          </table:table-cell>
          <table:table-cell table:formula="of:=IF(OR(ISBLANK([.O235]); ISBLANK([.N235])); &quot;&quot;; IF([.G235]=&quot;Long&quot;; [.I235]*([.O235]-[.J235]); IF([.G235]=&quot;Short&quot;; [.I235]*([.J235]-[.O235]); &quot;&quot;)))">
            <text:p/>
          </table:table-cell>
          <table:table-cell table:formula="of:=IF(ISNUMBER([.R235]); IF([.R235]&gt;0; &quot;Win&quot;; &quot;Loss&quot;); &quot;&quot;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OR([.L236]=0; ISBLANK([.O236]));&quot;&quot;;[.R236]/[.L236])">
            <text:p/>
          </table:table-cell>
          <table:table-cell table:formula="of:=IF(OR(ISBLANK([.O236]); ISBLANK([.N236])); &quot;&quot;; IF([.G236]=&quot;Long&quot;; [.I236]*([.O236]-[.J236]); IF([.G236]=&quot;Short&quot;; [.I236]*([.J236]-[.O236]); &quot;&quot;)))">
            <text:p/>
          </table:table-cell>
          <table:table-cell table:formula="of:=IF(ISNUMBER([.R236]); IF([.R236]&gt;0; &quot;Win&quot;; &quot;Loss&quot;); &quot;&quot;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OR([.L237]=0; ISBLANK([.O237]));&quot;&quot;;[.R237]/[.L237])">
            <text:p/>
          </table:table-cell>
          <table:table-cell table:formula="of:=IF(OR(ISBLANK([.O237]); ISBLANK([.N237])); &quot;&quot;; IF([.G237]=&quot;Long&quot;; [.I237]*([.O237]-[.J237]); IF([.G237]=&quot;Short&quot;; [.I237]*([.J237]-[.O237]); &quot;&quot;)))">
            <text:p/>
          </table:table-cell>
          <table:table-cell table:formula="of:=IF(ISNUMBER([.R237]); IF([.R237]&gt;0; &quot;Win&quot;; &quot;Loss&quot;); &quot;&quot;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OR([.L238]=0; ISBLANK([.O238]));&quot;&quot;;[.R238]/[.L238])">
            <text:p/>
          </table:table-cell>
          <table:table-cell table:formula="of:=IF(OR(ISBLANK([.O238]); ISBLANK([.N238])); &quot;&quot;; IF([.G238]=&quot;Long&quot;; [.I238]*([.O238]-[.J238]); IF([.G238]=&quot;Short&quot;; [.I238]*([.J238]-[.O238]); &quot;&quot;)))">
            <text:p/>
          </table:table-cell>
          <table:table-cell table:formula="of:=IF(ISNUMBER([.R238]); IF([.R238]&gt;0; &quot;Win&quot;; &quot;Loss&quot;); &quot;&quot;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OR([.L239]=0; ISBLANK([.O239]));&quot;&quot;;[.R239]/[.L239])">
            <text:p/>
          </table:table-cell>
          <table:table-cell table:formula="of:=IF(OR(ISBLANK([.O239]); ISBLANK([.N239])); &quot;&quot;; IF([.G239]=&quot;Long&quot;; [.I239]*([.O239]-[.J239]); IF([.G239]=&quot;Short&quot;; [.I239]*([.J239]-[.O239]); &quot;&quot;)))">
            <text:p/>
          </table:table-cell>
          <table:table-cell table:formula="of:=IF(ISNUMBER([.R239]); IF([.R239]&gt;0; &quot;Win&quot;; &quot;Loss&quot;); &quot;&quot;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OR([.L240]=0; ISBLANK([.O240]));&quot;&quot;;[.R240]/[.L240])">
            <text:p/>
          </table:table-cell>
          <table:table-cell table:formula="of:=IF(OR(ISBLANK([.O240]); ISBLANK([.N240])); &quot;&quot;; IF([.G240]=&quot;Long&quot;; [.I240]*([.O240]-[.J240]); IF([.G240]=&quot;Short&quot;; [.I240]*([.J240]-[.O240]); &quot;&quot;)))">
            <text:p/>
          </table:table-cell>
          <table:table-cell table:formula="of:=IF(ISNUMBER([.R240]); IF([.R240]&gt;0; &quot;Win&quot;; &quot;Loss&quot;); &quot;&quot;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OR([.L241]=0; ISBLANK([.O241]));&quot;&quot;;[.R241]/[.L241])">
            <text:p/>
          </table:table-cell>
          <table:table-cell table:formula="of:=IF(OR(ISBLANK([.O241]); ISBLANK([.N241])); &quot;&quot;; IF([.G241]=&quot;Long&quot;; [.I241]*([.O241]-[.J241]); IF([.G241]=&quot;Short&quot;; [.I241]*([.J241]-[.O241]); &quot;&quot;)))">
            <text:p/>
          </table:table-cell>
          <table:table-cell table:formula="of:=IF(ISNUMBER([.R241]); IF([.R241]&gt;0; &quot;Win&quot;; &quot;Loss&quot;); &quot;&quot;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OR([.L242]=0; ISBLANK([.O242]));&quot;&quot;;[.R242]/[.L242])">
            <text:p/>
          </table:table-cell>
          <table:table-cell table:formula="of:=IF(OR(ISBLANK([.O242]); ISBLANK([.N242])); &quot;&quot;; IF([.G242]=&quot;Long&quot;; [.I242]*([.O242]-[.J242]); IF([.G242]=&quot;Short&quot;; [.I242]*([.J242]-[.O242]); &quot;&quot;)))">
            <text:p/>
          </table:table-cell>
          <table:table-cell table:formula="of:=IF(ISNUMBER([.R242]); IF([.R242]&gt;0; &quot;Win&quot;; &quot;Loss&quot;); &quot;&quot;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OR([.L243]=0; ISBLANK([.O243]));&quot;&quot;;[.R243]/[.L243])">
            <text:p/>
          </table:table-cell>
          <table:table-cell table:formula="of:=IF(OR(ISBLANK([.O243]); ISBLANK([.N243])); &quot;&quot;; IF([.G243]=&quot;Long&quot;; [.I243]*([.O243]-[.J243]); IF([.G243]=&quot;Short&quot;; [.I243]*([.J243]-[.O243]); &quot;&quot;)))">
            <text:p/>
          </table:table-cell>
          <table:table-cell table:formula="of:=IF(ISNUMBER([.R243]); IF([.R243]&gt;0; &quot;Win&quot;; &quot;Loss&quot;); &quot;&quot;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OR([.L244]=0; ISBLANK([.O244]));&quot;&quot;;[.R244]/[.L244])">
            <text:p/>
          </table:table-cell>
          <table:table-cell table:formula="of:=IF(OR(ISBLANK([.O244]); ISBLANK([.N244])); &quot;&quot;; IF([.G244]=&quot;Long&quot;; [.I244]*([.O244]-[.J244]); IF([.G244]=&quot;Short&quot;; [.I244]*([.J244]-[.O244]); &quot;&quot;)))">
            <text:p/>
          </table:table-cell>
          <table:table-cell table:formula="of:=IF(ISNUMBER([.R244]); IF([.R244]&gt;0; &quot;Win&quot;; &quot;Loss&quot;); &quot;&quot;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OR([.L245]=0; ISBLANK([.O245]));&quot;&quot;;[.R245]/[.L245])">
            <text:p/>
          </table:table-cell>
          <table:table-cell table:formula="of:=IF(OR(ISBLANK([.O245]); ISBLANK([.N245])); &quot;&quot;; IF([.G245]=&quot;Long&quot;; [.I245]*([.O245]-[.J245]); IF([.G245]=&quot;Short&quot;; [.I245]*([.J245]-[.O245]); &quot;&quot;)))">
            <text:p/>
          </table:table-cell>
          <table:table-cell table:formula="of:=IF(ISNUMBER([.R245]); IF([.R245]&gt;0; &quot;Win&quot;; &quot;Loss&quot;); &quot;&quot;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OR([.L246]=0; ISBLANK([.O246]));&quot;&quot;;[.R246]/[.L246])">
            <text:p/>
          </table:table-cell>
          <table:table-cell table:formula="of:=IF(OR(ISBLANK([.O246]); ISBLANK([.N246])); &quot;&quot;; IF([.G246]=&quot;Long&quot;; [.I246]*([.O246]-[.J246]); IF([.G246]=&quot;Short&quot;; [.I246]*([.J246]-[.O246]); &quot;&quot;)))">
            <text:p/>
          </table:table-cell>
          <table:table-cell table:formula="of:=IF(ISNUMBER([.R246]); IF([.R246]&gt;0; &quot;Win&quot;; &quot;Loss&quot;); &quot;&quot;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OR([.L247]=0; ISBLANK([.O247]));&quot;&quot;;[.R247]/[.L247])">
            <text:p/>
          </table:table-cell>
          <table:table-cell table:formula="of:=IF(OR(ISBLANK([.O247]); ISBLANK([.N247])); &quot;&quot;; IF([.G247]=&quot;Long&quot;; [.I247]*([.O247]-[.J247]); IF([.G247]=&quot;Short&quot;; [.I247]*([.J247]-[.O247]); &quot;&quot;)))">
            <text:p/>
          </table:table-cell>
          <table:table-cell table:formula="of:=IF(ISNUMBER([.R247]); IF([.R247]&gt;0; &quot;Win&quot;; &quot;Loss&quot;); &quot;&quot;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OR([.L248]=0; ISBLANK([.O248]));&quot;&quot;;[.R248]/[.L248])">
            <text:p/>
          </table:table-cell>
          <table:table-cell table:formula="of:=IF(OR(ISBLANK([.O248]); ISBLANK([.N248])); &quot;&quot;; IF([.G248]=&quot;Long&quot;; [.I248]*([.O248]-[.J248]); IF([.G248]=&quot;Short&quot;; [.I248]*([.J248]-[.O248]); &quot;&quot;)))">
            <text:p/>
          </table:table-cell>
          <table:table-cell table:formula="of:=IF(ISNUMBER([.R248]); IF([.R248]&gt;0; &quot;Win&quot;; &quot;Loss&quot;); &quot;&quot;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OR([.L249]=0; ISBLANK([.O249]));&quot;&quot;;[.R249]/[.L249])">
            <text:p/>
          </table:table-cell>
          <table:table-cell table:formula="of:=IF(OR(ISBLANK([.O249]); ISBLANK([.N249])); &quot;&quot;; IF([.G249]=&quot;Long&quot;; [.I249]*([.O249]-[.J249]); IF([.G249]=&quot;Short&quot;; [.I249]*([.J249]-[.O249]); &quot;&quot;)))">
            <text:p/>
          </table:table-cell>
          <table:table-cell table:formula="of:=IF(ISNUMBER([.R249]); IF([.R249]&gt;0; &quot;Win&quot;; &quot;Loss&quot;); &quot;&quot;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OR([.L250]=0; ISBLANK([.O250]));&quot;&quot;;[.R250]/[.L250])">
            <text:p/>
          </table:table-cell>
          <table:table-cell table:formula="of:=IF(OR(ISBLANK([.O250]); ISBLANK([.N250])); &quot;&quot;; IF([.G250]=&quot;Long&quot;; [.I250]*([.O250]-[.J250]); IF([.G250]=&quot;Short&quot;; [.I250]*([.J250]-[.O250]); &quot;&quot;)))">
            <text:p/>
          </table:table-cell>
          <table:table-cell table:formula="of:=IF(ISNUMBER([.R250]); IF([.R250]&gt;0; &quot;Win&quot;; &quot;Loss&quot;); &quot;&quot;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OR([.L251]=0; ISBLANK([.O251]));&quot;&quot;;[.R251]/[.L251])">
            <text:p/>
          </table:table-cell>
          <table:table-cell table:formula="of:=IF(OR(ISBLANK([.O251]); ISBLANK([.N251])); &quot;&quot;; IF([.G251]=&quot;Long&quot;; [.I251]*([.O251]-[.J251]); IF([.G251]=&quot;Short&quot;; [.I251]*([.J251]-[.O251]); &quot;&quot;)))">
            <text:p/>
          </table:table-cell>
          <table:table-cell table:formula="of:=IF(ISNUMBER([.R251]); IF([.R251]&gt;0; &quot;Win&quot;; &quot;Loss&quot;); &quot;&quot;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OR([.L252]=0; ISBLANK([.O252]));&quot;&quot;;[.R252]/[.L252])">
            <text:p/>
          </table:table-cell>
          <table:table-cell table:formula="of:=IF(OR(ISBLANK([.O252]); ISBLANK([.N252])); &quot;&quot;; IF([.G252]=&quot;Long&quot;; [.I252]*([.O252]-[.J252]); IF([.G252]=&quot;Short&quot;; [.I252]*([.J252]-[.O252]); &quot;&quot;)))">
            <text:p/>
          </table:table-cell>
          <table:table-cell table:formula="of:=IF(ISNUMBER([.R252]); IF([.R252]&gt;0; &quot;Win&quot;; &quot;Loss&quot;); &quot;&quot;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OR([.L253]=0; ISBLANK([.O253]));&quot;&quot;;[.R253]/[.L253])">
            <text:p/>
          </table:table-cell>
          <table:table-cell table:formula="of:=IF(OR(ISBLANK([.O253]); ISBLANK([.N253])); &quot;&quot;; IF([.G253]=&quot;Long&quot;; [.I253]*([.O253]-[.J253]); IF([.G253]=&quot;Short&quot;; [.I253]*([.J253]-[.O253]); &quot;&quot;)))">
            <text:p/>
          </table:table-cell>
          <table:table-cell table:formula="of:=IF(ISNUMBER([.R253]); IF([.R253]&gt;0; &quot;Win&quot;; &quot;Loss&quot;); &quot;&quot;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OR([.L254]=0; ISBLANK([.O254]));&quot;&quot;;[.R254]/[.L254])">
            <text:p/>
          </table:table-cell>
          <table:table-cell table:formula="of:=IF(OR(ISBLANK([.O254]); ISBLANK([.N254])); &quot;&quot;; IF([.G254]=&quot;Long&quot;; [.I254]*([.O254]-[.J254]); IF([.G254]=&quot;Short&quot;; [.I254]*([.J254]-[.O254]); &quot;&quot;)))">
            <text:p/>
          </table:table-cell>
          <table:table-cell table:formula="of:=IF(ISNUMBER([.R254]); IF([.R254]&gt;0; &quot;Win&quot;; &quot;Loss&quot;); &quot;&quot;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OR([.L255]=0; ISBLANK([.O255]));&quot;&quot;;[.R255]/[.L255])">
            <text:p/>
          </table:table-cell>
          <table:table-cell table:formula="of:=IF(OR(ISBLANK([.O255]); ISBLANK([.N255])); &quot;&quot;; IF([.G255]=&quot;Long&quot;; [.I255]*([.O255]-[.J255]); IF([.G255]=&quot;Short&quot;; [.I255]*([.J255]-[.O255]); &quot;&quot;)))">
            <text:p/>
          </table:table-cell>
          <table:table-cell table:formula="of:=IF(ISNUMBER([.R255]); IF([.R255]&gt;0; &quot;Win&quot;; &quot;Loss&quot;); &quot;&quot;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OR([.L256]=0; ISBLANK([.O256]));&quot;&quot;;[.R256]/[.L256])">
            <text:p/>
          </table:table-cell>
          <table:table-cell table:formula="of:=IF(OR(ISBLANK([.O256]); ISBLANK([.N256])); &quot;&quot;; IF([.G256]=&quot;Long&quot;; [.I256]*([.O256]-[.J256]); IF([.G256]=&quot;Short&quot;; [.I256]*([.J256]-[.O256]); &quot;&quot;)))">
            <text:p/>
          </table:table-cell>
          <table:table-cell table:formula="of:=IF(ISNUMBER([.R256]); IF([.R256]&gt;0; &quot;Win&quot;; &quot;Loss&quot;); &quot;&quot;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OR([.L257]=0; ISBLANK([.O257]));&quot;&quot;;[.R257]/[.L257])">
            <text:p/>
          </table:table-cell>
          <table:table-cell table:formula="of:=IF(OR(ISBLANK([.O257]); ISBLANK([.N257])); &quot;&quot;; IF([.G257]=&quot;Long&quot;; [.I257]*([.O257]-[.J257]); IF([.G257]=&quot;Short&quot;; [.I257]*([.J257]-[.O257]); &quot;&quot;)))">
            <text:p/>
          </table:table-cell>
          <table:table-cell table:formula="of:=IF(ISNUMBER([.R257]); IF([.R257]&gt;0; &quot;Win&quot;; &quot;Loss&quot;); &quot;&quot;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OR([.L258]=0; ISBLANK([.O258]));&quot;&quot;;[.R258]/[.L258])">
            <text:p/>
          </table:table-cell>
          <table:table-cell table:formula="of:=IF(OR(ISBLANK([.O258]); ISBLANK([.N258])); &quot;&quot;; IF([.G258]=&quot;Long&quot;; [.I258]*([.O258]-[.J258]); IF([.G258]=&quot;Short&quot;; [.I258]*([.J258]-[.O258]); &quot;&quot;)))">
            <text:p/>
          </table:table-cell>
          <table:table-cell table:formula="of:=IF(ISNUMBER([.R258]); IF([.R258]&gt;0; &quot;Win&quot;; &quot;Loss&quot;); &quot;&quot;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OR([.L259]=0; ISBLANK([.O259]));&quot;&quot;;[.R259]/[.L259])">
            <text:p/>
          </table:table-cell>
          <table:table-cell table:formula="of:=IF(OR(ISBLANK([.O259]); ISBLANK([.N259])); &quot;&quot;; IF([.G259]=&quot;Long&quot;; [.I259]*([.O259]-[.J259]); IF([.G259]=&quot;Short&quot;; [.I259]*([.J259]-[.O259]); &quot;&quot;)))">
            <text:p/>
          </table:table-cell>
          <table:table-cell table:formula="of:=IF(ISNUMBER([.R259]); IF([.R259]&gt;0; &quot;Win&quot;; &quot;Loss&quot;); &quot;&quot;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OR([.L260]=0; ISBLANK([.O260]));&quot;&quot;;[.R260]/[.L260])">
            <text:p/>
          </table:table-cell>
          <table:table-cell table:formula="of:=IF(OR(ISBLANK([.O260]); ISBLANK([.N260])); &quot;&quot;; IF([.G260]=&quot;Long&quot;; [.I260]*([.O260]-[.J260]); IF([.G260]=&quot;Short&quot;; [.I260]*([.J260]-[.O260]); &quot;&quot;)))">
            <text:p/>
          </table:table-cell>
          <table:table-cell table:formula="of:=IF(ISNUMBER([.R260]); IF([.R260]&gt;0; &quot;Win&quot;; &quot;Loss&quot;); &quot;&quot;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OR([.L261]=0; ISBLANK([.O261]));&quot;&quot;;[.R261]/[.L261])">
            <text:p/>
          </table:table-cell>
          <table:table-cell table:formula="of:=IF(OR(ISBLANK([.O261]); ISBLANK([.N261])); &quot;&quot;; IF([.G261]=&quot;Long&quot;; [.I261]*([.O261]-[.J261]); IF([.G261]=&quot;Short&quot;; [.I261]*([.J261]-[.O261]); &quot;&quot;)))">
            <text:p/>
          </table:table-cell>
          <table:table-cell table:formula="of:=IF(ISNUMBER([.R261]); IF([.R261]&gt;0; &quot;Win&quot;; &quot;Loss&quot;); &quot;&quot;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OR([.L262]=0; ISBLANK([.O262]));&quot;&quot;;[.R262]/[.L262])">
            <text:p/>
          </table:table-cell>
          <table:table-cell table:formula="of:=IF(OR(ISBLANK([.O262]); ISBLANK([.N262])); &quot;&quot;; IF([.G262]=&quot;Long&quot;; [.I262]*([.O262]-[.J262]); IF([.G262]=&quot;Short&quot;; [.I262]*([.J262]-[.O262]); &quot;&quot;)))">
            <text:p/>
          </table:table-cell>
          <table:table-cell table:formula="of:=IF(ISNUMBER([.R262]); IF([.R262]&gt;0; &quot;Win&quot;; &quot;Loss&quot;); &quot;&quot;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OR([.L263]=0; ISBLANK([.O263]));&quot;&quot;;[.R263]/[.L263])">
            <text:p/>
          </table:table-cell>
          <table:table-cell table:formula="of:=IF(OR(ISBLANK([.O263]); ISBLANK([.N263])); &quot;&quot;; IF([.G263]=&quot;Long&quot;; [.I263]*([.O263]-[.J263]); IF([.G263]=&quot;Short&quot;; [.I263]*([.J263]-[.O263]); &quot;&quot;)))">
            <text:p/>
          </table:table-cell>
          <table:table-cell table:formula="of:=IF(ISNUMBER([.R263]); IF([.R263]&gt;0; &quot;Win&quot;; &quot;Loss&quot;); &quot;&quot;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OR([.L264]=0; ISBLANK([.O264]));&quot;&quot;;[.R264]/[.L264])">
            <text:p/>
          </table:table-cell>
          <table:table-cell table:formula="of:=IF(OR(ISBLANK([.O264]); ISBLANK([.N264])); &quot;&quot;; IF([.G264]=&quot;Long&quot;; [.I264]*([.O264]-[.J264]); IF([.G264]=&quot;Short&quot;; [.I264]*([.J264]-[.O264]); &quot;&quot;)))">
            <text:p/>
          </table:table-cell>
          <table:table-cell table:formula="of:=IF(ISNUMBER([.R264]); IF([.R264]&gt;0; &quot;Win&quot;; &quot;Loss&quot;); &quot;&quot;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OR([.L265]=0; ISBLANK([.O265]));&quot;&quot;;[.R265]/[.L265])">
            <text:p/>
          </table:table-cell>
          <table:table-cell table:formula="of:=IF(OR(ISBLANK([.O265]); ISBLANK([.N265])); &quot;&quot;; IF([.G265]=&quot;Long&quot;; [.I265]*([.O265]-[.J265]); IF([.G265]=&quot;Short&quot;; [.I265]*([.J265]-[.O265]); &quot;&quot;)))">
            <text:p/>
          </table:table-cell>
          <table:table-cell table:formula="of:=IF(ISNUMBER([.R265]); IF([.R265]&gt;0; &quot;Win&quot;; &quot;Loss&quot;); &quot;&quot;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OR([.L266]=0; ISBLANK([.O266]));&quot;&quot;;[.R266]/[.L266])">
            <text:p/>
          </table:table-cell>
          <table:table-cell table:formula="of:=IF(OR(ISBLANK([.O266]); ISBLANK([.N266])); &quot;&quot;; IF([.G266]=&quot;Long&quot;; [.I266]*([.O266]-[.J266]); IF([.G266]=&quot;Short&quot;; [.I266]*([.J266]-[.O266]); &quot;&quot;)))">
            <text:p/>
          </table:table-cell>
          <table:table-cell table:formula="of:=IF(ISNUMBER([.R266]); IF([.R266]&gt;0; &quot;Win&quot;; &quot;Loss&quot;); &quot;&quot;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OR([.L267]=0; ISBLANK([.O267]));&quot;&quot;;[.R267]/[.L267])">
            <text:p/>
          </table:table-cell>
          <table:table-cell table:formula="of:=IF(OR(ISBLANK([.O267]); ISBLANK([.N267])); &quot;&quot;; IF([.G267]=&quot;Long&quot;; [.I267]*([.O267]-[.J267]); IF([.G267]=&quot;Short&quot;; [.I267]*([.J267]-[.O267]); &quot;&quot;)))">
            <text:p/>
          </table:table-cell>
          <table:table-cell table:formula="of:=IF(ISNUMBER([.R267]); IF([.R267]&gt;0; &quot;Win&quot;; &quot;Loss&quot;); &quot;&quot;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OR([.L268]=0; ISBLANK([.O268]));&quot;&quot;;[.R268]/[.L268])">
            <text:p/>
          </table:table-cell>
          <table:table-cell table:formula="of:=IF(OR(ISBLANK([.O268]); ISBLANK([.N268])); &quot;&quot;; IF([.G268]=&quot;Long&quot;; [.I268]*([.O268]-[.J268]); IF([.G268]=&quot;Short&quot;; [.I268]*([.J268]-[.O268]); &quot;&quot;)))">
            <text:p/>
          </table:table-cell>
          <table:table-cell table:formula="of:=IF(ISNUMBER([.R268]); IF([.R268]&gt;0; &quot;Win&quot;; &quot;Loss&quot;); &quot;&quot;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OR([.L269]=0; ISBLANK([.O269]));&quot;&quot;;[.R269]/[.L269])">
            <text:p/>
          </table:table-cell>
          <table:table-cell table:formula="of:=IF(OR(ISBLANK([.O269]); ISBLANK([.N269])); &quot;&quot;; IF([.G269]=&quot;Long&quot;; [.I269]*([.O269]-[.J269]); IF([.G269]=&quot;Short&quot;; [.I269]*([.J269]-[.O269]); &quot;&quot;)))">
            <text:p/>
          </table:table-cell>
          <table:table-cell table:formula="of:=IF(ISNUMBER([.R269]); IF([.R269]&gt;0; &quot;Win&quot;; &quot;Loss&quot;); &quot;&quot;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OR([.L270]=0; ISBLANK([.O270]));&quot;&quot;;[.R270]/[.L270])">
            <text:p/>
          </table:table-cell>
          <table:table-cell table:formula="of:=IF(OR(ISBLANK([.O270]); ISBLANK([.N270])); &quot;&quot;; IF([.G270]=&quot;Long&quot;; [.I270]*([.O270]-[.J270]); IF([.G270]=&quot;Short&quot;; [.I270]*([.J270]-[.O270]); &quot;&quot;)))">
            <text:p/>
          </table:table-cell>
          <table:table-cell table:formula="of:=IF(ISNUMBER([.R270]); IF([.R270]&gt;0; &quot;Win&quot;; &quot;Loss&quot;); &quot;&quot;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OR([.L271]=0; ISBLANK([.O271]));&quot;&quot;;[.R271]/[.L271])">
            <text:p/>
          </table:table-cell>
          <table:table-cell table:formula="of:=IF(OR(ISBLANK([.O271]); ISBLANK([.N271])); &quot;&quot;; IF([.G271]=&quot;Long&quot;; [.I271]*([.O271]-[.J271]); IF([.G271]=&quot;Short&quot;; [.I271]*([.J271]-[.O271]); &quot;&quot;)))">
            <text:p/>
          </table:table-cell>
          <table:table-cell table:formula="of:=IF(ISNUMBER([.R271]); IF([.R271]&gt;0; &quot;Win&quot;; &quot;Loss&quot;); &quot;&quot;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OR([.L272]=0; ISBLANK([.O272]));&quot;&quot;;[.R272]/[.L272])">
            <text:p/>
          </table:table-cell>
          <table:table-cell table:formula="of:=IF(OR(ISBLANK([.O272]); ISBLANK([.N272])); &quot;&quot;; IF([.G272]=&quot;Long&quot;; [.I272]*([.O272]-[.J272]); IF([.G272]=&quot;Short&quot;; [.I272]*([.J272]-[.O272]); &quot;&quot;)))">
            <text:p/>
          </table:table-cell>
          <table:table-cell table:formula="of:=IF(ISNUMBER([.R272]); IF([.R272]&gt;0; &quot;Win&quot;; &quot;Loss&quot;); &quot;&quot;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OR([.L273]=0; ISBLANK([.O273]));&quot;&quot;;[.R273]/[.L273])">
            <text:p/>
          </table:table-cell>
          <table:table-cell table:formula="of:=IF(OR(ISBLANK([.O273]); ISBLANK([.N273])); &quot;&quot;; IF([.G273]=&quot;Long&quot;; [.I273]*([.O273]-[.J273]); IF([.G273]=&quot;Short&quot;; [.I273]*([.J273]-[.O273]); &quot;&quot;)))">
            <text:p/>
          </table:table-cell>
          <table:table-cell table:formula="of:=IF(ISNUMBER([.R273]); IF([.R273]&gt;0; &quot;Win&quot;; &quot;Loss&quot;); &quot;&quot;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OR([.L274]=0; ISBLANK([.O274]));&quot;&quot;;[.R274]/[.L274])">
            <text:p/>
          </table:table-cell>
          <table:table-cell table:formula="of:=IF(OR(ISBLANK([.O274]); ISBLANK([.N274])); &quot;&quot;; IF([.G274]=&quot;Long&quot;; [.I274]*([.O274]-[.J274]); IF([.G274]=&quot;Short&quot;; [.I274]*([.J274]-[.O274]); &quot;&quot;)))">
            <text:p/>
          </table:table-cell>
          <table:table-cell table:formula="of:=IF(ISNUMBER([.R274]); IF([.R274]&gt;0; &quot;Win&quot;; &quot;Loss&quot;); &quot;&quot;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OR([.L275]=0; ISBLANK([.O275]));&quot;&quot;;[.R275]/[.L275])">
            <text:p/>
          </table:table-cell>
          <table:table-cell table:formula="of:=IF(OR(ISBLANK([.O275]); ISBLANK([.N275])); &quot;&quot;; IF([.G275]=&quot;Long&quot;; [.I275]*([.O275]-[.J275]); IF([.G275]=&quot;Short&quot;; [.I275]*([.J275]-[.O275]); &quot;&quot;)))">
            <text:p/>
          </table:table-cell>
          <table:table-cell table:formula="of:=IF(ISNUMBER([.R275]); IF([.R275]&gt;0; &quot;Win&quot;; &quot;Loss&quot;); &quot;&quot;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OR([.L276]=0; ISBLANK([.O276]));&quot;&quot;;[.R276]/[.L276])">
            <text:p/>
          </table:table-cell>
          <table:table-cell table:formula="of:=IF(OR(ISBLANK([.O276]); ISBLANK([.N276])); &quot;&quot;; IF([.G276]=&quot;Long&quot;; [.I276]*([.O276]-[.J276]); IF([.G276]=&quot;Short&quot;; [.I276]*([.J276]-[.O276]); &quot;&quot;)))">
            <text:p/>
          </table:table-cell>
          <table:table-cell table:formula="of:=IF(ISNUMBER([.R276]); IF([.R276]&gt;0; &quot;Win&quot;; &quot;Loss&quot;); &quot;&quot;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OR([.L277]=0; ISBLANK([.O277]));&quot;&quot;;[.R277]/[.L277])">
            <text:p/>
          </table:table-cell>
          <table:table-cell table:formula="of:=IF(OR(ISBLANK([.O277]); ISBLANK([.N277])); &quot;&quot;; IF([.G277]=&quot;Long&quot;; [.I277]*([.O277]-[.J277]); IF([.G277]=&quot;Short&quot;; [.I277]*([.J277]-[.O277]); &quot;&quot;)))">
            <text:p/>
          </table:table-cell>
          <table:table-cell table:formula="of:=IF(ISNUMBER([.R277]); IF([.R277]&gt;0; &quot;Win&quot;; &quot;Loss&quot;); &quot;&quot;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OR([.L278]=0; ISBLANK([.O278]));&quot;&quot;;[.R278]/[.L278])">
            <text:p/>
          </table:table-cell>
          <table:table-cell table:formula="of:=IF(OR(ISBLANK([.O278]); ISBLANK([.N278])); &quot;&quot;; IF([.G278]=&quot;Long&quot;; [.I278]*([.O278]-[.J278]); IF([.G278]=&quot;Short&quot;; [.I278]*([.J278]-[.O278]); &quot;&quot;)))">
            <text:p/>
          </table:table-cell>
          <table:table-cell table:formula="of:=IF(ISNUMBER([.R278]); IF([.R278]&gt;0; &quot;Win&quot;; &quot;Loss&quot;); &quot;&quot;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OR([.L279]=0; ISBLANK([.O279]));&quot;&quot;;[.R279]/[.L279])">
            <text:p/>
          </table:table-cell>
          <table:table-cell table:formula="of:=IF(OR(ISBLANK([.O279]); ISBLANK([.N279])); &quot;&quot;; IF([.G279]=&quot;Long&quot;; [.I279]*([.O279]-[.J279]); IF([.G279]=&quot;Short&quot;; [.I279]*([.J279]-[.O279]); &quot;&quot;)))">
            <text:p/>
          </table:table-cell>
          <table:table-cell table:formula="of:=IF(ISNUMBER([.R279]); IF([.R279]&gt;0; &quot;Win&quot;; &quot;Loss&quot;); &quot;&quot;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OR([.L280]=0; ISBLANK([.O280]));&quot;&quot;;[.R280]/[.L280])">
            <text:p/>
          </table:table-cell>
          <table:table-cell table:formula="of:=IF(OR(ISBLANK([.O280]); ISBLANK([.N280])); &quot;&quot;; IF([.G280]=&quot;Long&quot;; [.I280]*([.O280]-[.J280]); IF([.G280]=&quot;Short&quot;; [.I280]*([.J280]-[.O280]); &quot;&quot;)))">
            <text:p/>
          </table:table-cell>
          <table:table-cell table:formula="of:=IF(ISNUMBER([.R280]); IF([.R280]&gt;0; &quot;Win&quot;; &quot;Loss&quot;); &quot;&quot;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OR([.L281]=0; ISBLANK([.O281]));&quot;&quot;;[.R281]/[.L281])">
            <text:p/>
          </table:table-cell>
          <table:table-cell table:formula="of:=IF(OR(ISBLANK([.O281]); ISBLANK([.N281])); &quot;&quot;; IF([.G281]=&quot;Long&quot;; [.I281]*([.O281]-[.J281]); IF([.G281]=&quot;Short&quot;; [.I281]*([.J281]-[.O281]); &quot;&quot;)))">
            <text:p/>
          </table:table-cell>
          <table:table-cell table:formula="of:=IF(ISNUMBER([.R281]); IF([.R281]&gt;0; &quot;Win&quot;; &quot;Loss&quot;); &quot;&quot;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OR([.L282]=0; ISBLANK([.O282]));&quot;&quot;;[.R282]/[.L282])">
            <text:p/>
          </table:table-cell>
          <table:table-cell table:formula="of:=IF(OR(ISBLANK([.O282]); ISBLANK([.N282])); &quot;&quot;; IF([.G282]=&quot;Long&quot;; [.I282]*([.O282]-[.J282]); IF([.G282]=&quot;Short&quot;; [.I282]*([.J282]-[.O282]); &quot;&quot;)))">
            <text:p/>
          </table:table-cell>
          <table:table-cell table:formula="of:=IF(ISNUMBER([.R282]); IF([.R282]&gt;0; &quot;Win&quot;; &quot;Loss&quot;); &quot;&quot;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OR([.L283]=0; ISBLANK([.O283]));&quot;&quot;;[.R283]/[.L283])">
            <text:p/>
          </table:table-cell>
          <table:table-cell table:formula="of:=IF(OR(ISBLANK([.O283]); ISBLANK([.N283])); &quot;&quot;; IF([.G283]=&quot;Long&quot;; [.I283]*([.O283]-[.J283]); IF([.G283]=&quot;Short&quot;; [.I283]*([.J283]-[.O283]); &quot;&quot;)))">
            <text:p/>
          </table:table-cell>
          <table:table-cell table:formula="of:=IF(ISNUMBER([.R283]); IF([.R283]&gt;0; &quot;Win&quot;; &quot;Loss&quot;); &quot;&quot;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OR([.L284]=0; ISBLANK([.O284]));&quot;&quot;;[.R284]/[.L284])">
            <text:p/>
          </table:table-cell>
          <table:table-cell table:formula="of:=IF(OR(ISBLANK([.O284]); ISBLANK([.N284])); &quot;&quot;; IF([.G284]=&quot;Long&quot;; [.I284]*([.O284]-[.J284]); IF([.G284]=&quot;Short&quot;; [.I284]*([.J284]-[.O284]); &quot;&quot;)))">
            <text:p/>
          </table:table-cell>
          <table:table-cell table:formula="of:=IF(ISNUMBER([.R284]); IF([.R284]&gt;0; &quot;Win&quot;; &quot;Loss&quot;); &quot;&quot;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OR([.L285]=0; ISBLANK([.O285]));&quot;&quot;;[.R285]/[.L285])">
            <text:p/>
          </table:table-cell>
          <table:table-cell table:formula="of:=IF(OR(ISBLANK([.O285]); ISBLANK([.N285])); &quot;&quot;; IF([.G285]=&quot;Long&quot;; [.I285]*([.O285]-[.J285]); IF([.G285]=&quot;Short&quot;; [.I285]*([.J285]-[.O285]); &quot;&quot;)))">
            <text:p/>
          </table:table-cell>
          <table:table-cell table:formula="of:=IF(ISNUMBER([.R285]); IF([.R285]&gt;0; &quot;Win&quot;; &quot;Loss&quot;); &quot;&quot;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OR([.L286]=0; ISBLANK([.O286]));&quot;&quot;;[.R286]/[.L286])">
            <text:p/>
          </table:table-cell>
          <table:table-cell table:formula="of:=IF(OR(ISBLANK([.O286]); ISBLANK([.N286])); &quot;&quot;; IF([.G286]=&quot;Long&quot;; [.I286]*([.O286]-[.J286]); IF([.G286]=&quot;Short&quot;; [.I286]*([.J286]-[.O286]); &quot;&quot;)))">
            <text:p/>
          </table:table-cell>
          <table:table-cell table:formula="of:=IF(ISNUMBER([.R286]); IF([.R286]&gt;0; &quot;Win&quot;; &quot;Loss&quot;); &quot;&quot;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OR([.L287]=0; ISBLANK([.O287]));&quot;&quot;;[.R287]/[.L287])">
            <text:p/>
          </table:table-cell>
          <table:table-cell table:formula="of:=IF(OR(ISBLANK([.O287]); ISBLANK([.N287])); &quot;&quot;; IF([.G287]=&quot;Long&quot;; [.I287]*([.O287]-[.J287]); IF([.G287]=&quot;Short&quot;; [.I287]*([.J287]-[.O287]); &quot;&quot;)))">
            <text:p/>
          </table:table-cell>
          <table:table-cell table:formula="of:=IF(ISNUMBER([.R287]); IF([.R287]&gt;0; &quot;Win&quot;; &quot;Loss&quot;); &quot;&quot;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OR([.L288]=0; ISBLANK([.O288]));&quot;&quot;;[.R288]/[.L288])">
            <text:p/>
          </table:table-cell>
          <table:table-cell table:formula="of:=IF(OR(ISBLANK([.O288]); ISBLANK([.N288])); &quot;&quot;; IF([.G288]=&quot;Long&quot;; [.I288]*([.O288]-[.J288]); IF([.G288]=&quot;Short&quot;; [.I288]*([.J288]-[.O288]); &quot;&quot;)))">
            <text:p/>
          </table:table-cell>
          <table:table-cell table:formula="of:=IF(ISNUMBER([.R288]); IF([.R288]&gt;0; &quot;Win&quot;; &quot;Loss&quot;); &quot;&quot;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OR([.L289]=0; ISBLANK([.O289]));&quot;&quot;;[.R289]/[.L289])">
            <text:p/>
          </table:table-cell>
          <table:table-cell table:formula="of:=IF(OR(ISBLANK([.O289]); ISBLANK([.N289])); &quot;&quot;; IF([.G289]=&quot;Long&quot;; [.I289]*([.O289]-[.J289]); IF([.G289]=&quot;Short&quot;; [.I289]*([.J289]-[.O289]); &quot;&quot;)))">
            <text:p/>
          </table:table-cell>
          <table:table-cell table:formula="of:=IF(ISNUMBER([.R289]); IF([.R289]&gt;0; &quot;Win&quot;; &quot;Loss&quot;); &quot;&quot;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OR([.L290]=0; ISBLANK([.O290]));&quot;&quot;;[.R290]/[.L290])">
            <text:p/>
          </table:table-cell>
          <table:table-cell table:formula="of:=IF(OR(ISBLANK([.O290]); ISBLANK([.N290])); &quot;&quot;; IF([.G290]=&quot;Long&quot;; [.I290]*([.O290]-[.J290]); IF([.G290]=&quot;Short&quot;; [.I290]*([.J290]-[.O290]); &quot;&quot;)))">
            <text:p/>
          </table:table-cell>
          <table:table-cell table:formula="of:=IF(ISNUMBER([.R290]); IF([.R290]&gt;0; &quot;Win&quot;; &quot;Loss&quot;); &quot;&quot;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OR([.L291]=0; ISBLANK([.O291]));&quot;&quot;;[.R291]/[.L291])">
            <text:p/>
          </table:table-cell>
          <table:table-cell table:formula="of:=IF(OR(ISBLANK([.O291]); ISBLANK([.N291])); &quot;&quot;; IF([.G291]=&quot;Long&quot;; [.I291]*([.O291]-[.J291]); IF([.G291]=&quot;Short&quot;; [.I291]*([.J291]-[.O291]); &quot;&quot;)))">
            <text:p/>
          </table:table-cell>
          <table:table-cell table:formula="of:=IF(ISNUMBER([.R291]); IF([.R291]&gt;0; &quot;Win&quot;; &quot;Loss&quot;); &quot;&quot;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OR([.L292]=0; ISBLANK([.O292]));&quot;&quot;;[.R292]/[.L292])">
            <text:p/>
          </table:table-cell>
          <table:table-cell table:formula="of:=IF(OR(ISBLANK([.O292]); ISBLANK([.N292])); &quot;&quot;; IF([.G292]=&quot;Long&quot;; [.I292]*([.O292]-[.J292]); IF([.G292]=&quot;Short&quot;; [.I292]*([.J292]-[.O292]); &quot;&quot;)))">
            <text:p/>
          </table:table-cell>
          <table:table-cell table:formula="of:=IF(ISNUMBER([.R292]); IF([.R292]&gt;0; &quot;Win&quot;; &quot;Loss&quot;); &quot;&quot;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OR([.L293]=0; ISBLANK([.O293]));&quot;&quot;;[.R293]/[.L293])">
            <text:p/>
          </table:table-cell>
          <table:table-cell table:formula="of:=IF(OR(ISBLANK([.O293]); ISBLANK([.N293])); &quot;&quot;; IF([.G293]=&quot;Long&quot;; [.I293]*([.O293]-[.J293]); IF([.G293]=&quot;Short&quot;; [.I293]*([.J293]-[.O293]); &quot;&quot;)))">
            <text:p/>
          </table:table-cell>
          <table:table-cell table:formula="of:=IF(ISNUMBER([.R293]); IF([.R293]&gt;0; &quot;Win&quot;; &quot;Loss&quot;); &quot;&quot;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OR([.L294]=0; ISBLANK([.O294]));&quot;&quot;;[.R294]/[.L294])">
            <text:p/>
          </table:table-cell>
          <table:table-cell table:formula="of:=IF(OR(ISBLANK([.O294]); ISBLANK([.N294])); &quot;&quot;; IF([.G294]=&quot;Long&quot;; [.I294]*([.O294]-[.J294]); IF([.G294]=&quot;Short&quot;; [.I294]*([.J294]-[.O294]); &quot;&quot;)))">
            <text:p/>
          </table:table-cell>
          <table:table-cell table:formula="of:=IF(ISNUMBER([.R294]); IF([.R294]&gt;0; &quot;Win&quot;; &quot;Loss&quot;); &quot;&quot;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OR([.L295]=0; ISBLANK([.O295]));&quot;&quot;;[.R295]/[.L295])">
            <text:p/>
          </table:table-cell>
          <table:table-cell table:formula="of:=IF(OR(ISBLANK([.O295]); ISBLANK([.N295])); &quot;&quot;; IF([.G295]=&quot;Long&quot;; [.I295]*([.O295]-[.J295]); IF([.G295]=&quot;Short&quot;; [.I295]*([.J295]-[.O295]); &quot;&quot;)))">
            <text:p/>
          </table:table-cell>
          <table:table-cell table:formula="of:=IF(ISNUMBER([.R295]); IF([.R295]&gt;0; &quot;Win&quot;; &quot;Loss&quot;); &quot;&quot;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OR([.L296]=0; ISBLANK([.O296]));&quot;&quot;;[.R296]/[.L296])">
            <text:p/>
          </table:table-cell>
          <table:table-cell table:formula="of:=IF(OR(ISBLANK([.O296]); ISBLANK([.N296])); &quot;&quot;; IF([.G296]=&quot;Long&quot;; [.I296]*([.O296]-[.J296]); IF([.G296]=&quot;Short&quot;; [.I296]*([.J296]-[.O296]); &quot;&quot;)))">
            <text:p/>
          </table:table-cell>
          <table:table-cell table:formula="of:=IF(ISNUMBER([.R296]); IF([.R296]&gt;0; &quot;Win&quot;; &quot;Loss&quot;); &quot;&quot;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OR([.L297]=0; ISBLANK([.O297]));&quot;&quot;;[.R297]/[.L297])">
            <text:p/>
          </table:table-cell>
          <table:table-cell table:formula="of:=IF(OR(ISBLANK([.O297]); ISBLANK([.N297])); &quot;&quot;; IF([.G297]=&quot;Long&quot;; [.I297]*([.O297]-[.J297]); IF([.G297]=&quot;Short&quot;; [.I297]*([.J297]-[.O297]); &quot;&quot;)))">
            <text:p/>
          </table:table-cell>
          <table:table-cell table:formula="of:=IF(ISNUMBER([.R297]); IF([.R297]&gt;0; &quot;Win&quot;; &quot;Loss&quot;); &quot;&quot;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OR([.L298]=0; ISBLANK([.O298]));&quot;&quot;;[.R298]/[.L298])">
            <text:p/>
          </table:table-cell>
          <table:table-cell table:formula="of:=IF(OR(ISBLANK([.O298]); ISBLANK([.N298])); &quot;&quot;; IF([.G298]=&quot;Long&quot;; [.I298]*([.O298]-[.J298]); IF([.G298]=&quot;Short&quot;; [.I298]*([.J298]-[.O298]); &quot;&quot;)))">
            <text:p/>
          </table:table-cell>
          <table:table-cell table:formula="of:=IF(ISNUMBER([.R298]); IF([.R298]&gt;0; &quot;Win&quot;; &quot;Loss&quot;); &quot;&quot;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OR([.L299]=0; ISBLANK([.O299]));&quot;&quot;;[.R299]/[.L299])">
            <text:p/>
          </table:table-cell>
          <table:table-cell table:formula="of:=IF(OR(ISBLANK([.O299]); ISBLANK([.N299])); &quot;&quot;; IF([.G299]=&quot;Long&quot;; [.I299]*([.O299]-[.J299]); IF([.G299]=&quot;Short&quot;; [.I299]*([.J299]-[.O299]); &quot;&quot;)))">
            <text:p/>
          </table:table-cell>
          <table:table-cell table:formula="of:=IF(ISNUMBER([.R299]); IF([.R299]&gt;0; &quot;Win&quot;; &quot;Loss&quot;); &quot;&quot;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OR([.L300]=0; ISBLANK([.O300]));&quot;&quot;;[.R300]/[.L300])">
            <text:p/>
          </table:table-cell>
          <table:table-cell table:formula="of:=IF(OR(ISBLANK([.O300]); ISBLANK([.N300])); &quot;&quot;; IF([.G300]=&quot;Long&quot;; [.I300]*([.O300]-[.J300]); IF([.G300]=&quot;Short&quot;; [.I300]*([.J300]-[.O300]); &quot;&quot;)))">
            <text:p/>
          </table:table-cell>
          <table:table-cell table:formula="of:=IF(ISNUMBER([.R300]); IF([.R300]&gt;0; &quot;Win&quot;; &quot;Loss&quot;); &quot;&quot;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OR([.L301]=0; ISBLANK([.O301]));&quot;&quot;;[.R301]/[.L301])">
            <text:p/>
          </table:table-cell>
          <table:table-cell table:formula="of:=IF(OR(ISBLANK([.O301]); ISBLANK([.N301])); &quot;&quot;; IF([.G301]=&quot;Long&quot;; [.I301]*([.O301]-[.J301]); IF([.G301]=&quot;Short&quot;; [.I301]*([.J301]-[.O301]); &quot;&quot;)))">
            <text:p/>
          </table:table-cell>
          <table:table-cell table:formula="of:=IF(ISNUMBER([.R301]); IF([.R301]&gt;0; &quot;Win&quot;; &quot;Loss&quot;); &quot;&quot;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OR([.L302]=0; ISBLANK([.O302]));&quot;&quot;;[.R302]/[.L302])">
            <text:p/>
          </table:table-cell>
          <table:table-cell table:formula="of:=IF(OR(ISBLANK([.O302]); ISBLANK([.N302])); &quot;&quot;; IF([.G302]=&quot;Long&quot;; [.I302]*([.O302]-[.J302]); IF([.G302]=&quot;Short&quot;; [.I302]*([.J302]-[.O302]); &quot;&quot;)))">
            <text:p/>
          </table:table-cell>
          <table:table-cell table:formula="of:=IF(ISNUMBER([.R302]); IF([.R302]&gt;0; &quot;Win&quot;; &quot;Loss&quot;); &quot;&quot;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OR([.L303]=0; ISBLANK([.O303]));&quot;&quot;;[.R303]/[.L303])">
            <text:p/>
          </table:table-cell>
          <table:table-cell table:formula="of:=IF(OR(ISBLANK([.O303]); ISBLANK([.N303])); &quot;&quot;; IF([.G303]=&quot;Long&quot;; [.I303]*([.O303]-[.J303]); IF([.G303]=&quot;Short&quot;; [.I303]*([.J303]-[.O303]); &quot;&quot;)))">
            <text:p/>
          </table:table-cell>
          <table:table-cell table:formula="of:=IF(ISNUMBER([.R303]); IF([.R303]&gt;0; &quot;Win&quot;; &quot;Loss&quot;); &quot;&quot;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OR([.L304]=0; ISBLANK([.O304]));&quot;&quot;;[.R304]/[.L304])">
            <text:p/>
          </table:table-cell>
          <table:table-cell table:formula="of:=IF(OR(ISBLANK([.O304]); ISBLANK([.N304])); &quot;&quot;; IF([.G304]=&quot;Long&quot;; [.I304]*([.O304]-[.J304]); IF([.G304]=&quot;Short&quot;; [.I304]*([.J304]-[.O304]); &quot;&quot;)))">
            <text:p/>
          </table:table-cell>
          <table:table-cell table:formula="of:=IF(ISNUMBER([.R304]); IF([.R304]&gt;0; &quot;Win&quot;; &quot;Loss&quot;); &quot;&quot;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OR([.L305]=0; ISBLANK([.O305]));&quot;&quot;;[.R305]/[.L305])">
            <text:p/>
          </table:table-cell>
          <table:table-cell table:formula="of:=IF(OR(ISBLANK([.O305]); ISBLANK([.N305])); &quot;&quot;; IF([.G305]=&quot;Long&quot;; [.I305]*([.O305]-[.J305]); IF([.G305]=&quot;Short&quot;; [.I305]*([.J305]-[.O305]); &quot;&quot;)))">
            <text:p/>
          </table:table-cell>
          <table:table-cell table:formula="of:=IF(ISNUMBER([.R305]); IF([.R305]&gt;0; &quot;Win&quot;; &quot;Loss&quot;); &quot;&quot;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OR([.L306]=0; ISBLANK([.O306]));&quot;&quot;;[.R306]/[.L306])">
            <text:p/>
          </table:table-cell>
          <table:table-cell table:formula="of:=IF(OR(ISBLANK([.O306]); ISBLANK([.N306])); &quot;&quot;; IF([.G306]=&quot;Long&quot;; [.I306]*([.O306]-[.J306]); IF([.G306]=&quot;Short&quot;; [.I306]*([.J306]-[.O306]); &quot;&quot;)))">
            <text:p/>
          </table:table-cell>
          <table:table-cell table:formula="of:=IF(ISNUMBER([.R306]); IF([.R306]&gt;0; &quot;Win&quot;; &quot;Loss&quot;); &quot;&quot;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OR([.L307]=0; ISBLANK([.O307]));&quot;&quot;;[.R307]/[.L307])">
            <text:p/>
          </table:table-cell>
          <table:table-cell table:formula="of:=IF(OR(ISBLANK([.O307]); ISBLANK([.N307])); &quot;&quot;; IF([.G307]=&quot;Long&quot;; [.I307]*([.O307]-[.J307]); IF([.G307]=&quot;Short&quot;; [.I307]*([.J307]-[.O307]); &quot;&quot;)))">
            <text:p/>
          </table:table-cell>
          <table:table-cell table:formula="of:=IF(ISNUMBER([.R307]); IF([.R307]&gt;0; &quot;Win&quot;; &quot;Loss&quot;); &quot;&quot;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OR([.L308]=0; ISBLANK([.O308]));&quot;&quot;;[.R308]/[.L308])">
            <text:p/>
          </table:table-cell>
          <table:table-cell table:formula="of:=IF(OR(ISBLANK([.O308]); ISBLANK([.N308])); &quot;&quot;; IF([.G308]=&quot;Long&quot;; [.I308]*([.O308]-[.J308]); IF([.G308]=&quot;Short&quot;; [.I308]*([.J308]-[.O308]); &quot;&quot;)))">
            <text:p/>
          </table:table-cell>
          <table:table-cell table:formula="of:=IF(ISNUMBER([.R308]); IF([.R308]&gt;0; &quot;Win&quot;; &quot;Loss&quot;); &quot;&quot;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OR([.L309]=0; ISBLANK([.O309]));&quot;&quot;;[.R309]/[.L309])">
            <text:p/>
          </table:table-cell>
          <table:table-cell table:formula="of:=IF(OR(ISBLANK([.O309]); ISBLANK([.N309])); &quot;&quot;; IF([.G309]=&quot;Long&quot;; [.I309]*([.O309]-[.J309]); IF([.G309]=&quot;Short&quot;; [.I309]*([.J309]-[.O309]); &quot;&quot;)))">
            <text:p/>
          </table:table-cell>
          <table:table-cell table:formula="of:=IF(ISNUMBER([.R309]); IF([.R309]&gt;0; &quot;Win&quot;; &quot;Loss&quot;); &quot;&quot;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OR([.L310]=0; ISBLANK([.O310]));&quot;&quot;;[.R310]/[.L310])">
            <text:p/>
          </table:table-cell>
          <table:table-cell table:formula="of:=IF(OR(ISBLANK([.O310]); ISBLANK([.N310])); &quot;&quot;; IF([.G310]=&quot;Long&quot;; [.I310]*([.O310]-[.J310]); IF([.G310]=&quot;Short&quot;; [.I310]*([.J310]-[.O310]); &quot;&quot;)))">
            <text:p/>
          </table:table-cell>
          <table:table-cell table:formula="of:=IF(ISNUMBER([.R310]); IF([.R310]&gt;0; &quot;Win&quot;; &quot;Loss&quot;); &quot;&quot;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OR([.L311]=0; ISBLANK([.O311]));&quot;&quot;;[.R311]/[.L311])">
            <text:p/>
          </table:table-cell>
          <table:table-cell table:formula="of:=IF(OR(ISBLANK([.O311]); ISBLANK([.N311])); &quot;&quot;; IF([.G311]=&quot;Long&quot;; [.I311]*([.O311]-[.J311]); IF([.G311]=&quot;Short&quot;; [.I311]*([.J311]-[.O311]); &quot;&quot;)))">
            <text:p/>
          </table:table-cell>
          <table:table-cell table:formula="of:=IF(ISNUMBER([.R311]); IF([.R311]&gt;0; &quot;Win&quot;; &quot;Loss&quot;); &quot;&quot;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OR([.L312]=0; ISBLANK([.O312]));&quot;&quot;;[.R312]/[.L312])">
            <text:p/>
          </table:table-cell>
          <table:table-cell table:formula="of:=IF(OR(ISBLANK([.O312]); ISBLANK([.N312])); &quot;&quot;; IF([.G312]=&quot;Long&quot;; [.I312]*([.O312]-[.J312]); IF([.G312]=&quot;Short&quot;; [.I312]*([.J312]-[.O312]); &quot;&quot;)))">
            <text:p/>
          </table:table-cell>
          <table:table-cell table:formula="of:=IF(ISNUMBER([.R312]); IF([.R312]&gt;0; &quot;Win&quot;; &quot;Loss&quot;); &quot;&quot;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OR([.L313]=0; ISBLANK([.O313]));&quot;&quot;;[.R313]/[.L313])">
            <text:p/>
          </table:table-cell>
          <table:table-cell table:formula="of:=IF(OR(ISBLANK([.O313]); ISBLANK([.N313])); &quot;&quot;; IF([.G313]=&quot;Long&quot;; [.I313]*([.O313]-[.J313]); IF([.G313]=&quot;Short&quot;; [.I313]*([.J313]-[.O313]); &quot;&quot;)))">
            <text:p/>
          </table:table-cell>
          <table:table-cell table:formula="of:=IF(ISNUMBER([.R313]); IF([.R313]&gt;0; &quot;Win&quot;; &quot;Loss&quot;); &quot;&quot;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OR([.L314]=0; ISBLANK([.O314]));&quot;&quot;;[.R314]/[.L314])">
            <text:p/>
          </table:table-cell>
          <table:table-cell table:formula="of:=IF(OR(ISBLANK([.O314]); ISBLANK([.N314])); &quot;&quot;; IF([.G314]=&quot;Long&quot;; [.I314]*([.O314]-[.J314]); IF([.G314]=&quot;Short&quot;; [.I314]*([.J314]-[.O314]); &quot;&quot;)))">
            <text:p/>
          </table:table-cell>
          <table:table-cell table:formula="of:=IF(ISNUMBER([.R314]); IF([.R314]&gt;0; &quot;Win&quot;; &quot;Loss&quot;); &quot;&quot;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OR([.L315]=0; ISBLANK([.O315]));&quot;&quot;;[.R315]/[.L315])">
            <text:p/>
          </table:table-cell>
          <table:table-cell table:formula="of:=IF(OR(ISBLANK([.O315]); ISBLANK([.N315])); &quot;&quot;; IF([.G315]=&quot;Long&quot;; [.I315]*([.O315]-[.J315]); IF([.G315]=&quot;Short&quot;; [.I315]*([.J315]-[.O315]); &quot;&quot;)))">
            <text:p/>
          </table:table-cell>
          <table:table-cell table:formula="of:=IF(ISNUMBER([.R315]); IF([.R315]&gt;0; &quot;Win&quot;; &quot;Loss&quot;); &quot;&quot;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OR([.L316]=0; ISBLANK([.O316]));&quot;&quot;;[.R316]/[.L316])">
            <text:p/>
          </table:table-cell>
          <table:table-cell table:formula="of:=IF(OR(ISBLANK([.O316]); ISBLANK([.N316])); &quot;&quot;; IF([.G316]=&quot;Long&quot;; [.I316]*([.O316]-[.J316]); IF([.G316]=&quot;Short&quot;; [.I316]*([.J316]-[.O316]); &quot;&quot;)))">
            <text:p/>
          </table:table-cell>
          <table:table-cell table:formula="of:=IF(ISNUMBER([.R316]); IF([.R316]&gt;0; &quot;Win&quot;; &quot;Loss&quot;); &quot;&quot;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OR([.L317]=0; ISBLANK([.O317]));&quot;&quot;;[.R317]/[.L317])">
            <text:p/>
          </table:table-cell>
          <table:table-cell table:formula="of:=IF(OR(ISBLANK([.O317]); ISBLANK([.N317])); &quot;&quot;; IF([.G317]=&quot;Long&quot;; [.I317]*([.O317]-[.J317]); IF([.G317]=&quot;Short&quot;; [.I317]*([.J317]-[.O317]); &quot;&quot;)))">
            <text:p/>
          </table:table-cell>
          <table:table-cell table:formula="of:=IF(ISNUMBER([.R317]); IF([.R317]&gt;0; &quot;Win&quot;; &quot;Loss&quot;); &quot;&quot;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OR([.L318]=0; ISBLANK([.O318]));&quot;&quot;;[.R318]/[.L318])">
            <text:p/>
          </table:table-cell>
          <table:table-cell table:formula="of:=IF(OR(ISBLANK([.O318]); ISBLANK([.N318])); &quot;&quot;; IF([.G318]=&quot;Long&quot;; [.I318]*([.O318]-[.J318]); IF([.G318]=&quot;Short&quot;; [.I318]*([.J318]-[.O318]); &quot;&quot;)))">
            <text:p/>
          </table:table-cell>
          <table:table-cell table:formula="of:=IF(ISNUMBER([.R318]); IF([.R318]&gt;0; &quot;Win&quot;; &quot;Loss&quot;); &quot;&quot;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OR([.L319]=0; ISBLANK([.O319]));&quot;&quot;;[.R319]/[.L319])">
            <text:p/>
          </table:table-cell>
          <table:table-cell table:formula="of:=IF(OR(ISBLANK([.O319]); ISBLANK([.N319])); &quot;&quot;; IF([.G319]=&quot;Long&quot;; [.I319]*([.O319]-[.J319]); IF([.G319]=&quot;Short&quot;; [.I319]*([.J319]-[.O319]); &quot;&quot;)))">
            <text:p/>
          </table:table-cell>
          <table:table-cell table:formula="of:=IF(ISNUMBER([.R319]); IF([.R319]&gt;0; &quot;Win&quot;; &quot;Loss&quot;); &quot;&quot;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OR([.L320]=0; ISBLANK([.O320]));&quot;&quot;;[.R320]/[.L320])">
            <text:p/>
          </table:table-cell>
          <table:table-cell table:formula="of:=IF(OR(ISBLANK([.O320]); ISBLANK([.N320])); &quot;&quot;; IF([.G320]=&quot;Long&quot;; [.I320]*([.O320]-[.J320]); IF([.G320]=&quot;Short&quot;; [.I320]*([.J320]-[.O320]); &quot;&quot;)))">
            <text:p/>
          </table:table-cell>
          <table:table-cell table:formula="of:=IF(ISNUMBER([.R320]); IF([.R320]&gt;0; &quot;Win&quot;; &quot;Loss&quot;); &quot;&quot;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OR([.L321]=0; ISBLANK([.O321]));&quot;&quot;;[.R321]/[.L321])">
            <text:p/>
          </table:table-cell>
          <table:table-cell table:formula="of:=IF(OR(ISBLANK([.O321]); ISBLANK([.N321])); &quot;&quot;; IF([.G321]=&quot;Long&quot;; [.I321]*([.O321]-[.J321]); IF([.G321]=&quot;Short&quot;; [.I321]*([.J321]-[.O321]); &quot;&quot;)))">
            <text:p/>
          </table:table-cell>
          <table:table-cell table:formula="of:=IF(ISNUMBER([.R321]); IF([.R321]&gt;0; &quot;Win&quot;; &quot;Loss&quot;); &quot;&quot;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OR([.L322]=0; ISBLANK([.O322]));&quot;&quot;;[.R322]/[.L322])">
            <text:p/>
          </table:table-cell>
          <table:table-cell table:formula="of:=IF(OR(ISBLANK([.O322]); ISBLANK([.N322])); &quot;&quot;; IF([.G322]=&quot;Long&quot;; [.I322]*([.O322]-[.J322]); IF([.G322]=&quot;Short&quot;; [.I322]*([.J322]-[.O322]); &quot;&quot;)))">
            <text:p/>
          </table:table-cell>
          <table:table-cell table:formula="of:=IF(ISNUMBER([.R322]); IF([.R322]&gt;0; &quot;Win&quot;; &quot;Loss&quot;); &quot;&quot;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OR([.L323]=0; ISBLANK([.O323]));&quot;&quot;;[.R323]/[.L323])">
            <text:p/>
          </table:table-cell>
          <table:table-cell table:formula="of:=IF(OR(ISBLANK([.O323]); ISBLANK([.N323])); &quot;&quot;; IF([.G323]=&quot;Long&quot;; [.I323]*([.O323]-[.J323]); IF([.G323]=&quot;Short&quot;; [.I323]*([.J323]-[.O323]); &quot;&quot;)))">
            <text:p/>
          </table:table-cell>
          <table:table-cell table:formula="of:=IF(ISNUMBER([.R323]); IF([.R323]&gt;0; &quot;Win&quot;; &quot;Loss&quot;); &quot;&quot;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OR([.L324]=0; ISBLANK([.O324]));&quot;&quot;;[.R324]/[.L324])">
            <text:p/>
          </table:table-cell>
          <table:table-cell table:formula="of:=IF(OR(ISBLANK([.O324]); ISBLANK([.N324])); &quot;&quot;; IF([.G324]=&quot;Long&quot;; [.I324]*([.O324]-[.J324]); IF([.G324]=&quot;Short&quot;; [.I324]*([.J324]-[.O324]); &quot;&quot;)))">
            <text:p/>
          </table:table-cell>
          <table:table-cell table:formula="of:=IF(ISNUMBER([.R324]); IF([.R324]&gt;0; &quot;Win&quot;; &quot;Loss&quot;); &quot;&quot;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OR([.L325]=0; ISBLANK([.O325]));&quot;&quot;;[.R325]/[.L325])">
            <text:p/>
          </table:table-cell>
          <table:table-cell table:formula="of:=IF(OR(ISBLANK([.O325]); ISBLANK([.N325])); &quot;&quot;; IF([.G325]=&quot;Long&quot;; [.I325]*([.O325]-[.J325]); IF([.G325]=&quot;Short&quot;; [.I325]*([.J325]-[.O325]); &quot;&quot;)))">
            <text:p/>
          </table:table-cell>
          <table:table-cell table:formula="of:=IF(ISNUMBER([.R325]); IF([.R325]&gt;0; &quot;Win&quot;; &quot;Loss&quot;); &quot;&quot;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OR([.L326]=0; ISBLANK([.O326]));&quot;&quot;;[.R326]/[.L326])">
            <text:p/>
          </table:table-cell>
          <table:table-cell table:formula="of:=IF(OR(ISBLANK([.O326]); ISBLANK([.N326])); &quot;&quot;; IF([.G326]=&quot;Long&quot;; [.I326]*([.O326]-[.J326]); IF([.G326]=&quot;Short&quot;; [.I326]*([.J326]-[.O326]); &quot;&quot;)))">
            <text:p/>
          </table:table-cell>
          <table:table-cell table:formula="of:=IF(ISNUMBER([.R326]); IF([.R326]&gt;0; &quot;Win&quot;; &quot;Loss&quot;); &quot;&quot;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OR([.L327]=0; ISBLANK([.O327]));&quot;&quot;;[.R327]/[.L327])">
            <text:p/>
          </table:table-cell>
          <table:table-cell table:formula="of:=IF(OR(ISBLANK([.O327]); ISBLANK([.N327])); &quot;&quot;; IF([.G327]=&quot;Long&quot;; [.I327]*([.O327]-[.J327]); IF([.G327]=&quot;Short&quot;; [.I327]*([.J327]-[.O327]); &quot;&quot;)))">
            <text:p/>
          </table:table-cell>
          <table:table-cell table:formula="of:=IF(ISNUMBER([.R327]); IF([.R327]&gt;0; &quot;Win&quot;; &quot;Loss&quot;); &quot;&quot;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OR([.L328]=0; ISBLANK([.O328]));&quot;&quot;;[.R328]/[.L328])">
            <text:p/>
          </table:table-cell>
          <table:table-cell table:formula="of:=IF(OR(ISBLANK([.O328]); ISBLANK([.N328])); &quot;&quot;; IF([.G328]=&quot;Long&quot;; [.I328]*([.O328]-[.J328]); IF([.G328]=&quot;Short&quot;; [.I328]*([.J328]-[.O328]); &quot;&quot;)))">
            <text:p/>
          </table:table-cell>
          <table:table-cell table:formula="of:=IF(ISNUMBER([.R328]); IF([.R328]&gt;0; &quot;Win&quot;; &quot;Loss&quot;); &quot;&quot;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OR([.L329]=0; ISBLANK([.O329]));&quot;&quot;;[.R329]/[.L329])">
            <text:p/>
          </table:table-cell>
          <table:table-cell table:formula="of:=IF(OR(ISBLANK([.O329]); ISBLANK([.N329])); &quot;&quot;; IF([.G329]=&quot;Long&quot;; [.I329]*([.O329]-[.J329]); IF([.G329]=&quot;Short&quot;; [.I329]*([.J329]-[.O329]); &quot;&quot;)))">
            <text:p/>
          </table:table-cell>
          <table:table-cell table:formula="of:=IF(ISNUMBER([.R329]); IF([.R329]&gt;0; &quot;Win&quot;; &quot;Loss&quot;); &quot;&quot;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OR([.L330]=0; ISBLANK([.O330]));&quot;&quot;;[.R330]/[.L330])">
            <text:p/>
          </table:table-cell>
          <table:table-cell table:formula="of:=IF(OR(ISBLANK([.O330]); ISBLANK([.N330])); &quot;&quot;; IF([.G330]=&quot;Long&quot;; [.I330]*([.O330]-[.J330]); IF([.G330]=&quot;Short&quot;; [.I330]*([.J330]-[.O330]); &quot;&quot;)))">
            <text:p/>
          </table:table-cell>
          <table:table-cell table:formula="of:=IF(ISNUMBER([.R330]); IF([.R330]&gt;0; &quot;Win&quot;; &quot;Loss&quot;); &quot;&quot;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OR([.L331]=0; ISBLANK([.O331]));&quot;&quot;;[.R331]/[.L331])">
            <text:p/>
          </table:table-cell>
          <table:table-cell table:formula="of:=IF(OR(ISBLANK([.O331]); ISBLANK([.N331])); &quot;&quot;; IF([.G331]=&quot;Long&quot;; [.I331]*([.O331]-[.J331]); IF([.G331]=&quot;Short&quot;; [.I331]*([.J331]-[.O331]); &quot;&quot;)))">
            <text:p/>
          </table:table-cell>
          <table:table-cell table:formula="of:=IF(ISNUMBER([.R331]); IF([.R331]&gt;0; &quot;Win&quot;; &quot;Loss&quot;); &quot;&quot;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OR([.L332]=0; ISBLANK([.O332]));&quot;&quot;;[.R332]/[.L332])">
            <text:p/>
          </table:table-cell>
          <table:table-cell table:formula="of:=IF(OR(ISBLANK([.O332]); ISBLANK([.N332])); &quot;&quot;; IF([.G332]=&quot;Long&quot;; [.I332]*([.O332]-[.J332]); IF([.G332]=&quot;Short&quot;; [.I332]*([.J332]-[.O332]); &quot;&quot;)))">
            <text:p/>
          </table:table-cell>
          <table:table-cell table:formula="of:=IF(ISNUMBER([.R332]); IF([.R332]&gt;0; &quot;Win&quot;; &quot;Loss&quot;); &quot;&quot;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OR([.L333]=0; ISBLANK([.O333]));&quot;&quot;;[.R333]/[.L333])">
            <text:p/>
          </table:table-cell>
          <table:table-cell table:formula="of:=IF(OR(ISBLANK([.O333]); ISBLANK([.N333])); &quot;&quot;; IF([.G333]=&quot;Long&quot;; [.I333]*([.O333]-[.J333]); IF([.G333]=&quot;Short&quot;; [.I333]*([.J333]-[.O333]); &quot;&quot;)))">
            <text:p/>
          </table:table-cell>
          <table:table-cell table:formula="of:=IF(ISNUMBER([.R333]); IF([.R333]&gt;0; &quot;Win&quot;; &quot;Loss&quot;); &quot;&quot;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OR([.L334]=0; ISBLANK([.O334]));&quot;&quot;;[.R334]/[.L334])">
            <text:p/>
          </table:table-cell>
          <table:table-cell table:formula="of:=IF(OR(ISBLANK([.O334]); ISBLANK([.N334])); &quot;&quot;; IF([.G334]=&quot;Long&quot;; [.I334]*([.O334]-[.J334]); IF([.G334]=&quot;Short&quot;; [.I334]*([.J334]-[.O334]); &quot;&quot;)))">
            <text:p/>
          </table:table-cell>
          <table:table-cell table:formula="of:=IF(ISNUMBER([.R334]); IF([.R334]&gt;0; &quot;Win&quot;; &quot;Loss&quot;); &quot;&quot;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OR([.L335]=0; ISBLANK([.O335]));&quot;&quot;;[.R335]/[.L335])">
            <text:p/>
          </table:table-cell>
          <table:table-cell table:formula="of:=IF(OR(ISBLANK([.O335]); ISBLANK([.N335])); &quot;&quot;; IF([.G335]=&quot;Long&quot;; [.I335]*([.O335]-[.J335]); IF([.G335]=&quot;Short&quot;; [.I335]*([.J335]-[.O335]); &quot;&quot;)))">
            <text:p/>
          </table:table-cell>
          <table:table-cell table:formula="of:=IF(ISNUMBER([.R335]); IF([.R335]&gt;0; &quot;Win&quot;; &quot;Loss&quot;); &quot;&quot;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OR([.L336]=0; ISBLANK([.O336]));&quot;&quot;;[.R336]/[.L336])">
            <text:p/>
          </table:table-cell>
          <table:table-cell table:formula="of:=IF(OR(ISBLANK([.O336]); ISBLANK([.N336])); &quot;&quot;; IF([.G336]=&quot;Long&quot;; [.I336]*([.O336]-[.J336]); IF([.G336]=&quot;Short&quot;; [.I336]*([.J336]-[.O336]); &quot;&quot;)))">
            <text:p/>
          </table:table-cell>
          <table:table-cell table:formula="of:=IF(ISNUMBER([.R336]); IF([.R336]&gt;0; &quot;Win&quot;; &quot;Loss&quot;); &quot;&quot;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OR([.L337]=0; ISBLANK([.O337]));&quot;&quot;;[.R337]/[.L337])">
            <text:p/>
          </table:table-cell>
          <table:table-cell table:formula="of:=IF(OR(ISBLANK([.O337]); ISBLANK([.N337])); &quot;&quot;; IF([.G337]=&quot;Long&quot;; [.I337]*([.O337]-[.J337]); IF([.G337]=&quot;Short&quot;; [.I337]*([.J337]-[.O337]); &quot;&quot;)))">
            <text:p/>
          </table:table-cell>
          <table:table-cell table:formula="of:=IF(ISNUMBER([.R337]); IF([.R337]&gt;0; &quot;Win&quot;; &quot;Loss&quot;); &quot;&quot;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OR([.L338]=0; ISBLANK([.O338]));&quot;&quot;;[.R338]/[.L338])">
            <text:p/>
          </table:table-cell>
          <table:table-cell table:formula="of:=IF(OR(ISBLANK([.O338]); ISBLANK([.N338])); &quot;&quot;; IF([.G338]=&quot;Long&quot;; [.I338]*([.O338]-[.J338]); IF([.G338]=&quot;Short&quot;; [.I338]*([.J338]-[.O338]); &quot;&quot;)))">
            <text:p/>
          </table:table-cell>
          <table:table-cell table:formula="of:=IF(ISNUMBER([.R338]); IF([.R338]&gt;0; &quot;Win&quot;; &quot;Loss&quot;); &quot;&quot;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OR([.L339]=0; ISBLANK([.O339]));&quot;&quot;;[.R339]/[.L339])">
            <text:p/>
          </table:table-cell>
          <table:table-cell table:formula="of:=IF(OR(ISBLANK([.O339]); ISBLANK([.N339])); &quot;&quot;; IF([.G339]=&quot;Long&quot;; [.I339]*([.O339]-[.J339]); IF([.G339]=&quot;Short&quot;; [.I339]*([.J339]-[.O339]); &quot;&quot;)))">
            <text:p/>
          </table:table-cell>
          <table:table-cell table:formula="of:=IF(ISNUMBER([.R339]); IF([.R339]&gt;0; &quot;Win&quot;; &quot;Loss&quot;); &quot;&quot;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OR([.L340]=0; ISBLANK([.O340]));&quot;&quot;;[.R340]/[.L340])">
            <text:p/>
          </table:table-cell>
          <table:table-cell table:formula="of:=IF(OR(ISBLANK([.O340]); ISBLANK([.N340])); &quot;&quot;; IF([.G340]=&quot;Long&quot;; [.I340]*([.O340]-[.J340]); IF([.G340]=&quot;Short&quot;; [.I340]*([.J340]-[.O340]); &quot;&quot;)))">
            <text:p/>
          </table:table-cell>
          <table:table-cell table:formula="of:=IF(ISNUMBER([.R340]); IF([.R340]&gt;0; &quot;Win&quot;; &quot;Loss&quot;); &quot;&quot;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OR([.L341]=0; ISBLANK([.O341]));&quot;&quot;;[.R341]/[.L341])">
            <text:p/>
          </table:table-cell>
          <table:table-cell table:formula="of:=IF(OR(ISBLANK([.O341]); ISBLANK([.N341])); &quot;&quot;; IF([.G341]=&quot;Long&quot;; [.I341]*([.O341]-[.J341]); IF([.G341]=&quot;Short&quot;; [.I341]*([.J341]-[.O341]); &quot;&quot;)))">
            <text:p/>
          </table:table-cell>
          <table:table-cell table:formula="of:=IF(ISNUMBER([.R341]); IF([.R341]&gt;0; &quot;Win&quot;; &quot;Loss&quot;); &quot;&quot;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OR([.L342]=0; ISBLANK([.O342]));&quot;&quot;;[.R342]/[.L342])">
            <text:p/>
          </table:table-cell>
          <table:table-cell table:formula="of:=IF(OR(ISBLANK([.O342]); ISBLANK([.N342])); &quot;&quot;; IF([.G342]=&quot;Long&quot;; [.I342]*([.O342]-[.J342]); IF([.G342]=&quot;Short&quot;; [.I342]*([.J342]-[.O342]); &quot;&quot;)))">
            <text:p/>
          </table:table-cell>
          <table:table-cell table:formula="of:=IF(ISNUMBER([.R342]); IF([.R342]&gt;0; &quot;Win&quot;; &quot;Loss&quot;); &quot;&quot;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OR([.L343]=0; ISBLANK([.O343]));&quot;&quot;;[.R343]/[.L343])">
            <text:p/>
          </table:table-cell>
          <table:table-cell table:formula="of:=IF(OR(ISBLANK([.O343]); ISBLANK([.N343])); &quot;&quot;; IF([.G343]=&quot;Long&quot;; [.I343]*([.O343]-[.J343]); IF([.G343]=&quot;Short&quot;; [.I343]*([.J343]-[.O343]); &quot;&quot;)))">
            <text:p/>
          </table:table-cell>
          <table:table-cell table:formula="of:=IF(ISNUMBER([.R343]); IF([.R343]&gt;0; &quot;Win&quot;; &quot;Loss&quot;); &quot;&quot;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OR([.L344]=0; ISBLANK([.O344]));&quot;&quot;;[.R344]/[.L344])">
            <text:p/>
          </table:table-cell>
          <table:table-cell table:formula="of:=IF(OR(ISBLANK([.O344]); ISBLANK([.N344])); &quot;&quot;; IF([.G344]=&quot;Long&quot;; [.I344]*([.O344]-[.J344]); IF([.G344]=&quot;Short&quot;; [.I344]*([.J344]-[.O344]); &quot;&quot;)))">
            <text:p/>
          </table:table-cell>
          <table:table-cell table:formula="of:=IF(ISNUMBER([.R344]); IF([.R344]&gt;0; &quot;Win&quot;; &quot;Loss&quot;); &quot;&quot;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OR([.L345]=0; ISBLANK([.O345]));&quot;&quot;;[.R345]/[.L345])">
            <text:p/>
          </table:table-cell>
          <table:table-cell table:formula="of:=IF(OR(ISBLANK([.O345]); ISBLANK([.N345])); &quot;&quot;; IF([.G345]=&quot;Long&quot;; [.I345]*([.O345]-[.J345]); IF([.G345]=&quot;Short&quot;; [.I345]*([.J345]-[.O345]); &quot;&quot;)))">
            <text:p/>
          </table:table-cell>
          <table:table-cell table:formula="of:=IF(ISNUMBER([.R345]); IF([.R345]&gt;0; &quot;Win&quot;; &quot;Loss&quot;); &quot;&quot;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OR([.L346]=0; ISBLANK([.O346]));&quot;&quot;;[.R346]/[.L346])">
            <text:p/>
          </table:table-cell>
          <table:table-cell table:formula="of:=IF(OR(ISBLANK([.O346]); ISBLANK([.N346])); &quot;&quot;; IF([.G346]=&quot;Long&quot;; [.I346]*([.O346]-[.J346]); IF([.G346]=&quot;Short&quot;; [.I346]*([.J346]-[.O346]); &quot;&quot;)))">
            <text:p/>
          </table:table-cell>
          <table:table-cell table:formula="of:=IF(ISNUMBER([.R346]); IF([.R346]&gt;0; &quot;Win&quot;; &quot;Loss&quot;); &quot;&quot;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OR([.L347]=0; ISBLANK([.O347]));&quot;&quot;;[.R347]/[.L347])">
            <text:p/>
          </table:table-cell>
          <table:table-cell table:formula="of:=IF(OR(ISBLANK([.O347]); ISBLANK([.N347])); &quot;&quot;; IF([.G347]=&quot;Long&quot;; [.I347]*([.O347]-[.J347]); IF([.G347]=&quot;Short&quot;; [.I347]*([.J347]-[.O347]); &quot;&quot;)))">
            <text:p/>
          </table:table-cell>
          <table:table-cell table:formula="of:=IF(ISNUMBER([.R347]); IF([.R347]&gt;0; &quot;Win&quot;; &quot;Loss&quot;); &quot;&quot;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OR([.L348]=0; ISBLANK([.O348]));&quot;&quot;;[.R348]/[.L348])">
            <text:p/>
          </table:table-cell>
          <table:table-cell table:formula="of:=IF(OR(ISBLANK([.O348]); ISBLANK([.N348])); &quot;&quot;; IF([.G348]=&quot;Long&quot;; [.I348]*([.O348]-[.J348]); IF([.G348]=&quot;Short&quot;; [.I348]*([.J348]-[.O348]); &quot;&quot;)))">
            <text:p/>
          </table:table-cell>
          <table:table-cell table:formula="of:=IF(ISNUMBER([.R348]); IF([.R348]&gt;0; &quot;Win&quot;; &quot;Loss&quot;); &quot;&quot;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OR([.L349]=0; ISBLANK([.O349]));&quot;&quot;;[.R349]/[.L349])">
            <text:p/>
          </table:table-cell>
          <table:table-cell table:formula="of:=IF(OR(ISBLANK([.O349]); ISBLANK([.N349])); &quot;&quot;; IF([.G349]=&quot;Long&quot;; [.I349]*([.O349]-[.J349]); IF([.G349]=&quot;Short&quot;; [.I349]*([.J349]-[.O349]); &quot;&quot;)))">
            <text:p/>
          </table:table-cell>
          <table:table-cell table:formula="of:=IF(ISNUMBER([.R349]); IF([.R349]&gt;0; &quot;Win&quot;; &quot;Loss&quot;); &quot;&quot;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OR([.L350]=0; ISBLANK([.O350]));&quot;&quot;;[.R350]/[.L350])">
            <text:p/>
          </table:table-cell>
          <table:table-cell table:formula="of:=IF(OR(ISBLANK([.O350]); ISBLANK([.N350])); &quot;&quot;; IF([.G350]=&quot;Long&quot;; [.I350]*([.O350]-[.J350]); IF([.G350]=&quot;Short&quot;; [.I350]*([.J350]-[.O350]); &quot;&quot;)))">
            <text:p/>
          </table:table-cell>
          <table:table-cell table:formula="of:=IF(ISNUMBER([.R350]); IF([.R350]&gt;0; &quot;Win&quot;; &quot;Loss&quot;); &quot;&quot;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OR([.L351]=0; ISBLANK([.O351]));&quot;&quot;;[.R351]/[.L351])">
            <text:p/>
          </table:table-cell>
          <table:table-cell table:formula="of:=IF(OR(ISBLANK([.O351]); ISBLANK([.N351])); &quot;&quot;; IF([.G351]=&quot;Long&quot;; [.I351]*([.O351]-[.J351]); IF([.G351]=&quot;Short&quot;; [.I351]*([.J351]-[.O351]); &quot;&quot;)))">
            <text:p/>
          </table:table-cell>
          <table:table-cell table:formula="of:=IF(ISNUMBER([.R351]); IF([.R351]&gt;0; &quot;Win&quot;; &quot;Loss&quot;); &quot;&quot;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OR([.L352]=0; ISBLANK([.O352]));&quot;&quot;;[.R352]/[.L352])">
            <text:p/>
          </table:table-cell>
          <table:table-cell table:formula="of:=IF(OR(ISBLANK([.O352]); ISBLANK([.N352])); &quot;&quot;; IF([.G352]=&quot;Long&quot;; [.I352]*([.O352]-[.J352]); IF([.G352]=&quot;Short&quot;; [.I352]*([.J352]-[.O352]); &quot;&quot;)))">
            <text:p/>
          </table:table-cell>
          <table:table-cell table:formula="of:=IF(ISNUMBER([.R352]); IF([.R352]&gt;0; &quot;Win&quot;; &quot;Loss&quot;); &quot;&quot;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OR([.L353]=0; ISBLANK([.O353]));&quot;&quot;;[.R353]/[.L353])">
            <text:p/>
          </table:table-cell>
          <table:table-cell table:formula="of:=IF(OR(ISBLANK([.O353]); ISBLANK([.N353])); &quot;&quot;; IF([.G353]=&quot;Long&quot;; [.I353]*([.O353]-[.J353]); IF([.G353]=&quot;Short&quot;; [.I353]*([.J353]-[.O353]); &quot;&quot;)))">
            <text:p/>
          </table:table-cell>
          <table:table-cell table:formula="of:=IF(ISNUMBER([.R353]); IF([.R353]&gt;0; &quot;Win&quot;; &quot;Loss&quot;); &quot;&quot;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OR([.L354]=0; ISBLANK([.O354]));&quot;&quot;;[.R354]/[.L354])">
            <text:p/>
          </table:table-cell>
          <table:table-cell table:formula="of:=IF(OR(ISBLANK([.O354]); ISBLANK([.N354])); &quot;&quot;; IF([.G354]=&quot;Long&quot;; [.I354]*([.O354]-[.J354]); IF([.G354]=&quot;Short&quot;; [.I354]*([.J354]-[.O354]); &quot;&quot;)))">
            <text:p/>
          </table:table-cell>
          <table:table-cell table:formula="of:=IF(ISNUMBER([.R354]); IF([.R354]&gt;0; &quot;Win&quot;; &quot;Loss&quot;); &quot;&quot;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OR([.L355]=0; ISBLANK([.O355]));&quot;&quot;;[.R355]/[.L355])">
            <text:p/>
          </table:table-cell>
          <table:table-cell table:formula="of:=IF(OR(ISBLANK([.O355]); ISBLANK([.N355])); &quot;&quot;; IF([.G355]=&quot;Long&quot;; [.I355]*([.O355]-[.J355]); IF([.G355]=&quot;Short&quot;; [.I355]*([.J355]-[.O355]); &quot;&quot;)))">
            <text:p/>
          </table:table-cell>
          <table:table-cell table:formula="of:=IF(ISNUMBER([.R355]); IF([.R355]&gt;0; &quot;Win&quot;; &quot;Loss&quot;); &quot;&quot;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OR([.L356]=0; ISBLANK([.O356]));&quot;&quot;;[.R356]/[.L356])">
            <text:p/>
          </table:table-cell>
          <table:table-cell table:formula="of:=IF(OR(ISBLANK([.O356]); ISBLANK([.N356])); &quot;&quot;; IF([.G356]=&quot;Long&quot;; [.I356]*([.O356]-[.J356]); IF([.G356]=&quot;Short&quot;; [.I356]*([.J356]-[.O356]); &quot;&quot;)))">
            <text:p/>
          </table:table-cell>
          <table:table-cell table:formula="of:=IF(ISNUMBER([.R356]); IF([.R356]&gt;0; &quot;Win&quot;; &quot;Loss&quot;); &quot;&quot;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OR([.L357]=0; ISBLANK([.O357]));&quot;&quot;;[.R357]/[.L357])">
            <text:p/>
          </table:table-cell>
          <table:table-cell table:formula="of:=IF(OR(ISBLANK([.O357]); ISBLANK([.N357])); &quot;&quot;; IF([.G357]=&quot;Long&quot;; [.I357]*([.O357]-[.J357]); IF([.G357]=&quot;Short&quot;; [.I357]*([.J357]-[.O357]); &quot;&quot;)))">
            <text:p/>
          </table:table-cell>
          <table:table-cell table:formula="of:=IF(ISNUMBER([.R357]); IF([.R357]&gt;0; &quot;Win&quot;; &quot;Loss&quot;); &quot;&quot;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OR([.L358]=0; ISBLANK([.O358]));&quot;&quot;;[.R358]/[.L358])">
            <text:p/>
          </table:table-cell>
          <table:table-cell table:formula="of:=IF(OR(ISBLANK([.O358]); ISBLANK([.N358])); &quot;&quot;; IF([.G358]=&quot;Long&quot;; [.I358]*([.O358]-[.J358]); IF([.G358]=&quot;Short&quot;; [.I358]*([.J358]-[.O358]); &quot;&quot;)))">
            <text:p/>
          </table:table-cell>
          <table:table-cell table:formula="of:=IF(ISNUMBER([.R358]); IF([.R358]&gt;0; &quot;Win&quot;; &quot;Loss&quot;); &quot;&quot;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OR([.L359]=0; ISBLANK([.O359]));&quot;&quot;;[.R359]/[.L359])">
            <text:p/>
          </table:table-cell>
          <table:table-cell table:formula="of:=IF(OR(ISBLANK([.O359]); ISBLANK([.N359])); &quot;&quot;; IF([.G359]=&quot;Long&quot;; [.I359]*([.O359]-[.J359]); IF([.G359]=&quot;Short&quot;; [.I359]*([.J359]-[.O359]); &quot;&quot;)))">
            <text:p/>
          </table:table-cell>
          <table:table-cell table:formula="of:=IF(ISNUMBER([.R359]); IF([.R359]&gt;0; &quot;Win&quot;; &quot;Loss&quot;); &quot;&quot;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OR([.L360]=0; ISBLANK([.O360]));&quot;&quot;;[.R360]/[.L360])">
            <text:p/>
          </table:table-cell>
          <table:table-cell table:formula="of:=IF(OR(ISBLANK([.O360]); ISBLANK([.N360])); &quot;&quot;; IF([.G360]=&quot;Long&quot;; [.I360]*([.O360]-[.J360]); IF([.G360]=&quot;Short&quot;; [.I360]*([.J360]-[.O360]); &quot;&quot;)))">
            <text:p/>
          </table:table-cell>
          <table:table-cell table:formula="of:=IF(ISNUMBER([.R360]); IF([.R360]&gt;0; &quot;Win&quot;; &quot;Loss&quot;); &quot;&quot;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OR([.L361]=0; ISBLANK([.O361]));&quot;&quot;;[.R361]/[.L361])">
            <text:p/>
          </table:table-cell>
          <table:table-cell table:formula="of:=IF(OR(ISBLANK([.O361]); ISBLANK([.N361])); &quot;&quot;; IF([.G361]=&quot;Long&quot;; [.I361]*([.O361]-[.J361]); IF([.G361]=&quot;Short&quot;; [.I361]*([.J361]-[.O361]); &quot;&quot;)))">
            <text:p/>
          </table:table-cell>
          <table:table-cell table:formula="of:=IF(ISNUMBER([.R361]); IF([.R361]&gt;0; &quot;Win&quot;; &quot;Loss&quot;); &quot;&quot;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OR([.L362]=0; ISBLANK([.O362]));&quot;&quot;;[.R362]/[.L362])">
            <text:p/>
          </table:table-cell>
          <table:table-cell table:formula="of:=IF(OR(ISBLANK([.O362]); ISBLANK([.N362])); &quot;&quot;; IF([.G362]=&quot;Long&quot;; [.I362]*([.O362]-[.J362]); IF([.G362]=&quot;Short&quot;; [.I362]*([.J362]-[.O362]); &quot;&quot;)))">
            <text:p/>
          </table:table-cell>
          <table:table-cell table:formula="of:=IF(ISNUMBER([.R362]); IF([.R362]&gt;0; &quot;Win&quot;; &quot;Loss&quot;); &quot;&quot;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OR([.L363]=0; ISBLANK([.O363]));&quot;&quot;;[.R363]/[.L363])">
            <text:p/>
          </table:table-cell>
          <table:table-cell table:formula="of:=IF(OR(ISBLANK([.O363]); ISBLANK([.N363])); &quot;&quot;; IF([.G363]=&quot;Long&quot;; [.I363]*([.O363]-[.J363]); IF([.G363]=&quot;Short&quot;; [.I363]*([.J363]-[.O363]); &quot;&quot;)))">
            <text:p/>
          </table:table-cell>
          <table:table-cell table:formula="of:=IF(ISNUMBER([.R363]); IF([.R363]&gt;0; &quot;Win&quot;; &quot;Loss&quot;); &quot;&quot;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OR([.L364]=0; ISBLANK([.O364]));&quot;&quot;;[.R364]/[.L364])">
            <text:p/>
          </table:table-cell>
          <table:table-cell table:formula="of:=IF(OR(ISBLANK([.O364]); ISBLANK([.N364])); &quot;&quot;; IF([.G364]=&quot;Long&quot;; [.I364]*([.O364]-[.J364]); IF([.G364]=&quot;Short&quot;; [.I364]*([.J364]-[.O364]); &quot;&quot;)))">
            <text:p/>
          </table:table-cell>
          <table:table-cell table:formula="of:=IF(ISNUMBER([.R364]); IF([.R364]&gt;0; &quot;Win&quot;; &quot;Loss&quot;); &quot;&quot;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OR([.L365]=0; ISBLANK([.O365]));&quot;&quot;;[.R365]/[.L365])">
            <text:p/>
          </table:table-cell>
          <table:table-cell table:formula="of:=IF(OR(ISBLANK([.O365]); ISBLANK([.N365])); &quot;&quot;; IF([.G365]=&quot;Long&quot;; [.I365]*([.O365]-[.J365]); IF([.G365]=&quot;Short&quot;; [.I365]*([.J365]-[.O365]); &quot;&quot;)))">
            <text:p/>
          </table:table-cell>
          <table:table-cell table:formula="of:=IF(ISNUMBER([.R365]); IF([.R365]&gt;0; &quot;Win&quot;; &quot;Loss&quot;); &quot;&quot;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OR([.L366]=0; ISBLANK([.O366]));&quot;&quot;;[.R366]/[.L366])">
            <text:p/>
          </table:table-cell>
          <table:table-cell table:formula="of:=IF(OR(ISBLANK([.O366]); ISBLANK([.N366])); &quot;&quot;; IF([.G366]=&quot;Long&quot;; [.I366]*([.O366]-[.J366]); IF([.G366]=&quot;Short&quot;; [.I366]*([.J366]-[.O366]); &quot;&quot;)))">
            <text:p/>
          </table:table-cell>
          <table:table-cell table:formula="of:=IF(ISNUMBER([.R366]); IF([.R366]&gt;0; &quot;Win&quot;; &quot;Loss&quot;); &quot;&quot;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OR([.L367]=0; ISBLANK([.O367]));&quot;&quot;;[.R367]/[.L367])">
            <text:p/>
          </table:table-cell>
          <table:table-cell table:formula="of:=IF(OR(ISBLANK([.O367]); ISBLANK([.N367])); &quot;&quot;; IF([.G367]=&quot;Long&quot;; [.I367]*([.O367]-[.J367]); IF([.G367]=&quot;Short&quot;; [.I367]*([.J367]-[.O367]); &quot;&quot;)))">
            <text:p/>
          </table:table-cell>
          <table:table-cell table:formula="of:=IF(ISNUMBER([.R367]); IF([.R367]&gt;0; &quot;Win&quot;; &quot;Loss&quot;); &quot;&quot;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OR([.L368]=0; ISBLANK([.O368]));&quot;&quot;;[.R368]/[.L368])">
            <text:p/>
          </table:table-cell>
          <table:table-cell table:formula="of:=IF(OR(ISBLANK([.O368]); ISBLANK([.N368])); &quot;&quot;; IF([.G368]=&quot;Long&quot;; [.I368]*([.O368]-[.J368]); IF([.G368]=&quot;Short&quot;; [.I368]*([.J368]-[.O368]); &quot;&quot;)))">
            <text:p/>
          </table:table-cell>
          <table:table-cell table:formula="of:=IF(ISNUMBER([.R368]); IF([.R368]&gt;0; &quot;Win&quot;; &quot;Loss&quot;); &quot;&quot;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OR([.L369]=0; ISBLANK([.O369]));&quot;&quot;;[.R369]/[.L369])">
            <text:p/>
          </table:table-cell>
          <table:table-cell table:formula="of:=IF(OR(ISBLANK([.O369]); ISBLANK([.N369])); &quot;&quot;; IF([.G369]=&quot;Long&quot;; [.I369]*([.O369]-[.J369]); IF([.G369]=&quot;Short&quot;; [.I369]*([.J369]-[.O369]); &quot;&quot;)))">
            <text:p/>
          </table:table-cell>
          <table:table-cell table:formula="of:=IF(ISNUMBER([.R369]); IF([.R369]&gt;0; &quot;Win&quot;; &quot;Loss&quot;); &quot;&quot;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OR([.L370]=0; ISBLANK([.O370]));&quot;&quot;;[.R370]/[.L370])">
            <text:p/>
          </table:table-cell>
          <table:table-cell table:formula="of:=IF(OR(ISBLANK([.O370]); ISBLANK([.N370])); &quot;&quot;; IF([.G370]=&quot;Long&quot;; [.I370]*([.O370]-[.J370]); IF([.G370]=&quot;Short&quot;; [.I370]*([.J370]-[.O370]); &quot;&quot;)))">
            <text:p/>
          </table:table-cell>
          <table:table-cell table:formula="of:=IF(ISNUMBER([.R370]); IF([.R370]&gt;0; &quot;Win&quot;; &quot;Loss&quot;); &quot;&quot;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OR([.L371]=0; ISBLANK([.O371]));&quot;&quot;;[.R371]/[.L371])">
            <text:p/>
          </table:table-cell>
          <table:table-cell table:formula="of:=IF(OR(ISBLANK([.O371]); ISBLANK([.N371])); &quot;&quot;; IF([.G371]=&quot;Long&quot;; [.I371]*([.O371]-[.J371]); IF([.G371]=&quot;Short&quot;; [.I371]*([.J371]-[.O371]); &quot;&quot;)))">
            <text:p/>
          </table:table-cell>
          <table:table-cell table:formula="of:=IF(ISNUMBER([.R371]); IF([.R371]&gt;0; &quot;Win&quot;; &quot;Loss&quot;); &quot;&quot;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OR([.L372]=0; ISBLANK([.O372]));&quot;&quot;;[.R372]/[.L372])">
            <text:p/>
          </table:table-cell>
          <table:table-cell table:formula="of:=IF(OR(ISBLANK([.O372]); ISBLANK([.N372])); &quot;&quot;; IF([.G372]=&quot;Long&quot;; [.I372]*([.O372]-[.J372]); IF([.G372]=&quot;Short&quot;; [.I372]*([.J372]-[.O372]); &quot;&quot;)))">
            <text:p/>
          </table:table-cell>
          <table:table-cell table:formula="of:=IF(ISNUMBER([.R372]); IF([.R372]&gt;0; &quot;Win&quot;; &quot;Loss&quot;); &quot;&quot;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OR([.L373]=0; ISBLANK([.O373]));&quot;&quot;;[.R373]/[.L373])">
            <text:p/>
          </table:table-cell>
          <table:table-cell table:formula="of:=IF(OR(ISBLANK([.O373]); ISBLANK([.N373])); &quot;&quot;; IF([.G373]=&quot;Long&quot;; [.I373]*([.O373]-[.J373]); IF([.G373]=&quot;Short&quot;; [.I373]*([.J373]-[.O373]); &quot;&quot;)))">
            <text:p/>
          </table:table-cell>
          <table:table-cell table:formula="of:=IF(ISNUMBER([.R373]); IF([.R373]&gt;0; &quot;Win&quot;; &quot;Loss&quot;); &quot;&quot;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OR([.L374]=0; ISBLANK([.O374]));&quot;&quot;;[.R374]/[.L374])">
            <text:p/>
          </table:table-cell>
          <table:table-cell table:formula="of:=IF(OR(ISBLANK([.O374]); ISBLANK([.N374])); &quot;&quot;; IF([.G374]=&quot;Long&quot;; [.I374]*([.O374]-[.J374]); IF([.G374]=&quot;Short&quot;; [.I374]*([.J374]-[.O374]); &quot;&quot;)))">
            <text:p/>
          </table:table-cell>
          <table:table-cell table:formula="of:=IF(ISNUMBER([.R374]); IF([.R374]&gt;0; &quot;Win&quot;; &quot;Loss&quot;); &quot;&quot;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OR([.L375]=0; ISBLANK([.O375]));&quot;&quot;;[.R375]/[.L375])">
            <text:p/>
          </table:table-cell>
          <table:table-cell table:formula="of:=IF(OR(ISBLANK([.O375]); ISBLANK([.N375])); &quot;&quot;; IF([.G375]=&quot;Long&quot;; [.I375]*([.O375]-[.J375]); IF([.G375]=&quot;Short&quot;; [.I375]*([.J375]-[.O375]); &quot;&quot;)))">
            <text:p/>
          </table:table-cell>
          <table:table-cell table:formula="of:=IF(ISNUMBER([.R375]); IF([.R375]&gt;0; &quot;Win&quot;; &quot;Loss&quot;); &quot;&quot;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OR([.L376]=0; ISBLANK([.O376]));&quot;&quot;;[.R376]/[.L376])">
            <text:p/>
          </table:table-cell>
          <table:table-cell table:formula="of:=IF(OR(ISBLANK([.O376]); ISBLANK([.N376])); &quot;&quot;; IF([.G376]=&quot;Long&quot;; [.I376]*([.O376]-[.J376]); IF([.G376]=&quot;Short&quot;; [.I376]*([.J376]-[.O376]); &quot;&quot;)))">
            <text:p/>
          </table:table-cell>
          <table:table-cell table:formula="of:=IF(ISNUMBER([.R376]); IF([.R376]&gt;0; &quot;Win&quot;; &quot;Loss&quot;); &quot;&quot;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OR([.L377]=0; ISBLANK([.O377]));&quot;&quot;;[.R377]/[.L377])">
            <text:p/>
          </table:table-cell>
          <table:table-cell table:formula="of:=IF(OR(ISBLANK([.O377]); ISBLANK([.N377])); &quot;&quot;; IF([.G377]=&quot;Long&quot;; [.I377]*([.O377]-[.J377]); IF([.G377]=&quot;Short&quot;; [.I377]*([.J377]-[.O377]); &quot;&quot;)))">
            <text:p/>
          </table:table-cell>
          <table:table-cell table:formula="of:=IF(ISNUMBER([.R377]); IF([.R377]&gt;0; &quot;Win&quot;; &quot;Loss&quot;); &quot;&quot;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OR([.L378]=0; ISBLANK([.O378]));&quot;&quot;;[.R378]/[.L378])">
            <text:p/>
          </table:table-cell>
          <table:table-cell table:formula="of:=IF(OR(ISBLANK([.O378]); ISBLANK([.N378])); &quot;&quot;; IF([.G378]=&quot;Long&quot;; [.I378]*([.O378]-[.J378]); IF([.G378]=&quot;Short&quot;; [.I378]*([.J378]-[.O378]); &quot;&quot;)))">
            <text:p/>
          </table:table-cell>
          <table:table-cell table:formula="of:=IF(ISNUMBER([.R378]); IF([.R378]&gt;0; &quot;Win&quot;; &quot;Loss&quot;); &quot;&quot;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OR([.L379]=0; ISBLANK([.O379]));&quot;&quot;;[.R379]/[.L379])">
            <text:p/>
          </table:table-cell>
          <table:table-cell table:formula="of:=IF(OR(ISBLANK([.O379]); ISBLANK([.N379])); &quot;&quot;; IF([.G379]=&quot;Long&quot;; [.I379]*([.O379]-[.J379]); IF([.G379]=&quot;Short&quot;; [.I379]*([.J379]-[.O379]); &quot;&quot;)))">
            <text:p/>
          </table:table-cell>
          <table:table-cell table:formula="of:=IF(ISNUMBER([.R379]); IF([.R379]&gt;0; &quot;Win&quot;; &quot;Loss&quot;); &quot;&quot;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OR([.L380]=0; ISBLANK([.O380]));&quot;&quot;;[.R380]/[.L380])">
            <text:p/>
          </table:table-cell>
          <table:table-cell table:formula="of:=IF(OR(ISBLANK([.O380]); ISBLANK([.N380])); &quot;&quot;; IF([.G380]=&quot;Long&quot;; [.I380]*([.O380]-[.J380]); IF([.G380]=&quot;Short&quot;; [.I380]*([.J380]-[.O380]); &quot;&quot;)))">
            <text:p/>
          </table:table-cell>
          <table:table-cell table:formula="of:=IF(ISNUMBER([.R380]); IF([.R380]&gt;0; &quot;Win&quot;; &quot;Loss&quot;); &quot;&quot;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OR([.L381]=0; ISBLANK([.O381]));&quot;&quot;;[.R381]/[.L381])">
            <text:p/>
          </table:table-cell>
          <table:table-cell table:formula="of:=IF(OR(ISBLANK([.O381]); ISBLANK([.N381])); &quot;&quot;; IF([.G381]=&quot;Long&quot;; [.I381]*([.O381]-[.J381]); IF([.G381]=&quot;Short&quot;; [.I381]*([.J381]-[.O381]); &quot;&quot;)))">
            <text:p/>
          </table:table-cell>
          <table:table-cell table:formula="of:=IF(ISNUMBER([.R381]); IF([.R381]&gt;0; &quot;Win&quot;; &quot;Loss&quot;); &quot;&quot;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OR([.L382]=0; ISBLANK([.O382]));&quot;&quot;;[.R382]/[.L382])">
            <text:p/>
          </table:table-cell>
          <table:table-cell table:formula="of:=IF(OR(ISBLANK([.O382]); ISBLANK([.N382])); &quot;&quot;; IF([.G382]=&quot;Long&quot;; [.I382]*([.O382]-[.J382]); IF([.G382]=&quot;Short&quot;; [.I382]*([.J382]-[.O382]); &quot;&quot;)))">
            <text:p/>
          </table:table-cell>
          <table:table-cell table:formula="of:=IF(ISNUMBER([.R382]); IF([.R382]&gt;0; &quot;Win&quot;; &quot;Loss&quot;); &quot;&quot;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OR([.L383]=0; ISBLANK([.O383]));&quot;&quot;;[.R383]/[.L383])">
            <text:p/>
          </table:table-cell>
          <table:table-cell table:formula="of:=IF(OR(ISBLANK([.O383]); ISBLANK([.N383])); &quot;&quot;; IF([.G383]=&quot;Long&quot;; [.I383]*([.O383]-[.J383]); IF([.G383]=&quot;Short&quot;; [.I383]*([.J383]-[.O383]); &quot;&quot;)))">
            <text:p/>
          </table:table-cell>
          <table:table-cell table:formula="of:=IF(ISNUMBER([.R383]); IF([.R383]&gt;0; &quot;Win&quot;; &quot;Loss&quot;); &quot;&quot;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OR([.L384]=0; ISBLANK([.O384]));&quot;&quot;;[.R384]/[.L384])">
            <text:p/>
          </table:table-cell>
          <table:table-cell table:formula="of:=IF(OR(ISBLANK([.O384]); ISBLANK([.N384])); &quot;&quot;; IF([.G384]=&quot;Long&quot;; [.I384]*([.O384]-[.J384]); IF([.G384]=&quot;Short&quot;; [.I384]*([.J384]-[.O384]); &quot;&quot;)))">
            <text:p/>
          </table:table-cell>
          <table:table-cell table:formula="of:=IF(ISNUMBER([.R384]); IF([.R384]&gt;0; &quot;Win&quot;; &quot;Loss&quot;); &quot;&quot;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OR([.L385]=0; ISBLANK([.O385]));&quot;&quot;;[.R385]/[.L385])">
            <text:p/>
          </table:table-cell>
          <table:table-cell table:formula="of:=IF(OR(ISBLANK([.O385]); ISBLANK([.N385])); &quot;&quot;; IF([.G385]=&quot;Long&quot;; [.I385]*([.O385]-[.J385]); IF([.G385]=&quot;Short&quot;; [.I385]*([.J385]-[.O385]); &quot;&quot;)))">
            <text:p/>
          </table:table-cell>
          <table:table-cell table:formula="of:=IF(ISNUMBER([.R385]); IF([.R385]&gt;0; &quot;Win&quot;; &quot;Loss&quot;); &quot;&quot;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OR([.L386]=0; ISBLANK([.O386]));&quot;&quot;;[.R386]/[.L386])">
            <text:p/>
          </table:table-cell>
          <table:table-cell table:formula="of:=IF(OR(ISBLANK([.O386]); ISBLANK([.N386])); &quot;&quot;; IF([.G386]=&quot;Long&quot;; [.I386]*([.O386]-[.J386]); IF([.G386]=&quot;Short&quot;; [.I386]*([.J386]-[.O386]); &quot;&quot;)))">
            <text:p/>
          </table:table-cell>
          <table:table-cell table:formula="of:=IF(ISNUMBER([.R386]); IF([.R386]&gt;0; &quot;Win&quot;; &quot;Loss&quot;); &quot;&quot;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OR([.L387]=0; ISBLANK([.O387]));&quot;&quot;;[.R387]/[.L387])">
            <text:p/>
          </table:table-cell>
          <table:table-cell table:formula="of:=IF(OR(ISBLANK([.O387]); ISBLANK([.N387])); &quot;&quot;; IF([.G387]=&quot;Long&quot;; [.I387]*([.O387]-[.J387]); IF([.G387]=&quot;Short&quot;; [.I387]*([.J387]-[.O387]); &quot;&quot;)))">
            <text:p/>
          </table:table-cell>
          <table:table-cell table:formula="of:=IF(ISNUMBER([.R387]); IF([.R387]&gt;0; &quot;Win&quot;; &quot;Loss&quot;); &quot;&quot;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OR([.L388]=0; ISBLANK([.O388]));&quot;&quot;;[.R388]/[.L388])">
            <text:p/>
          </table:table-cell>
          <table:table-cell table:formula="of:=IF(OR(ISBLANK([.O388]); ISBLANK([.N388])); &quot;&quot;; IF([.G388]=&quot;Long&quot;; [.I388]*([.O388]-[.J388]); IF([.G388]=&quot;Short&quot;; [.I388]*([.J388]-[.O388]); &quot;&quot;)))">
            <text:p/>
          </table:table-cell>
          <table:table-cell table:formula="of:=IF(ISNUMBER([.R388]); IF([.R388]&gt;0; &quot;Win&quot;; &quot;Loss&quot;); &quot;&quot;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OR([.L389]=0; ISBLANK([.O389]));&quot;&quot;;[.R389]/[.L389])">
            <text:p/>
          </table:table-cell>
          <table:table-cell table:formula="of:=IF(OR(ISBLANK([.O389]); ISBLANK([.N389])); &quot;&quot;; IF([.G389]=&quot;Long&quot;; [.I389]*([.O389]-[.J389]); IF([.G389]=&quot;Short&quot;; [.I389]*([.J389]-[.O389]); &quot;&quot;)))">
            <text:p/>
          </table:table-cell>
          <table:table-cell table:formula="of:=IF(ISNUMBER([.R389]); IF([.R389]&gt;0; &quot;Win&quot;; &quot;Loss&quot;); &quot;&quot;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OR([.L390]=0; ISBLANK([.O390]));&quot;&quot;;[.R390]/[.L390])">
            <text:p/>
          </table:table-cell>
          <table:table-cell table:formula="of:=IF(OR(ISBLANK([.O390]); ISBLANK([.N390])); &quot;&quot;; IF([.G390]=&quot;Long&quot;; [.I390]*([.O390]-[.J390]); IF([.G390]=&quot;Short&quot;; [.I390]*([.J390]-[.O390]); &quot;&quot;)))">
            <text:p/>
          </table:table-cell>
          <table:table-cell table:formula="of:=IF(ISNUMBER([.R390]); IF([.R390]&gt;0; &quot;Win&quot;; &quot;Loss&quot;); &quot;&quot;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OR([.L391]=0; ISBLANK([.O391]));&quot;&quot;;[.R391]/[.L391])">
            <text:p/>
          </table:table-cell>
          <table:table-cell table:formula="of:=IF(OR(ISBLANK([.O391]); ISBLANK([.N391])); &quot;&quot;; IF([.G391]=&quot;Long&quot;; [.I391]*([.O391]-[.J391]); IF([.G391]=&quot;Short&quot;; [.I391]*([.J391]-[.O391]); &quot;&quot;)))">
            <text:p/>
          </table:table-cell>
          <table:table-cell table:formula="of:=IF(ISNUMBER([.R391]); IF([.R391]&gt;0; &quot;Win&quot;; &quot;Loss&quot;); &quot;&quot;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OR([.L392]=0; ISBLANK([.O392]));&quot;&quot;;[.R392]/[.L392])">
            <text:p/>
          </table:table-cell>
          <table:table-cell table:formula="of:=IF(OR(ISBLANK([.O392]); ISBLANK([.N392])); &quot;&quot;; IF([.G392]=&quot;Long&quot;; [.I392]*([.O392]-[.J392]); IF([.G392]=&quot;Short&quot;; [.I392]*([.J392]-[.O392]); &quot;&quot;)))">
            <text:p/>
          </table:table-cell>
          <table:table-cell table:formula="of:=IF(ISNUMBER([.R392]); IF([.R392]&gt;0; &quot;Win&quot;; &quot;Loss&quot;); &quot;&quot;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OR([.L393]=0; ISBLANK([.O393]));&quot;&quot;;[.R393]/[.L393])">
            <text:p/>
          </table:table-cell>
          <table:table-cell table:formula="of:=IF(OR(ISBLANK([.O393]); ISBLANK([.N393])); &quot;&quot;; IF([.G393]=&quot;Long&quot;; [.I393]*([.O393]-[.J393]); IF([.G393]=&quot;Short&quot;; [.I393]*([.J393]-[.O393]); &quot;&quot;)))">
            <text:p/>
          </table:table-cell>
          <table:table-cell table:formula="of:=IF(ISNUMBER([.R393]); IF([.R393]&gt;0; &quot;Win&quot;; &quot;Loss&quot;); &quot;&quot;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OR([.L394]=0; ISBLANK([.O394]));&quot;&quot;;[.R394]/[.L394])">
            <text:p/>
          </table:table-cell>
          <table:table-cell table:formula="of:=IF(OR(ISBLANK([.O394]); ISBLANK([.N394])); &quot;&quot;; IF([.G394]=&quot;Long&quot;; [.I394]*([.O394]-[.J394]); IF([.G394]=&quot;Short&quot;; [.I394]*([.J394]-[.O394]); &quot;&quot;)))">
            <text:p/>
          </table:table-cell>
          <table:table-cell table:formula="of:=IF(ISNUMBER([.R394]); IF([.R394]&gt;0; &quot;Win&quot;; &quot;Loss&quot;); &quot;&quot;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OR([.L395]=0; ISBLANK([.O395]));&quot;&quot;;[.R395]/[.L395])">
            <text:p/>
          </table:table-cell>
          <table:table-cell table:formula="of:=IF(OR(ISBLANK([.O395]); ISBLANK([.N395])); &quot;&quot;; IF([.G395]=&quot;Long&quot;; [.I395]*([.O395]-[.J395]); IF([.G395]=&quot;Short&quot;; [.I395]*([.J395]-[.O395]); &quot;&quot;)))">
            <text:p/>
          </table:table-cell>
          <table:table-cell table:formula="of:=IF(ISNUMBER([.R395]); IF([.R395]&gt;0; &quot;Win&quot;; &quot;Loss&quot;); &quot;&quot;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OR([.L396]=0; ISBLANK([.O396]));&quot;&quot;;[.R396]/[.L396])">
            <text:p/>
          </table:table-cell>
          <table:table-cell table:formula="of:=IF(OR(ISBLANK([.O396]); ISBLANK([.N396])); &quot;&quot;; IF([.G396]=&quot;Long&quot;; [.I396]*([.O396]-[.J396]); IF([.G396]=&quot;Short&quot;; [.I396]*([.J396]-[.O396]); &quot;&quot;)))">
            <text:p/>
          </table:table-cell>
          <table:table-cell table:formula="of:=IF(ISNUMBER([.R396]); IF([.R396]&gt;0; &quot;Win&quot;; &quot;Loss&quot;); &quot;&quot;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OR([.L397]=0; ISBLANK([.O397]));&quot;&quot;;[.R397]/[.L397])">
            <text:p/>
          </table:table-cell>
          <table:table-cell table:formula="of:=IF(OR(ISBLANK([.O397]); ISBLANK([.N397])); &quot;&quot;; IF([.G397]=&quot;Long&quot;; [.I397]*([.O397]-[.J397]); IF([.G397]=&quot;Short&quot;; [.I397]*([.J397]-[.O397]); &quot;&quot;)))">
            <text:p/>
          </table:table-cell>
          <table:table-cell table:formula="of:=IF(ISNUMBER([.R397]); IF([.R397]&gt;0; &quot;Win&quot;; &quot;Loss&quot;); &quot;&quot;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OR([.L398]=0; ISBLANK([.O398]));&quot;&quot;;[.R398]/[.L398])">
            <text:p/>
          </table:table-cell>
          <table:table-cell table:formula="of:=IF(OR(ISBLANK([.O398]); ISBLANK([.N398])); &quot;&quot;; IF([.G398]=&quot;Long&quot;; [.I398]*([.O398]-[.J398]); IF([.G398]=&quot;Short&quot;; [.I398]*([.J398]-[.O398]); &quot;&quot;)))">
            <text:p/>
          </table:table-cell>
          <table:table-cell table:formula="of:=IF(ISNUMBER([.R398]); IF([.R398]&gt;0; &quot;Win&quot;; &quot;Loss&quot;); &quot;&quot;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OR([.L399]=0; ISBLANK([.O399]));&quot;&quot;;[.R399]/[.L399])">
            <text:p/>
          </table:table-cell>
          <table:table-cell table:formula="of:=IF(OR(ISBLANK([.O399]); ISBLANK([.N399])); &quot;&quot;; IF([.G399]=&quot;Long&quot;; [.I399]*([.O399]-[.J399]); IF([.G399]=&quot;Short&quot;; [.I399]*([.J399]-[.O399]); &quot;&quot;)))">
            <text:p/>
          </table:table-cell>
          <table:table-cell table:formula="of:=IF(ISNUMBER([.R399]); IF([.R399]&gt;0; &quot;Win&quot;; &quot;Loss&quot;); &quot;&quot;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OR([.L400]=0; ISBLANK([.O400]));&quot;&quot;;[.R400]/[.L400])">
            <text:p/>
          </table:table-cell>
          <table:table-cell table:formula="of:=IF(OR(ISBLANK([.O400]); ISBLANK([.N400])); &quot;&quot;; IF([.G400]=&quot;Long&quot;; [.I400]*([.O400]-[.J400]); IF([.G400]=&quot;Short&quot;; [.I400]*([.J400]-[.O400]); &quot;&quot;)))">
            <text:p/>
          </table:table-cell>
          <table:table-cell table:formula="of:=IF(ISNUMBER([.R400]); IF([.R400]&gt;0; &quot;Win&quot;; &quot;Loss&quot;); &quot;&quot;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OR([.L401]=0; ISBLANK([.O401]));&quot;&quot;;[.R401]/[.L401])">
            <text:p/>
          </table:table-cell>
          <table:table-cell table:formula="of:=IF(OR(ISBLANK([.O401]); ISBLANK([.N401])); &quot;&quot;; IF([.G401]=&quot;Long&quot;; [.I401]*([.O401]-[.J401]); IF([.G401]=&quot;Short&quot;; [.I401]*([.J401]-[.O401]); &quot;&quot;)))">
            <text:p/>
          </table:table-cell>
          <table:table-cell table:formula="of:=IF(ISNUMBER([.R401]); IF([.R401]&gt;0; &quot;Win&quot;; &quot;Loss&quot;); &quot;&quot;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OR([.L402]=0; ISBLANK([.O402]));&quot;&quot;;[.R402]/[.L402])">
            <text:p/>
          </table:table-cell>
          <table:table-cell table:formula="of:=IF(OR(ISBLANK([.O402]); ISBLANK([.N402])); &quot;&quot;; IF([.G402]=&quot;Long&quot;; [.I402]*([.O402]-[.J402]); IF([.G402]=&quot;Short&quot;; [.I402]*([.J402]-[.O402]); &quot;&quot;)))">
            <text:p/>
          </table:table-cell>
          <table:table-cell table:formula="of:=IF(ISNUMBER([.R402]); IF([.R402]&gt;0; &quot;Win&quot;; &quot;Loss&quot;); &quot;&quot;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OR([.L403]=0; ISBLANK([.O403]));&quot;&quot;;[.R403]/[.L403])">
            <text:p/>
          </table:table-cell>
          <table:table-cell table:formula="of:=IF(OR(ISBLANK([.O403]); ISBLANK([.N403])); &quot;&quot;; IF([.G403]=&quot;Long&quot;; [.I403]*([.O403]-[.J403]); IF([.G403]=&quot;Short&quot;; [.I403]*([.J403]-[.O403]); &quot;&quot;)))">
            <text:p/>
          </table:table-cell>
          <table:table-cell table:formula="of:=IF(ISNUMBER([.R403]); IF([.R403]&gt;0; &quot;Win&quot;; &quot;Loss&quot;); &quot;&quot;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OR([.L404]=0; ISBLANK([.O404]));&quot;&quot;;[.R404]/[.L404])">
            <text:p/>
          </table:table-cell>
          <table:table-cell table:formula="of:=IF(OR(ISBLANK([.O404]); ISBLANK([.N404])); &quot;&quot;; IF([.G404]=&quot;Long&quot;; [.I404]*([.O404]-[.J404]); IF([.G404]=&quot;Short&quot;; [.I404]*([.J404]-[.O404]); &quot;&quot;)))">
            <text:p/>
          </table:table-cell>
          <table:table-cell table:formula="of:=IF(ISNUMBER([.R404]); IF([.R404]&gt;0; &quot;Win&quot;; &quot;Loss&quot;); &quot;&quot;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OR([.L405]=0; ISBLANK([.O405]));&quot;&quot;;[.R405]/[.L405])">
            <text:p/>
          </table:table-cell>
          <table:table-cell table:formula="of:=IF(OR(ISBLANK([.O405]); ISBLANK([.N405])); &quot;&quot;; IF([.G405]=&quot;Long&quot;; [.I405]*([.O405]-[.J405]); IF([.G405]=&quot;Short&quot;; [.I405]*([.J405]-[.O405]); &quot;&quot;)))">
            <text:p/>
          </table:table-cell>
          <table:table-cell table:formula="of:=IF(ISNUMBER([.R405]); IF([.R405]&gt;0; &quot;Win&quot;; &quot;Loss&quot;); &quot;&quot;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OR([.L406]=0; ISBLANK([.O406]));&quot;&quot;;[.R406]/[.L406])">
            <text:p/>
          </table:table-cell>
          <table:table-cell table:formula="of:=IF(OR(ISBLANK([.O406]); ISBLANK([.N406])); &quot;&quot;; IF([.G406]=&quot;Long&quot;; [.I406]*([.O406]-[.J406]); IF([.G406]=&quot;Short&quot;; [.I406]*([.J406]-[.O406]); &quot;&quot;)))">
            <text:p/>
          </table:table-cell>
          <table:table-cell table:formula="of:=IF(ISNUMBER([.R406]); IF([.R406]&gt;0; &quot;Win&quot;; &quot;Loss&quot;); &quot;&quot;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OR([.L407]=0; ISBLANK([.O407]));&quot;&quot;;[.R407]/[.L407])">
            <text:p/>
          </table:table-cell>
          <table:table-cell table:formula="of:=IF(OR(ISBLANK([.O407]); ISBLANK([.N407])); &quot;&quot;; IF([.G407]=&quot;Long&quot;; [.I407]*([.O407]-[.J407]); IF([.G407]=&quot;Short&quot;; [.I407]*([.J407]-[.O407]); &quot;&quot;)))">
            <text:p/>
          </table:table-cell>
          <table:table-cell table:formula="of:=IF(ISNUMBER([.R407]); IF([.R407]&gt;0; &quot;Win&quot;; &quot;Loss&quot;); &quot;&quot;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OR([.L408]=0; ISBLANK([.O408]));&quot;&quot;;[.R408]/[.L408])">
            <text:p/>
          </table:table-cell>
          <table:table-cell table:formula="of:=IF(OR(ISBLANK([.O408]); ISBLANK([.N408])); &quot;&quot;; IF([.G408]=&quot;Long&quot;; [.I408]*([.O408]-[.J408]); IF([.G408]=&quot;Short&quot;; [.I408]*([.J408]-[.O408]); &quot;&quot;)))">
            <text:p/>
          </table:table-cell>
          <table:table-cell table:formula="of:=IF(ISNUMBER([.R408]); IF([.R408]&gt;0; &quot;Win&quot;; &quot;Loss&quot;); &quot;&quot;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OR([.L409]=0; ISBLANK([.O409]));&quot;&quot;;[.R409]/[.L409])">
            <text:p/>
          </table:table-cell>
          <table:table-cell table:formula="of:=IF(OR(ISBLANK([.O409]); ISBLANK([.N409])); &quot;&quot;; IF([.G409]=&quot;Long&quot;; [.I409]*([.O409]-[.J409]); IF([.G409]=&quot;Short&quot;; [.I409]*([.J409]-[.O409]); &quot;&quot;)))">
            <text:p/>
          </table:table-cell>
          <table:table-cell table:formula="of:=IF(ISNUMBER([.R409]); IF([.R409]&gt;0; &quot;Win&quot;; &quot;Loss&quot;); &quot;&quot;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OR([.L410]=0; ISBLANK([.O410]));&quot;&quot;;[.R410]/[.L410])">
            <text:p/>
          </table:table-cell>
          <table:table-cell table:formula="of:=IF(OR(ISBLANK([.O410]); ISBLANK([.N410])); &quot;&quot;; IF([.G410]=&quot;Long&quot;; [.I410]*([.O410]-[.J410]); IF([.G410]=&quot;Short&quot;; [.I410]*([.J410]-[.O410]); &quot;&quot;)))">
            <text:p/>
          </table:table-cell>
          <table:table-cell table:formula="of:=IF(ISNUMBER([.R410]); IF([.R410]&gt;0; &quot;Win&quot;; &quot;Loss&quot;); &quot;&quot;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OR([.L411]=0; ISBLANK([.O411]));&quot;&quot;;[.R411]/[.L411])">
            <text:p/>
          </table:table-cell>
          <table:table-cell table:formula="of:=IF(OR(ISBLANK([.O411]); ISBLANK([.N411])); &quot;&quot;; IF([.G411]=&quot;Long&quot;; [.I411]*([.O411]-[.J411]); IF([.G411]=&quot;Short&quot;; [.I411]*([.J411]-[.O411]); &quot;&quot;)))">
            <text:p/>
          </table:table-cell>
          <table:table-cell table:formula="of:=IF(ISNUMBER([.R411]); IF([.R411]&gt;0; &quot;Win&quot;; &quot;Loss&quot;); &quot;&quot;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OR([.L412]=0; ISBLANK([.O412]));&quot;&quot;;[.R412]/[.L412])">
            <text:p/>
          </table:table-cell>
          <table:table-cell table:formula="of:=IF(OR(ISBLANK([.O412]); ISBLANK([.N412])); &quot;&quot;; IF([.G412]=&quot;Long&quot;; [.I412]*([.O412]-[.J412]); IF([.G412]=&quot;Short&quot;; [.I412]*([.J412]-[.O412]); &quot;&quot;)))">
            <text:p/>
          </table:table-cell>
          <table:table-cell table:formula="of:=IF(ISNUMBER([.R412]); IF([.R412]&gt;0; &quot;Win&quot;; &quot;Loss&quot;); &quot;&quot;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OR([.L413]=0; ISBLANK([.O413]));&quot;&quot;;[.R413]/[.L413])">
            <text:p/>
          </table:table-cell>
          <table:table-cell table:formula="of:=IF(OR(ISBLANK([.O413]); ISBLANK([.N413])); &quot;&quot;; IF([.G413]=&quot;Long&quot;; [.I413]*([.O413]-[.J413]); IF([.G413]=&quot;Short&quot;; [.I413]*([.J413]-[.O413]); &quot;&quot;)))">
            <text:p/>
          </table:table-cell>
          <table:table-cell table:formula="of:=IF(ISNUMBER([.R413]); IF([.R413]&gt;0; &quot;Win&quot;; &quot;Loss&quot;); &quot;&quot;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OR([.L414]=0; ISBLANK([.O414]));&quot;&quot;;[.R414]/[.L414])">
            <text:p/>
          </table:table-cell>
          <table:table-cell table:formula="of:=IF(OR(ISBLANK([.O414]); ISBLANK([.N414])); &quot;&quot;; IF([.G414]=&quot;Long&quot;; [.I414]*([.O414]-[.J414]); IF([.G414]=&quot;Short&quot;; [.I414]*([.J414]-[.O414]); &quot;&quot;)))">
            <text:p/>
          </table:table-cell>
          <table:table-cell table:formula="of:=IF(ISNUMBER([.R414]); IF([.R414]&gt;0; &quot;Win&quot;; &quot;Loss&quot;); &quot;&quot;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OR([.L415]=0; ISBLANK([.O415]));&quot;&quot;;[.R415]/[.L415])">
            <text:p/>
          </table:table-cell>
          <table:table-cell table:formula="of:=IF(OR(ISBLANK([.O415]); ISBLANK([.N415])); &quot;&quot;; IF([.G415]=&quot;Long&quot;; [.I415]*([.O415]-[.J415]); IF([.G415]=&quot;Short&quot;; [.I415]*([.J415]-[.O415]); &quot;&quot;)))">
            <text:p/>
          </table:table-cell>
          <table:table-cell table:formula="of:=IF(ISNUMBER([.R415]); IF([.R415]&gt;0; &quot;Win&quot;; &quot;Loss&quot;); &quot;&quot;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OR([.L416]=0; ISBLANK([.O416]));&quot;&quot;;[.R416]/[.L416])">
            <text:p/>
          </table:table-cell>
          <table:table-cell table:formula="of:=IF(OR(ISBLANK([.O416]); ISBLANK([.N416])); &quot;&quot;; IF([.G416]=&quot;Long&quot;; [.I416]*([.O416]-[.J416]); IF([.G416]=&quot;Short&quot;; [.I416]*([.J416]-[.O416]); &quot;&quot;)))">
            <text:p/>
          </table:table-cell>
          <table:table-cell table:formula="of:=IF(ISNUMBER([.R416]); IF([.R416]&gt;0; &quot;Win&quot;; &quot;Loss&quot;); &quot;&quot;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OR([.L417]=0; ISBLANK([.O417]));&quot;&quot;;[.R417]/[.L417])">
            <text:p/>
          </table:table-cell>
          <table:table-cell table:formula="of:=IF(OR(ISBLANK([.O417]); ISBLANK([.N417])); &quot;&quot;; IF([.G417]=&quot;Long&quot;; [.I417]*([.O417]-[.J417]); IF([.G417]=&quot;Short&quot;; [.I417]*([.J417]-[.O417]); &quot;&quot;)))">
            <text:p/>
          </table:table-cell>
          <table:table-cell table:formula="of:=IF(ISNUMBER([.R417]); IF([.R417]&gt;0; &quot;Win&quot;; &quot;Loss&quot;); &quot;&quot;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OR([.L418]=0; ISBLANK([.O418]));&quot;&quot;;[.R418]/[.L418])">
            <text:p/>
          </table:table-cell>
          <table:table-cell table:formula="of:=IF(OR(ISBLANK([.O418]); ISBLANK([.N418])); &quot;&quot;; IF([.G418]=&quot;Long&quot;; [.I418]*([.O418]-[.J418]); IF([.G418]=&quot;Short&quot;; [.I418]*([.J418]-[.O418]); &quot;&quot;)))">
            <text:p/>
          </table:table-cell>
          <table:table-cell table:formula="of:=IF(ISNUMBER([.R418]); IF([.R418]&gt;0; &quot;Win&quot;; &quot;Loss&quot;); &quot;&quot;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OR([.L419]=0; ISBLANK([.O419]));&quot;&quot;;[.R419]/[.L419])">
            <text:p/>
          </table:table-cell>
          <table:table-cell table:formula="of:=IF(OR(ISBLANK([.O419]); ISBLANK([.N419])); &quot;&quot;; IF([.G419]=&quot;Long&quot;; [.I419]*([.O419]-[.J419]); IF([.G419]=&quot;Short&quot;; [.I419]*([.J419]-[.O419]); &quot;&quot;)))">
            <text:p/>
          </table:table-cell>
          <table:table-cell table:formula="of:=IF(ISNUMBER([.R419]); IF([.R419]&gt;0; &quot;Win&quot;; &quot;Loss&quot;); &quot;&quot;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OR([.L420]=0; ISBLANK([.O420]));&quot;&quot;;[.R420]/[.L420])">
            <text:p/>
          </table:table-cell>
          <table:table-cell table:formula="of:=IF(OR(ISBLANK([.O420]); ISBLANK([.N420])); &quot;&quot;; IF([.G420]=&quot;Long&quot;; [.I420]*([.O420]-[.J420]); IF([.G420]=&quot;Short&quot;; [.I420]*([.J420]-[.O420]); &quot;&quot;)))">
            <text:p/>
          </table:table-cell>
          <table:table-cell table:formula="of:=IF(ISNUMBER([.R420]); IF([.R420]&gt;0; &quot;Win&quot;; &quot;Loss&quot;); &quot;&quot;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OR([.L421]=0; ISBLANK([.O421]));&quot;&quot;;[.R421]/[.L421])">
            <text:p/>
          </table:table-cell>
          <table:table-cell table:formula="of:=IF(OR(ISBLANK([.O421]); ISBLANK([.N421])); &quot;&quot;; IF([.G421]=&quot;Long&quot;; [.I421]*([.O421]-[.J421]); IF([.G421]=&quot;Short&quot;; [.I421]*([.J421]-[.O421]); &quot;&quot;)))">
            <text:p/>
          </table:table-cell>
          <table:table-cell table:formula="of:=IF(ISNUMBER([.R421]); IF([.R421]&gt;0; &quot;Win&quot;; &quot;Loss&quot;); &quot;&quot;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OR([.L422]=0; ISBLANK([.O422]));&quot;&quot;;[.R422]/[.L422])">
            <text:p/>
          </table:table-cell>
          <table:table-cell table:formula="of:=IF(OR(ISBLANK([.O422]); ISBLANK([.N422])); &quot;&quot;; IF([.G422]=&quot;Long&quot;; [.I422]*([.O422]-[.J422]); IF([.G422]=&quot;Short&quot;; [.I422]*([.J422]-[.O422]); &quot;&quot;)))">
            <text:p/>
          </table:table-cell>
          <table:table-cell table:formula="of:=IF(ISNUMBER([.R422]); IF([.R422]&gt;0; &quot;Win&quot;; &quot;Loss&quot;); &quot;&quot;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OR([.L423]=0; ISBLANK([.O423]));&quot;&quot;;[.R423]/[.L423])">
            <text:p/>
          </table:table-cell>
          <table:table-cell table:formula="of:=IF(OR(ISBLANK([.O423]); ISBLANK([.N423])); &quot;&quot;; IF([.G423]=&quot;Long&quot;; [.I423]*([.O423]-[.J423]); IF([.G423]=&quot;Short&quot;; [.I423]*([.J423]-[.O423]); &quot;&quot;)))">
            <text:p/>
          </table:table-cell>
          <table:table-cell table:formula="of:=IF(ISNUMBER([.R423]); IF([.R423]&gt;0; &quot;Win&quot;; &quot;Loss&quot;); &quot;&quot;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OR([.L424]=0; ISBLANK([.O424]));&quot;&quot;;[.R424]/[.L424])">
            <text:p/>
          </table:table-cell>
          <table:table-cell table:formula="of:=IF(OR(ISBLANK([.O424]); ISBLANK([.N424])); &quot;&quot;; IF([.G424]=&quot;Long&quot;; [.I424]*([.O424]-[.J424]); IF([.G424]=&quot;Short&quot;; [.I424]*([.J424]-[.O424]); &quot;&quot;)))">
            <text:p/>
          </table:table-cell>
          <table:table-cell table:formula="of:=IF(ISNUMBER([.R424]); IF([.R424]&gt;0; &quot;Win&quot;; &quot;Loss&quot;); &quot;&quot;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OR([.L425]=0; ISBLANK([.O425]));&quot;&quot;;[.R425]/[.L425])">
            <text:p/>
          </table:table-cell>
          <table:table-cell table:formula="of:=IF(OR(ISBLANK([.O425]); ISBLANK([.N425])); &quot;&quot;; IF([.G425]=&quot;Long&quot;; [.I425]*([.O425]-[.J425]); IF([.G425]=&quot;Short&quot;; [.I425]*([.J425]-[.O425]); &quot;&quot;)))">
            <text:p/>
          </table:table-cell>
          <table:table-cell table:formula="of:=IF(ISNUMBER([.R425]); IF([.R425]&gt;0; &quot;Win&quot;; &quot;Loss&quot;); &quot;&quot;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OR([.L426]=0; ISBLANK([.O426]));&quot;&quot;;[.R426]/[.L426])">
            <text:p/>
          </table:table-cell>
          <table:table-cell table:formula="of:=IF(OR(ISBLANK([.O426]); ISBLANK([.N426])); &quot;&quot;; IF([.G426]=&quot;Long&quot;; [.I426]*([.O426]-[.J426]); IF([.G426]=&quot;Short&quot;; [.I426]*([.J426]-[.O426]); &quot;&quot;)))">
            <text:p/>
          </table:table-cell>
          <table:table-cell table:formula="of:=IF(ISNUMBER([.R426]); IF([.R426]&gt;0; &quot;Win&quot;; &quot;Loss&quot;); &quot;&quot;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OR([.L427]=0; ISBLANK([.O427]));&quot;&quot;;[.R427]/[.L427])">
            <text:p/>
          </table:table-cell>
          <table:table-cell table:formula="of:=IF(OR(ISBLANK([.O427]); ISBLANK([.N427])); &quot;&quot;; IF([.G427]=&quot;Long&quot;; [.I427]*([.O427]-[.J427]); IF([.G427]=&quot;Short&quot;; [.I427]*([.J427]-[.O427]); &quot;&quot;)))">
            <text:p/>
          </table:table-cell>
          <table:table-cell table:formula="of:=IF(ISNUMBER([.R427]); IF([.R427]&gt;0; &quot;Win&quot;; &quot;Loss&quot;); &quot;&quot;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OR([.L428]=0; ISBLANK([.O428]));&quot;&quot;;[.R428]/[.L428])">
            <text:p/>
          </table:table-cell>
          <table:table-cell table:formula="of:=IF(OR(ISBLANK([.O428]); ISBLANK([.N428])); &quot;&quot;; IF([.G428]=&quot;Long&quot;; [.I428]*([.O428]-[.J428]); IF([.G428]=&quot;Short&quot;; [.I428]*([.J428]-[.O428]); &quot;&quot;)))">
            <text:p/>
          </table:table-cell>
          <table:table-cell table:formula="of:=IF(ISNUMBER([.R428]); IF([.R428]&gt;0; &quot;Win&quot;; &quot;Loss&quot;); &quot;&quot;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OR([.L429]=0; ISBLANK([.O429]));&quot;&quot;;[.R429]/[.L429])">
            <text:p/>
          </table:table-cell>
          <table:table-cell table:formula="of:=IF(OR(ISBLANK([.O429]); ISBLANK([.N429])); &quot;&quot;; IF([.G429]=&quot;Long&quot;; [.I429]*([.O429]-[.J429]); IF([.G429]=&quot;Short&quot;; [.I429]*([.J429]-[.O429]); &quot;&quot;)))">
            <text:p/>
          </table:table-cell>
          <table:table-cell table:formula="of:=IF(ISNUMBER([.R429]); IF([.R429]&gt;0; &quot;Win&quot;; &quot;Loss&quot;); &quot;&quot;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OR([.L430]=0; ISBLANK([.O430]));&quot;&quot;;[.R430]/[.L430])">
            <text:p/>
          </table:table-cell>
          <table:table-cell table:formula="of:=IF(OR(ISBLANK([.O430]); ISBLANK([.N430])); &quot;&quot;; IF([.G430]=&quot;Long&quot;; [.I430]*([.O430]-[.J430]); IF([.G430]=&quot;Short&quot;; [.I430]*([.J430]-[.O430]); &quot;&quot;)))">
            <text:p/>
          </table:table-cell>
          <table:table-cell table:formula="of:=IF(ISNUMBER([.R430]); IF([.R430]&gt;0; &quot;Win&quot;; &quot;Loss&quot;); &quot;&quot;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OR([.L431]=0; ISBLANK([.O431]));&quot;&quot;;[.R431]/[.L431])">
            <text:p/>
          </table:table-cell>
          <table:table-cell table:formula="of:=IF(OR(ISBLANK([.O431]); ISBLANK([.N431])); &quot;&quot;; IF([.G431]=&quot;Long&quot;; [.I431]*([.O431]-[.J431]); IF([.G431]=&quot;Short&quot;; [.I431]*([.J431]-[.O431]); &quot;&quot;)))">
            <text:p/>
          </table:table-cell>
          <table:table-cell table:formula="of:=IF(ISNUMBER([.R431]); IF([.R431]&gt;0; &quot;Win&quot;; &quot;Loss&quot;); &quot;&quot;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OR([.L432]=0; ISBLANK([.O432]));&quot;&quot;;[.R432]/[.L432])">
            <text:p/>
          </table:table-cell>
          <table:table-cell table:formula="of:=IF(OR(ISBLANK([.O432]); ISBLANK([.N432])); &quot;&quot;; IF([.G432]=&quot;Long&quot;; [.I432]*([.O432]-[.J432]); IF([.G432]=&quot;Short&quot;; [.I432]*([.J432]-[.O432]); &quot;&quot;)))">
            <text:p/>
          </table:table-cell>
          <table:table-cell table:formula="of:=IF(ISNUMBER([.R432]); IF([.R432]&gt;0; &quot;Win&quot;; &quot;Loss&quot;); &quot;&quot;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OR([.L433]=0; ISBLANK([.O433]));&quot;&quot;;[.R433]/[.L433])">
            <text:p/>
          </table:table-cell>
          <table:table-cell table:formula="of:=IF(OR(ISBLANK([.O433]); ISBLANK([.N433])); &quot;&quot;; IF([.G433]=&quot;Long&quot;; [.I433]*([.O433]-[.J433]); IF([.G433]=&quot;Short&quot;; [.I433]*([.J433]-[.O433]); &quot;&quot;)))">
            <text:p/>
          </table:table-cell>
          <table:table-cell table:formula="of:=IF(ISNUMBER([.R433]); IF([.R433]&gt;0; &quot;Win&quot;; &quot;Loss&quot;); &quot;&quot;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OR([.L434]=0; ISBLANK([.O434]));&quot;&quot;;[.R434]/[.L434])">
            <text:p/>
          </table:table-cell>
          <table:table-cell table:formula="of:=IF(OR(ISBLANK([.O434]); ISBLANK([.N434])); &quot;&quot;; IF([.G434]=&quot;Long&quot;; [.I434]*([.O434]-[.J434]); IF([.G434]=&quot;Short&quot;; [.I434]*([.J434]-[.O434]); &quot;&quot;)))">
            <text:p/>
          </table:table-cell>
          <table:table-cell table:formula="of:=IF(ISNUMBER([.R434]); IF([.R434]&gt;0; &quot;Win&quot;; &quot;Loss&quot;); &quot;&quot;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OR([.L435]=0; ISBLANK([.O435]));&quot;&quot;;[.R435]/[.L435])">
            <text:p/>
          </table:table-cell>
          <table:table-cell table:formula="of:=IF(OR(ISBLANK([.O435]); ISBLANK([.N435])); &quot;&quot;; IF([.G435]=&quot;Long&quot;; [.I435]*([.O435]-[.J435]); IF([.G435]=&quot;Short&quot;; [.I435]*([.J435]-[.O435]); &quot;&quot;)))">
            <text:p/>
          </table:table-cell>
          <table:table-cell table:formula="of:=IF(ISNUMBER([.R435]); IF([.R435]&gt;0; &quot;Win&quot;; &quot;Loss&quot;); &quot;&quot;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OR([.L436]=0; ISBLANK([.O436]));&quot;&quot;;[.R436]/[.L436])">
            <text:p/>
          </table:table-cell>
          <table:table-cell table:formula="of:=IF(OR(ISBLANK([.O436]); ISBLANK([.N436])); &quot;&quot;; IF([.G436]=&quot;Long&quot;; [.I436]*([.O436]-[.J436]); IF([.G436]=&quot;Short&quot;; [.I436]*([.J436]-[.O436]); &quot;&quot;)))">
            <text:p/>
          </table:table-cell>
          <table:table-cell table:formula="of:=IF(ISNUMBER([.R436]); IF([.R436]&gt;0; &quot;Win&quot;; &quot;Loss&quot;); &quot;&quot;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OR([.L437]=0; ISBLANK([.O437]));&quot;&quot;;[.R437]/[.L437])">
            <text:p/>
          </table:table-cell>
          <table:table-cell table:formula="of:=IF(OR(ISBLANK([.O437]); ISBLANK([.N437])); &quot;&quot;; IF([.G437]=&quot;Long&quot;; [.I437]*([.O437]-[.J437]); IF([.G437]=&quot;Short&quot;; [.I437]*([.J437]-[.O437]); &quot;&quot;)))">
            <text:p/>
          </table:table-cell>
          <table:table-cell table:formula="of:=IF(ISNUMBER([.R437]); IF([.R437]&gt;0; &quot;Win&quot;; &quot;Loss&quot;); &quot;&quot;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OR([.L438]=0; ISBLANK([.O438]));&quot;&quot;;[.R438]/[.L438])">
            <text:p/>
          </table:table-cell>
          <table:table-cell table:formula="of:=IF(OR(ISBLANK([.O438]); ISBLANK([.N438])); &quot;&quot;; IF([.G438]=&quot;Long&quot;; [.I438]*([.O438]-[.J438]); IF([.G438]=&quot;Short&quot;; [.I438]*([.J438]-[.O438]); &quot;&quot;)))">
            <text:p/>
          </table:table-cell>
          <table:table-cell table:formula="of:=IF(ISNUMBER([.R438]); IF([.R438]&gt;0; &quot;Win&quot;; &quot;Loss&quot;); &quot;&quot;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OR([.L439]=0; ISBLANK([.O439]));&quot;&quot;;[.R439]/[.L439])">
            <text:p/>
          </table:table-cell>
          <table:table-cell table:formula="of:=IF(OR(ISBLANK([.O439]); ISBLANK([.N439])); &quot;&quot;; IF([.G439]=&quot;Long&quot;; [.I439]*([.O439]-[.J439]); IF([.G439]=&quot;Short&quot;; [.I439]*([.J439]-[.O439]); &quot;&quot;)))">
            <text:p/>
          </table:table-cell>
          <table:table-cell table:formula="of:=IF(ISNUMBER([.R439]); IF([.R439]&gt;0; &quot;Win&quot;; &quot;Loss&quot;); &quot;&quot;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OR([.L440]=0; ISBLANK([.O440]));&quot;&quot;;[.R440]/[.L440])">
            <text:p/>
          </table:table-cell>
          <table:table-cell table:formula="of:=IF(OR(ISBLANK([.O440]); ISBLANK([.N440])); &quot;&quot;; IF([.G440]=&quot;Long&quot;; [.I440]*([.O440]-[.J440]); IF([.G440]=&quot;Short&quot;; [.I440]*([.J440]-[.O440]); &quot;&quot;)))">
            <text:p/>
          </table:table-cell>
          <table:table-cell table:formula="of:=IF(ISNUMBER([.R440]); IF([.R440]&gt;0; &quot;Win&quot;; &quot;Loss&quot;); &quot;&quot;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OR([.L441]=0; ISBLANK([.O441]));&quot;&quot;;[.R441]/[.L441])">
            <text:p/>
          </table:table-cell>
          <table:table-cell table:formula="of:=IF(OR(ISBLANK([.O441]); ISBLANK([.N441])); &quot;&quot;; IF([.G441]=&quot;Long&quot;; [.I441]*([.O441]-[.J441]); IF([.G441]=&quot;Short&quot;; [.I441]*([.J441]-[.O441]); &quot;&quot;)))">
            <text:p/>
          </table:table-cell>
          <table:table-cell table:formula="of:=IF(ISNUMBER([.R441]); IF([.R441]&gt;0; &quot;Win&quot;; &quot;Loss&quot;); &quot;&quot;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OR([.L442]=0; ISBLANK([.O442]));&quot;&quot;;[.R442]/[.L442])">
            <text:p/>
          </table:table-cell>
          <table:table-cell table:formula="of:=IF(OR(ISBLANK([.O442]); ISBLANK([.N442])); &quot;&quot;; IF([.G442]=&quot;Long&quot;; [.I442]*([.O442]-[.J442]); IF([.G442]=&quot;Short&quot;; [.I442]*([.J442]-[.O442]); &quot;&quot;)))">
            <text:p/>
          </table:table-cell>
          <table:table-cell table:formula="of:=IF(ISNUMBER([.R442]); IF([.R442]&gt;0; &quot;Win&quot;; &quot;Loss&quot;); &quot;&quot;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OR([.L443]=0; ISBLANK([.O443]));&quot;&quot;;[.R443]/[.L443])">
            <text:p/>
          </table:table-cell>
          <table:table-cell table:formula="of:=IF(OR(ISBLANK([.O443]); ISBLANK([.N443])); &quot;&quot;; IF([.G443]=&quot;Long&quot;; [.I443]*([.O443]-[.J443]); IF([.G443]=&quot;Short&quot;; [.I443]*([.J443]-[.O443]); &quot;&quot;)))">
            <text:p/>
          </table:table-cell>
          <table:table-cell table:formula="of:=IF(ISNUMBER([.R443]); IF([.R443]&gt;0; &quot;Win&quot;; &quot;Loss&quot;); &quot;&quot;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OR([.L444]=0; ISBLANK([.O444]));&quot;&quot;;[.R444]/[.L444])">
            <text:p/>
          </table:table-cell>
          <table:table-cell table:formula="of:=IF(OR(ISBLANK([.O444]); ISBLANK([.N444])); &quot;&quot;; IF([.G444]=&quot;Long&quot;; [.I444]*([.O444]-[.J444]); IF([.G444]=&quot;Short&quot;; [.I444]*([.J444]-[.O444]); &quot;&quot;)))">
            <text:p/>
          </table:table-cell>
          <table:table-cell table:formula="of:=IF(ISNUMBER([.R444]); IF([.R444]&gt;0; &quot;Win&quot;; &quot;Loss&quot;); &quot;&quot;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OR([.L445]=0; ISBLANK([.O445]));&quot;&quot;;[.R445]/[.L445])">
            <text:p/>
          </table:table-cell>
          <table:table-cell table:formula="of:=IF(OR(ISBLANK([.O445]); ISBLANK([.N445])); &quot;&quot;; IF([.G445]=&quot;Long&quot;; [.I445]*([.O445]-[.J445]); IF([.G445]=&quot;Short&quot;; [.I445]*([.J445]-[.O445]); &quot;&quot;)))">
            <text:p/>
          </table:table-cell>
          <table:table-cell table:formula="of:=IF(ISNUMBER([.R445]); IF([.R445]&gt;0; &quot;Win&quot;; &quot;Loss&quot;); &quot;&quot;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OR([.L446]=0; ISBLANK([.O446]));&quot;&quot;;[.R446]/[.L446])">
            <text:p/>
          </table:table-cell>
          <table:table-cell table:formula="of:=IF(OR(ISBLANK([.O446]); ISBLANK([.N446])); &quot;&quot;; IF([.G446]=&quot;Long&quot;; [.I446]*([.O446]-[.J446]); IF([.G446]=&quot;Short&quot;; [.I446]*([.J446]-[.O446]); &quot;&quot;)))">
            <text:p/>
          </table:table-cell>
          <table:table-cell table:formula="of:=IF(ISNUMBER([.R446]); IF([.R446]&gt;0; &quot;Win&quot;; &quot;Loss&quot;); &quot;&quot;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OR([.L447]=0; ISBLANK([.O447]));&quot;&quot;;[.R447]/[.L447])">
            <text:p/>
          </table:table-cell>
          <table:table-cell table:formula="of:=IF(OR(ISBLANK([.O447]); ISBLANK([.N447])); &quot;&quot;; IF([.G447]=&quot;Long&quot;; [.I447]*([.O447]-[.J447]); IF([.G447]=&quot;Short&quot;; [.I447]*([.J447]-[.O447]); &quot;&quot;)))">
            <text:p/>
          </table:table-cell>
          <table:table-cell table:formula="of:=IF(ISNUMBER([.R447]); IF([.R447]&gt;0; &quot;Win&quot;; &quot;Loss&quot;); &quot;&quot;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OR([.L448]=0; ISBLANK([.O448]));&quot;&quot;;[.R448]/[.L448])">
            <text:p/>
          </table:table-cell>
          <table:table-cell table:formula="of:=IF(OR(ISBLANK([.O448]); ISBLANK([.N448])); &quot;&quot;; IF([.G448]=&quot;Long&quot;; [.I448]*([.O448]-[.J448]); IF([.G448]=&quot;Short&quot;; [.I448]*([.J448]-[.O448]); &quot;&quot;)))">
            <text:p/>
          </table:table-cell>
          <table:table-cell table:formula="of:=IF(ISNUMBER([.R448]); IF([.R448]&gt;0; &quot;Win&quot;; &quot;Loss&quot;); &quot;&quot;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OR([.L449]=0; ISBLANK([.O449]));&quot;&quot;;[.R449]/[.L449])">
            <text:p/>
          </table:table-cell>
          <table:table-cell table:formula="of:=IF(OR(ISBLANK([.O449]); ISBLANK([.N449])); &quot;&quot;; IF([.G449]=&quot;Long&quot;; [.I449]*([.O449]-[.J449]); IF([.G449]=&quot;Short&quot;; [.I449]*([.J449]-[.O449]); &quot;&quot;)))">
            <text:p/>
          </table:table-cell>
          <table:table-cell table:formula="of:=IF(ISNUMBER([.R449]); IF([.R449]&gt;0; &quot;Win&quot;; &quot;Loss&quot;); &quot;&quot;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OR([.L450]=0; ISBLANK([.O450]));&quot;&quot;;[.R450]/[.L450])">
            <text:p/>
          </table:table-cell>
          <table:table-cell table:formula="of:=IF(OR(ISBLANK([.O450]); ISBLANK([.N450])); &quot;&quot;; IF([.G450]=&quot;Long&quot;; [.I450]*([.O450]-[.J450]); IF([.G450]=&quot;Short&quot;; [.I450]*([.J450]-[.O450]); &quot;&quot;)))">
            <text:p/>
          </table:table-cell>
          <table:table-cell table:formula="of:=IF(ISNUMBER([.R450]); IF([.R450]&gt;0; &quot;Win&quot;; &quot;Loss&quot;); &quot;&quot;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OR([.L451]=0; ISBLANK([.O451]));&quot;&quot;;[.R451]/[.L451])">
            <text:p/>
          </table:table-cell>
          <table:table-cell table:formula="of:=IF(OR(ISBLANK([.O451]); ISBLANK([.N451])); &quot;&quot;; IF([.G451]=&quot;Long&quot;; [.I451]*([.O451]-[.J451]); IF([.G451]=&quot;Short&quot;; [.I451]*([.J451]-[.O451]); &quot;&quot;)))">
            <text:p/>
          </table:table-cell>
          <table:table-cell table:formula="of:=IF(ISNUMBER([.R451]); IF([.R451]&gt;0; &quot;Win&quot;; &quot;Loss&quot;); &quot;&quot;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OR([.L452]=0; ISBLANK([.O452]));&quot;&quot;;[.R452]/[.L452])">
            <text:p/>
          </table:table-cell>
          <table:table-cell table:formula="of:=IF(OR(ISBLANK([.O452]); ISBLANK([.N452])); &quot;&quot;; IF([.G452]=&quot;Long&quot;; [.I452]*([.O452]-[.J452]); IF([.G452]=&quot;Short&quot;; [.I452]*([.J452]-[.O452]); &quot;&quot;)))">
            <text:p/>
          </table:table-cell>
          <table:table-cell table:formula="of:=IF(ISNUMBER([.R452]); IF([.R452]&gt;0; &quot;Win&quot;; &quot;Loss&quot;); &quot;&quot;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OR([.L453]=0; ISBLANK([.O453]));&quot;&quot;;[.R453]/[.L453])">
            <text:p/>
          </table:table-cell>
          <table:table-cell table:formula="of:=IF(OR(ISBLANK([.O453]); ISBLANK([.N453])); &quot;&quot;; IF([.G453]=&quot;Long&quot;; [.I453]*([.O453]-[.J453]); IF([.G453]=&quot;Short&quot;; [.I453]*([.J453]-[.O453]); &quot;&quot;)))">
            <text:p/>
          </table:table-cell>
          <table:table-cell table:formula="of:=IF(ISNUMBER([.R453]); IF([.R453]&gt;0; &quot;Win&quot;; &quot;Loss&quot;); &quot;&quot;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OR([.L454]=0; ISBLANK([.O454]));&quot;&quot;;[.R454]/[.L454])">
            <text:p/>
          </table:table-cell>
          <table:table-cell table:formula="of:=IF(OR(ISBLANK([.O454]); ISBLANK([.N454])); &quot;&quot;; IF([.G454]=&quot;Long&quot;; [.I454]*([.O454]-[.J454]); IF([.G454]=&quot;Short&quot;; [.I454]*([.J454]-[.O454]); &quot;&quot;)))">
            <text:p/>
          </table:table-cell>
          <table:table-cell table:formula="of:=IF(ISNUMBER([.R454]); IF([.R454]&gt;0; &quot;Win&quot;; &quot;Loss&quot;); &quot;&quot;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OR([.L455]=0; ISBLANK([.O455]));&quot;&quot;;[.R455]/[.L455])">
            <text:p/>
          </table:table-cell>
          <table:table-cell table:formula="of:=IF(OR(ISBLANK([.O455]); ISBLANK([.N455])); &quot;&quot;; IF([.G455]=&quot;Long&quot;; [.I455]*([.O455]-[.J455]); IF([.G455]=&quot;Short&quot;; [.I455]*([.J455]-[.O455]); &quot;&quot;)))">
            <text:p/>
          </table:table-cell>
          <table:table-cell table:formula="of:=IF(ISNUMBER([.R455]); IF([.R455]&gt;0; &quot;Win&quot;; &quot;Loss&quot;); &quot;&quot;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OR([.L456]=0; ISBLANK([.O456]));&quot;&quot;;[.R456]/[.L456])">
            <text:p/>
          </table:table-cell>
          <table:table-cell table:formula="of:=IF(OR(ISBLANK([.O456]); ISBLANK([.N456])); &quot;&quot;; IF([.G456]=&quot;Long&quot;; [.I456]*([.O456]-[.J456]); IF([.G456]=&quot;Short&quot;; [.I456]*([.J456]-[.O456]); &quot;&quot;)))">
            <text:p/>
          </table:table-cell>
          <table:table-cell table:formula="of:=IF(ISNUMBER([.R456]); IF([.R456]&gt;0; &quot;Win&quot;; &quot;Loss&quot;); &quot;&quot;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OR([.L457]=0; ISBLANK([.O457]));&quot;&quot;;[.R457]/[.L457])">
            <text:p/>
          </table:table-cell>
          <table:table-cell table:formula="of:=IF(OR(ISBLANK([.O457]); ISBLANK([.N457])); &quot;&quot;; IF([.G457]=&quot;Long&quot;; [.I457]*([.O457]-[.J457]); IF([.G457]=&quot;Short&quot;; [.I457]*([.J457]-[.O457]); &quot;&quot;)))">
            <text:p/>
          </table:table-cell>
          <table:table-cell table:formula="of:=IF(ISNUMBER([.R457]); IF([.R457]&gt;0; &quot;Win&quot;; &quot;Loss&quot;); &quot;&quot;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OR([.L458]=0; ISBLANK([.O458]));&quot;&quot;;[.R458]/[.L458])">
            <text:p/>
          </table:table-cell>
          <table:table-cell table:formula="of:=IF(OR(ISBLANK([.O458]); ISBLANK([.N458])); &quot;&quot;; IF([.G458]=&quot;Long&quot;; [.I458]*([.O458]-[.J458]); IF([.G458]=&quot;Short&quot;; [.I458]*([.J458]-[.O458]); &quot;&quot;)))">
            <text:p/>
          </table:table-cell>
          <table:table-cell table:formula="of:=IF(ISNUMBER([.R458]); IF([.R458]&gt;0; &quot;Win&quot;; &quot;Loss&quot;); &quot;&quot;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OR([.L459]=0; ISBLANK([.O459]));&quot;&quot;;[.R459]/[.L459])">
            <text:p/>
          </table:table-cell>
          <table:table-cell table:formula="of:=IF(OR(ISBLANK([.O459]); ISBLANK([.N459])); &quot;&quot;; IF([.G459]=&quot;Long&quot;; [.I459]*([.O459]-[.J459]); IF([.G459]=&quot;Short&quot;; [.I459]*([.J459]-[.O459]); &quot;&quot;)))">
            <text:p/>
          </table:table-cell>
          <table:table-cell table:formula="of:=IF(ISNUMBER([.R459]); IF([.R459]&gt;0; &quot;Win&quot;; &quot;Loss&quot;); &quot;&quot;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OR([.L460]=0; ISBLANK([.O460]));&quot;&quot;;[.R460]/[.L460])">
            <text:p/>
          </table:table-cell>
          <table:table-cell table:formula="of:=IF(OR(ISBLANK([.O460]); ISBLANK([.N460])); &quot;&quot;; IF([.G460]=&quot;Long&quot;; [.I460]*([.O460]-[.J460]); IF([.G460]=&quot;Short&quot;; [.I460]*([.J460]-[.O460]); &quot;&quot;)))">
            <text:p/>
          </table:table-cell>
          <table:table-cell table:formula="of:=IF(ISNUMBER([.R460]); IF([.R460]&gt;0; &quot;Win&quot;; &quot;Loss&quot;); &quot;&quot;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OR([.L461]=0; ISBLANK([.O461]));&quot;&quot;;[.R461]/[.L461])">
            <text:p/>
          </table:table-cell>
          <table:table-cell table:formula="of:=IF(OR(ISBLANK([.O461]); ISBLANK([.N461])); &quot;&quot;; IF([.G461]=&quot;Long&quot;; [.I461]*([.O461]-[.J461]); IF([.G461]=&quot;Short&quot;; [.I461]*([.J461]-[.O461]); &quot;&quot;)))">
            <text:p/>
          </table:table-cell>
          <table:table-cell table:formula="of:=IF(ISNUMBER([.R461]); IF([.R461]&gt;0; &quot;Win&quot;; &quot;Loss&quot;); &quot;&quot;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OR([.L462]=0; ISBLANK([.O462]));&quot;&quot;;[.R462]/[.L462])">
            <text:p/>
          </table:table-cell>
          <table:table-cell table:formula="of:=IF(OR(ISBLANK([.O462]); ISBLANK([.N462])); &quot;&quot;; IF([.G462]=&quot;Long&quot;; [.I462]*([.O462]-[.J462]); IF([.G462]=&quot;Short&quot;; [.I462]*([.J462]-[.O462]); &quot;&quot;)))">
            <text:p/>
          </table:table-cell>
          <table:table-cell table:formula="of:=IF(ISNUMBER([.R462]); IF([.R462]&gt;0; &quot;Win&quot;; &quot;Loss&quot;); &quot;&quot;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OR([.L463]=0; ISBLANK([.O463]));&quot;&quot;;[.R463]/[.L463])">
            <text:p/>
          </table:table-cell>
          <table:table-cell table:formula="of:=IF(OR(ISBLANK([.O463]); ISBLANK([.N463])); &quot;&quot;; IF([.G463]=&quot;Long&quot;; [.I463]*([.O463]-[.J463]); IF([.G463]=&quot;Short&quot;; [.I463]*([.J463]-[.O463]); &quot;&quot;)))">
            <text:p/>
          </table:table-cell>
          <table:table-cell table:formula="of:=IF(ISNUMBER([.R463]); IF([.R463]&gt;0; &quot;Win&quot;; &quot;Loss&quot;); &quot;&quot;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OR([.L464]=0; ISBLANK([.O464]));&quot;&quot;;[.R464]/[.L464])">
            <text:p/>
          </table:table-cell>
          <table:table-cell table:formula="of:=IF(OR(ISBLANK([.O464]); ISBLANK([.N464])); &quot;&quot;; IF([.G464]=&quot;Long&quot;; [.I464]*([.O464]-[.J464]); IF([.G464]=&quot;Short&quot;; [.I464]*([.J464]-[.O464]); &quot;&quot;)))">
            <text:p/>
          </table:table-cell>
          <table:table-cell table:formula="of:=IF(ISNUMBER([.R464]); IF([.R464]&gt;0; &quot;Win&quot;; &quot;Loss&quot;); &quot;&quot;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OR([.L465]=0; ISBLANK([.O465]));&quot;&quot;;[.R465]/[.L465])">
            <text:p/>
          </table:table-cell>
          <table:table-cell table:formula="of:=IF(OR(ISBLANK([.O465]); ISBLANK([.N465])); &quot;&quot;; IF([.G465]=&quot;Long&quot;; [.I465]*([.O465]-[.J465]); IF([.G465]=&quot;Short&quot;; [.I465]*([.J465]-[.O465]); &quot;&quot;)))">
            <text:p/>
          </table:table-cell>
          <table:table-cell table:formula="of:=IF(ISNUMBER([.R465]); IF([.R465]&gt;0; &quot;Win&quot;; &quot;Loss&quot;); &quot;&quot;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OR([.L466]=0; ISBLANK([.O466]));&quot;&quot;;[.R466]/[.L466])">
            <text:p/>
          </table:table-cell>
          <table:table-cell table:formula="of:=IF(OR(ISBLANK([.O466]); ISBLANK([.N466])); &quot;&quot;; IF([.G466]=&quot;Long&quot;; [.I466]*([.O466]-[.J466]); IF([.G466]=&quot;Short&quot;; [.I466]*([.J466]-[.O466]); &quot;&quot;)))">
            <text:p/>
          </table:table-cell>
          <table:table-cell table:formula="of:=IF(ISNUMBER([.R466]); IF([.R466]&gt;0; &quot;Win&quot;; &quot;Loss&quot;); &quot;&quot;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OR([.L467]=0; ISBLANK([.O467]));&quot;&quot;;[.R467]/[.L467])">
            <text:p/>
          </table:table-cell>
          <table:table-cell table:formula="of:=IF(OR(ISBLANK([.O467]); ISBLANK([.N467])); &quot;&quot;; IF([.G467]=&quot;Long&quot;; [.I467]*([.O467]-[.J467]); IF([.G467]=&quot;Short&quot;; [.I467]*([.J467]-[.O467]); &quot;&quot;)))">
            <text:p/>
          </table:table-cell>
          <table:table-cell table:formula="of:=IF(ISNUMBER([.R467]); IF([.R467]&gt;0; &quot;Win&quot;; &quot;Loss&quot;); &quot;&quot;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OR([.L468]=0; ISBLANK([.O468]));&quot;&quot;;[.R468]/[.L468])">
            <text:p/>
          </table:table-cell>
          <table:table-cell table:formula="of:=IF(OR(ISBLANK([.O468]); ISBLANK([.N468])); &quot;&quot;; IF([.G468]=&quot;Long&quot;; [.I468]*([.O468]-[.J468]); IF([.G468]=&quot;Short&quot;; [.I468]*([.J468]-[.O468]); &quot;&quot;)))">
            <text:p/>
          </table:table-cell>
          <table:table-cell table:formula="of:=IF(ISNUMBER([.R468]); IF([.R468]&gt;0; &quot;Win&quot;; &quot;Loss&quot;); &quot;&quot;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OR([.L469]=0; ISBLANK([.O469]));&quot;&quot;;[.R469]/[.L469])">
            <text:p/>
          </table:table-cell>
          <table:table-cell table:formula="of:=IF(OR(ISBLANK([.O469]); ISBLANK([.N469])); &quot;&quot;; IF([.G469]=&quot;Long&quot;; [.I469]*([.O469]-[.J469]); IF([.G469]=&quot;Short&quot;; [.I469]*([.J469]-[.O469]); &quot;&quot;)))">
            <text:p/>
          </table:table-cell>
          <table:table-cell table:formula="of:=IF(ISNUMBER([.R469]); IF([.R469]&gt;0; &quot;Win&quot;; &quot;Loss&quot;); &quot;&quot;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OR([.L470]=0; ISBLANK([.O470]));&quot;&quot;;[.R470]/[.L470])">
            <text:p/>
          </table:table-cell>
          <table:table-cell table:formula="of:=IF(OR(ISBLANK([.O470]); ISBLANK([.N470])); &quot;&quot;; IF([.G470]=&quot;Long&quot;; [.I470]*([.O470]-[.J470]); IF([.G470]=&quot;Short&quot;; [.I470]*([.J470]-[.O470]); &quot;&quot;)))">
            <text:p/>
          </table:table-cell>
          <table:table-cell table:formula="of:=IF(ISNUMBER([.R470]); IF([.R470]&gt;0; &quot;Win&quot;; &quot;Loss&quot;); &quot;&quot;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OR([.L471]=0; ISBLANK([.O471]));&quot;&quot;;[.R471]/[.L471])">
            <text:p/>
          </table:table-cell>
          <table:table-cell table:formula="of:=IF(OR(ISBLANK([.O471]); ISBLANK([.N471])); &quot;&quot;; IF([.G471]=&quot;Long&quot;; [.I471]*([.O471]-[.J471]); IF([.G471]=&quot;Short&quot;; [.I471]*([.J471]-[.O471]); &quot;&quot;)))">
            <text:p/>
          </table:table-cell>
          <table:table-cell table:formula="of:=IF(ISNUMBER([.R471]); IF([.R471]&gt;0; &quot;Win&quot;; &quot;Loss&quot;); &quot;&quot;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OR([.L472]=0; ISBLANK([.O472]));&quot;&quot;;[.R472]/[.L472])">
            <text:p/>
          </table:table-cell>
          <table:table-cell table:formula="of:=IF(OR(ISBLANK([.O472]); ISBLANK([.N472])); &quot;&quot;; IF([.G472]=&quot;Long&quot;; [.I472]*([.O472]-[.J472]); IF([.G472]=&quot;Short&quot;; [.I472]*([.J472]-[.O472]); &quot;&quot;)))">
            <text:p/>
          </table:table-cell>
          <table:table-cell table:formula="of:=IF(ISNUMBER([.R472]); IF([.R472]&gt;0; &quot;Win&quot;; &quot;Loss&quot;); &quot;&quot;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OR([.L473]=0; ISBLANK([.O473]));&quot;&quot;;[.R473]/[.L473])">
            <text:p/>
          </table:table-cell>
          <table:table-cell table:formula="of:=IF(OR(ISBLANK([.O473]); ISBLANK([.N473])); &quot;&quot;; IF([.G473]=&quot;Long&quot;; [.I473]*([.O473]-[.J473]); IF([.G473]=&quot;Short&quot;; [.I473]*([.J473]-[.O473]); &quot;&quot;)))">
            <text:p/>
          </table:table-cell>
          <table:table-cell table:formula="of:=IF(ISNUMBER([.R473]); IF([.R473]&gt;0; &quot;Win&quot;; &quot;Loss&quot;); &quot;&quot;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OR([.L474]=0; ISBLANK([.O474]));&quot;&quot;;[.R474]/[.L474])">
            <text:p/>
          </table:table-cell>
          <table:table-cell table:formula="of:=IF(OR(ISBLANK([.O474]); ISBLANK([.N474])); &quot;&quot;; IF([.G474]=&quot;Long&quot;; [.I474]*([.O474]-[.J474]); IF([.G474]=&quot;Short&quot;; [.I474]*([.J474]-[.O474]); &quot;&quot;)))">
            <text:p/>
          </table:table-cell>
          <table:table-cell table:formula="of:=IF(ISNUMBER([.R474]); IF([.R474]&gt;0; &quot;Win&quot;; &quot;Loss&quot;); &quot;&quot;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OR([.L475]=0; ISBLANK([.O475]));&quot;&quot;;[.R475]/[.L475])">
            <text:p/>
          </table:table-cell>
          <table:table-cell table:formula="of:=IF(OR(ISBLANK([.O475]); ISBLANK([.N475])); &quot;&quot;; IF([.G475]=&quot;Long&quot;; [.I475]*([.O475]-[.J475]); IF([.G475]=&quot;Short&quot;; [.I475]*([.J475]-[.O475]); &quot;&quot;)))">
            <text:p/>
          </table:table-cell>
          <table:table-cell table:formula="of:=IF(ISNUMBER([.R475]); IF([.R475]&gt;0; &quot;Win&quot;; &quot;Loss&quot;); &quot;&quot;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OR([.L476]=0; ISBLANK([.O476]));&quot;&quot;;[.R476]/[.L476])">
            <text:p/>
          </table:table-cell>
          <table:table-cell table:formula="of:=IF(OR(ISBLANK([.O476]); ISBLANK([.N476])); &quot;&quot;; IF([.G476]=&quot;Long&quot;; [.I476]*([.O476]-[.J476]); IF([.G476]=&quot;Short&quot;; [.I476]*([.J476]-[.O476]); &quot;&quot;)))">
            <text:p/>
          </table:table-cell>
          <table:table-cell table:formula="of:=IF(ISNUMBER([.R476]); IF([.R476]&gt;0; &quot;Win&quot;; &quot;Loss&quot;); &quot;&quot;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OR([.L477]=0; ISBLANK([.O477]));&quot;&quot;;[.R477]/[.L477])">
            <text:p/>
          </table:table-cell>
          <table:table-cell table:formula="of:=IF(OR(ISBLANK([.O477]); ISBLANK([.N477])); &quot;&quot;; IF([.G477]=&quot;Long&quot;; [.I477]*([.O477]-[.J477]); IF([.G477]=&quot;Short&quot;; [.I477]*([.J477]-[.O477]); &quot;&quot;)))">
            <text:p/>
          </table:table-cell>
          <table:table-cell table:formula="of:=IF(ISNUMBER([.R477]); IF([.R477]&gt;0; &quot;Win&quot;; &quot;Loss&quot;); &quot;&quot;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OR([.L478]=0; ISBLANK([.O478]));&quot;&quot;;[.R478]/[.L478])">
            <text:p/>
          </table:table-cell>
          <table:table-cell table:formula="of:=IF(OR(ISBLANK([.O478]); ISBLANK([.N478])); &quot;&quot;; IF([.G478]=&quot;Long&quot;; [.I478]*([.O478]-[.J478]); IF([.G478]=&quot;Short&quot;; [.I478]*([.J478]-[.O478]); &quot;&quot;)))">
            <text:p/>
          </table:table-cell>
          <table:table-cell table:formula="of:=IF(ISNUMBER([.R478]); IF([.R478]&gt;0; &quot;Win&quot;; &quot;Loss&quot;); &quot;&quot;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OR([.L479]=0; ISBLANK([.O479]));&quot;&quot;;[.R479]/[.L479])">
            <text:p/>
          </table:table-cell>
          <table:table-cell table:formula="of:=IF(OR(ISBLANK([.O479]); ISBLANK([.N479])); &quot;&quot;; IF([.G479]=&quot;Long&quot;; [.I479]*([.O479]-[.J479]); IF([.G479]=&quot;Short&quot;; [.I479]*([.J479]-[.O479]); &quot;&quot;)))">
            <text:p/>
          </table:table-cell>
          <table:table-cell table:formula="of:=IF(ISNUMBER([.R479]); IF([.R479]&gt;0; &quot;Win&quot;; &quot;Loss&quot;); &quot;&quot;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OR([.L480]=0; ISBLANK([.O480]));&quot;&quot;;[.R480]/[.L480])">
            <text:p/>
          </table:table-cell>
          <table:table-cell table:formula="of:=IF(OR(ISBLANK([.O480]); ISBLANK([.N480])); &quot;&quot;; IF([.G480]=&quot;Long&quot;; [.I480]*([.O480]-[.J480]); IF([.G480]=&quot;Short&quot;; [.I480]*([.J480]-[.O480]); &quot;&quot;)))">
            <text:p/>
          </table:table-cell>
          <table:table-cell table:formula="of:=IF(ISNUMBER([.R480]); IF([.R480]&gt;0; &quot;Win&quot;; &quot;Loss&quot;); &quot;&quot;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OR([.L481]=0; ISBLANK([.O481]));&quot;&quot;;[.R481]/[.L481])">
            <text:p/>
          </table:table-cell>
          <table:table-cell table:formula="of:=IF(OR(ISBLANK([.O481]); ISBLANK([.N481])); &quot;&quot;; IF([.G481]=&quot;Long&quot;; [.I481]*([.O481]-[.J481]); IF([.G481]=&quot;Short&quot;; [.I481]*([.J481]-[.O481]); &quot;&quot;)))">
            <text:p/>
          </table:table-cell>
          <table:table-cell table:formula="of:=IF(ISNUMBER([.R481]); IF([.R481]&gt;0; &quot;Win&quot;; &quot;Loss&quot;); &quot;&quot;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OR([.L482]=0; ISBLANK([.O482]));&quot;&quot;;[.R482]/[.L482])">
            <text:p/>
          </table:table-cell>
          <table:table-cell table:formula="of:=IF(OR(ISBLANK([.O482]); ISBLANK([.N482])); &quot;&quot;; IF([.G482]=&quot;Long&quot;; [.I482]*([.O482]-[.J482]); IF([.G482]=&quot;Short&quot;; [.I482]*([.J482]-[.O482]); &quot;&quot;)))">
            <text:p/>
          </table:table-cell>
          <table:table-cell table:formula="of:=IF(ISNUMBER([.R482]); IF([.R482]&gt;0; &quot;Win&quot;; &quot;Loss&quot;); &quot;&quot;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OR([.L483]=0; ISBLANK([.O483]));&quot;&quot;;[.R483]/[.L483])">
            <text:p/>
          </table:table-cell>
          <table:table-cell table:formula="of:=IF(OR(ISBLANK([.O483]); ISBLANK([.N483])); &quot;&quot;; IF([.G483]=&quot;Long&quot;; [.I483]*([.O483]-[.J483]); IF([.G483]=&quot;Short&quot;; [.I483]*([.J483]-[.O483]); &quot;&quot;)))">
            <text:p/>
          </table:table-cell>
          <table:table-cell table:formula="of:=IF(ISNUMBER([.R483]); IF([.R483]&gt;0; &quot;Win&quot;; &quot;Loss&quot;); &quot;&quot;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OR([.L484]=0; ISBLANK([.O484]));&quot;&quot;;[.R484]/[.L484])">
            <text:p/>
          </table:table-cell>
          <table:table-cell table:formula="of:=IF(OR(ISBLANK([.O484]); ISBLANK([.N484])); &quot;&quot;; IF([.G484]=&quot;Long&quot;; [.I484]*([.O484]-[.J484]); IF([.G484]=&quot;Short&quot;; [.I484]*([.J484]-[.O484]); &quot;&quot;)))">
            <text:p/>
          </table:table-cell>
          <table:table-cell table:formula="of:=IF(ISNUMBER([.R484]); IF([.R484]&gt;0; &quot;Win&quot;; &quot;Loss&quot;); &quot;&quot;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OR([.L485]=0; ISBLANK([.O485]));&quot;&quot;;[.R485]/[.L485])">
            <text:p/>
          </table:table-cell>
          <table:table-cell table:formula="of:=IF(OR(ISBLANK([.O485]); ISBLANK([.N485])); &quot;&quot;; IF([.G485]=&quot;Long&quot;; [.I485]*([.O485]-[.J485]); IF([.G485]=&quot;Short&quot;; [.I485]*([.J485]-[.O485]); &quot;&quot;)))">
            <text:p/>
          </table:table-cell>
          <table:table-cell table:formula="of:=IF(ISNUMBER([.R485]); IF([.R485]&gt;0; &quot;Win&quot;; &quot;Loss&quot;); &quot;&quot;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OR([.L486]=0; ISBLANK([.O486]));&quot;&quot;;[.R486]/[.L486])">
            <text:p/>
          </table:table-cell>
          <table:table-cell table:formula="of:=IF(OR(ISBLANK([.O486]); ISBLANK([.N486])); &quot;&quot;; IF([.G486]=&quot;Long&quot;; [.I486]*([.O486]-[.J486]); IF([.G486]=&quot;Short&quot;; [.I486]*([.J486]-[.O486]); &quot;&quot;)))">
            <text:p/>
          </table:table-cell>
          <table:table-cell table:formula="of:=IF(ISNUMBER([.R486]); IF([.R486]&gt;0; &quot;Win&quot;; &quot;Loss&quot;); &quot;&quot;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OR([.L487]=0; ISBLANK([.O487]));&quot;&quot;;[.R487]/[.L487])">
            <text:p/>
          </table:table-cell>
          <table:table-cell table:formula="of:=IF(OR(ISBLANK([.O487]); ISBLANK([.N487])); &quot;&quot;; IF([.G487]=&quot;Long&quot;; [.I487]*([.O487]-[.J487]); IF([.G487]=&quot;Short&quot;; [.I487]*([.J487]-[.O487]); &quot;&quot;)))">
            <text:p/>
          </table:table-cell>
          <table:table-cell table:formula="of:=IF(ISNUMBER([.R487]); IF([.R487]&gt;0; &quot;Win&quot;; &quot;Loss&quot;); &quot;&quot;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OR([.L488]=0; ISBLANK([.O488]));&quot;&quot;;[.R488]/[.L488])">
            <text:p/>
          </table:table-cell>
          <table:table-cell table:formula="of:=IF(OR(ISBLANK([.O488]); ISBLANK([.N488])); &quot;&quot;; IF([.G488]=&quot;Long&quot;; [.I488]*([.O488]-[.J488]); IF([.G488]=&quot;Short&quot;; [.I488]*([.J488]-[.O488]); &quot;&quot;)))">
            <text:p/>
          </table:table-cell>
          <table:table-cell table:formula="of:=IF(ISNUMBER([.R488]); IF([.R488]&gt;0; &quot;Win&quot;; &quot;Loss&quot;); &quot;&quot;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OR([.L489]=0; ISBLANK([.O489]));&quot;&quot;;[.R489]/[.L489])">
            <text:p/>
          </table:table-cell>
          <table:table-cell table:formula="of:=IF(OR(ISBLANK([.O489]); ISBLANK([.N489])); &quot;&quot;; IF([.G489]=&quot;Long&quot;; [.I489]*([.O489]-[.J489]); IF([.G489]=&quot;Short&quot;; [.I489]*([.J489]-[.O489]); &quot;&quot;)))">
            <text:p/>
          </table:table-cell>
          <table:table-cell table:formula="of:=IF(ISNUMBER([.R489]); IF([.R489]&gt;0; &quot;Win&quot;; &quot;Loss&quot;); &quot;&quot;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OR([.L490]=0; ISBLANK([.O490]));&quot;&quot;;[.R490]/[.L490])">
            <text:p/>
          </table:table-cell>
          <table:table-cell table:formula="of:=IF(OR(ISBLANK([.O490]); ISBLANK([.N490])); &quot;&quot;; IF([.G490]=&quot;Long&quot;; [.I490]*([.O490]-[.J490]); IF([.G490]=&quot;Short&quot;; [.I490]*([.J490]-[.O490]); &quot;&quot;)))">
            <text:p/>
          </table:table-cell>
          <table:table-cell table:formula="of:=IF(ISNUMBER([.R490]); IF([.R490]&gt;0; &quot;Win&quot;; &quot;Loss&quot;); &quot;&quot;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OR([.L491]=0; ISBLANK([.O491]));&quot;&quot;;[.R491]/[.L491])">
            <text:p/>
          </table:table-cell>
          <table:table-cell table:formula="of:=IF(OR(ISBLANK([.O491]); ISBLANK([.N491])); &quot;&quot;; IF([.G491]=&quot;Long&quot;; [.I491]*([.O491]-[.J491]); IF([.G491]=&quot;Short&quot;; [.I491]*([.J491]-[.O491]); &quot;&quot;)))">
            <text:p/>
          </table:table-cell>
          <table:table-cell table:formula="of:=IF(ISNUMBER([.R491]); IF([.R491]&gt;0; &quot;Win&quot;; &quot;Loss&quot;); &quot;&quot;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OR([.L492]=0; ISBLANK([.O492]));&quot;&quot;;[.R492]/[.L492])">
            <text:p/>
          </table:table-cell>
          <table:table-cell table:formula="of:=IF(OR(ISBLANK([.O492]); ISBLANK([.N492])); &quot;&quot;; IF([.G492]=&quot;Long&quot;; [.I492]*([.O492]-[.J492]); IF([.G492]=&quot;Short&quot;; [.I492]*([.J492]-[.O492]); &quot;&quot;)))">
            <text:p/>
          </table:table-cell>
          <table:table-cell table:formula="of:=IF(ISNUMBER([.R492]); IF([.R492]&gt;0; &quot;Win&quot;; &quot;Loss&quot;); &quot;&quot;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OR([.L493]=0; ISBLANK([.O493]));&quot;&quot;;[.R493]/[.L493])">
            <text:p/>
          </table:table-cell>
          <table:table-cell table:formula="of:=IF(OR(ISBLANK([.O493]); ISBLANK([.N493])); &quot;&quot;; IF([.G493]=&quot;Long&quot;; [.I493]*([.O493]-[.J493]); IF([.G493]=&quot;Short&quot;; [.I493]*([.J493]-[.O493]); &quot;&quot;)))">
            <text:p/>
          </table:table-cell>
          <table:table-cell table:formula="of:=IF(ISNUMBER([.R493]); IF([.R493]&gt;0; &quot;Win&quot;; &quot;Loss&quot;); &quot;&quot;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OR([.L494]=0; ISBLANK([.O494]));&quot;&quot;;[.R494]/[.L494])">
            <text:p/>
          </table:table-cell>
          <table:table-cell table:formula="of:=IF(OR(ISBLANK([.O494]); ISBLANK([.N494])); &quot;&quot;; IF([.G494]=&quot;Long&quot;; [.I494]*([.O494]-[.J494]); IF([.G494]=&quot;Short&quot;; [.I494]*([.J494]-[.O494]); &quot;&quot;)))">
            <text:p/>
          </table:table-cell>
          <table:table-cell table:formula="of:=IF(ISNUMBER([.R494]); IF([.R494]&gt;0; &quot;Win&quot;; &quot;Loss&quot;); &quot;&quot;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OR([.L495]=0; ISBLANK([.O495]));&quot;&quot;;[.R495]/[.L495])">
            <text:p/>
          </table:table-cell>
          <table:table-cell table:formula="of:=IF(OR(ISBLANK([.O495]); ISBLANK([.N495])); &quot;&quot;; IF([.G495]=&quot;Long&quot;; [.I495]*([.O495]-[.J495]); IF([.G495]=&quot;Short&quot;; [.I495]*([.J495]-[.O495]); &quot;&quot;)))">
            <text:p/>
          </table:table-cell>
          <table:table-cell table:formula="of:=IF(ISNUMBER([.R495]); IF([.R495]&gt;0; &quot;Win&quot;; &quot;Loss&quot;); &quot;&quot;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OR([.L496]=0; ISBLANK([.O496]));&quot;&quot;;[.R496]/[.L496])">
            <text:p/>
          </table:table-cell>
          <table:table-cell table:formula="of:=IF(OR(ISBLANK([.O496]); ISBLANK([.N496])); &quot;&quot;; IF([.G496]=&quot;Long&quot;; [.I496]*([.O496]-[.J496]); IF([.G496]=&quot;Short&quot;; [.I496]*([.J496]-[.O496]); &quot;&quot;)))">
            <text:p/>
          </table:table-cell>
          <table:table-cell table:formula="of:=IF(ISNUMBER([.R496]); IF([.R496]&gt;0; &quot;Win&quot;; &quot;Loss&quot;); &quot;&quot;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OR([.L497]=0; ISBLANK([.O497]));&quot;&quot;;[.R497]/[.L497])">
            <text:p/>
          </table:table-cell>
          <table:table-cell table:formula="of:=IF(OR(ISBLANK([.O497]); ISBLANK([.N497])); &quot;&quot;; IF([.G497]=&quot;Long&quot;; [.I497]*([.O497]-[.J497]); IF([.G497]=&quot;Short&quot;; [.I497]*([.J497]-[.O497]); &quot;&quot;)))">
            <text:p/>
          </table:table-cell>
          <table:table-cell table:formula="of:=IF(ISNUMBER([.R497]); IF([.R497]&gt;0; &quot;Win&quot;; &quot;Loss&quot;); &quot;&quot;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OR([.L498]=0; ISBLANK([.O498]));&quot;&quot;;[.R498]/[.L498])">
            <text:p/>
          </table:table-cell>
          <table:table-cell table:formula="of:=IF(OR(ISBLANK([.O498]); ISBLANK([.N498])); &quot;&quot;; IF([.G498]=&quot;Long&quot;; [.I498]*([.O498]-[.J498]); IF([.G498]=&quot;Short&quot;; [.I498]*([.J498]-[.O498]); &quot;&quot;)))">
            <text:p/>
          </table:table-cell>
          <table:table-cell table:formula="of:=IF(ISNUMBER([.R498]); IF([.R498]&gt;0; &quot;Win&quot;; &quot;Loss&quot;); &quot;&quot;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OR([.L499]=0; ISBLANK([.O499]));&quot;&quot;;[.R499]/[.L499])">
            <text:p/>
          </table:table-cell>
          <table:table-cell table:formula="of:=IF(OR(ISBLANK([.O499]); ISBLANK([.N499])); &quot;&quot;; IF([.G499]=&quot;Long&quot;; [.I499]*([.O499]-[.J499]); IF([.G499]=&quot;Short&quot;; [.I499]*([.J499]-[.O499]); &quot;&quot;)))">
            <text:p/>
          </table:table-cell>
          <table:table-cell table:formula="of:=IF(ISNUMBER([.R499]); IF([.R499]&gt;0; &quot;Win&quot;; &quot;Loss&quot;); &quot;&quot;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OR([.L500]=0; ISBLANK([.O500]));&quot;&quot;;[.R500]/[.L500])">
            <text:p/>
          </table:table-cell>
          <table:table-cell table:formula="of:=IF(OR(ISBLANK([.O500]); ISBLANK([.N500])); &quot;&quot;; IF([.G500]=&quot;Long&quot;; [.I500]*([.O500]-[.J500]); IF([.G500]=&quot;Short&quot;; [.I500]*([.J500]-[.O500]); &quot;&quot;)))">
            <text:p/>
          </table:table-cell>
          <table:table-cell table:formula="of:=IF(ISNUMBER([.R500]); IF([.R500]&gt;0; &quot;Win&quot;; &quot;Loss&quot;); &quot;&quot;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OR([.L501]=0; ISBLANK([.O501]));&quot;&quot;;[.R501]/[.L501])">
            <text:p/>
          </table:table-cell>
          <table:table-cell table:formula="of:=IF(OR(ISBLANK([.O501]); ISBLANK([.N501])); &quot;&quot;; IF([.G501]=&quot;Long&quot;; [.I501]*([.O501]-[.J501]); IF([.G501]=&quot;Short&quot;; [.I501]*([.J501]-[.O501]); &quot;&quot;)))">
            <text:p/>
          </table:table-cell>
          <table:table-cell table:formula="of:=IF(ISNUMBER([.R501]); IF([.R501]&gt;0; &quot;Win&quot;; &quot;Loss&quot;); &quot;&quot;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44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OR([.L502]=0; ISBLANK([.O502]));&quot;&quot;;[.R502]/[.L502])">
            <text:p/>
          </table:table-cell>
          <table:table-cell table:formula="of:=IF(OR(ISBLANK([.O502]); ISBLANK([.N502])); &quot;&quot;; IF([.G502]=&quot;Long&quot;; [.I502]*([.O502]-[.J502]); IF([.G502]=&quot;Short&quot;; [.I502]*([.J502]-[.O502]); &quot;&quot;)))">
            <text:p/>
          </table:table-cell>
          <table:table-cell table:formula="of:=IF(ISNUMBER([.R502]); IF([.R502]&gt;0; &quot;Win&quot;; &quot;Loss&quot;); &quot;&quot;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44"/>
        </table:table-row>
        <table:table-row table:style-name="ro1">
          <table:table-cell table:style-name="ce84"/>
          <table:table-cell table:style-name="ce88"/>
          <table:table-cell table:style-name="ce94"/>
          <table:table-cell table:style-name="ce97" table:number-columns-repeated="3"/>
          <table:table-cell table:style-name="ce101"/>
          <table:table-cell table:style-name="ce106"/>
          <table:table-cell table:style-name="ce97"/>
          <table:table-cell table:style-name="ce120"/>
          <table:table-cell table:style-name="ce127"/>
          <table:table-cell table:style-name="ce84"/>
          <table:table-cell table:style-name="ce97" table:number-columns-repeated="2"/>
          <table:table-cell table:style-name="ce120"/>
          <table:table-cell table:style-name="ce147"/>
          <table:table-cell table:style-name="ce151"/>
          <table:table-cell table:style-name="ce156"/>
          <table:table-cell table:style-name="ce94" table:number-columns-repeated="2"/>
          <table:table-cell table:style-name="ce162"/>
          <table:table-cell table:style-name="ce97"/>
          <table:table-cell table:style-name="ce127"/>
          <table:table-cell table:style-name="ce165" table:number-columns-repeated="41"/>
        </table:table-row>
        <table:table-row table:style-name="ro1" table:number-rows-repeated="10480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ators" table:style-name="ta1">
        <table:table-column table:style-name="co21" table:default-cell-style-name="Default"/>
        <table:table-column table:style-name="co22" table:default-cell-style-name="ce233"/>
        <table:table-column table:style-name="co1" table:default-cell-style-name="ce239"/>
        <table:table-column table:style-name="co1" table:default-cell-style-name="ce241"/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232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36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36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34" office:value-type="string" calcext:value-type="string">
            <text:p>Target</text:p>
          </table:table-cell>
          <table:table-cell table:style-name="ce237"/>
          <table:table-cell table:style-name="ce242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35" office:value-type="string" calcext:value-type="string">
            <text:p># Shares</text:p>
          </table:table-cell>
          <table:table-cell table:style-name="ce238" table:formula="of:=ABS([$Overview.C5]/([.C3]-[.C4]))" office:value-type="float" office:value="60" calcext:value-type="float">
            <text:p>60.00</text:p>
          </table:table-cell>
          <table:table-cell table:style-name="ce243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34" office:value-type="string" calcext:value-type="string">
            <text:p>Risk/Reward</text:p>
          </table:table-cell>
          <table:table-cell table:style-name="ce240" table:formula="of:=[.C8]/[.C9]" office:value-type="float" office:value="2" calcext:value-type="float">
            <text:p>2.00</text:p>
          </table:table-cell>
          <table:table-cell table:style-name="ce24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date-style style:name="N14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5P0"/>
    </number:currency-style>
    <number:percentage-style style:name="N146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00:11:39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odeartha </meta:initial-creator>
    <meta:creation-date>2019-06-12T16:30:35.024638310</meta:creation-date>
    <dc:date>2021-10-27T00:14:54.299000000</dc:date>
    <meta:editing-duration>PT4H54M36S</meta:editing-duration>
    <meta:editing-cycles>63</meta:editing-cycles>
    <meta:generator>LibreOffice/6.3.3.2$Windows_x86 LibreOffice_project/a64200df03143b798afd1ec74a12ab50359878ed</meta:generator>
    <meta:document-statistic meta:table-count="4" meta:cell-count="3729" meta:object-count="2"/>
  </office:meta>
</office:document-meta>
</file>